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9.384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0.382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5.19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FID_eqpt_2,N,9,0</text:p>
          </table:table-cell>
          <table:table-cell office:value-type="string">
            <text:p>CDCOL,C,254</text:p>
          </table:table-cell>
          <table:table-cell office:value-type="string">
            <text:p>LIBEL,C,254</text:p>
          </table:table-cell>
          <table:table-cell office:value-type="string">
            <text:p>CDRUE,N,19,11</text:p>
          </table:table-cell>
          <table:table-cell office:value-type="string">
            <text:p>NORUE,N,19,11</text:p>
          </table:table-cell>
          <table:table-cell office:value-type="string">
            <text:p>BIS,C,254</text:p>
          </table:table-cell>
          <table:table-cell office:value-type="string">
            <text:p>FAMILLE,C,2</text:p>
          </table:table-cell>
          <table:table-cell office:value-type="string">
            <text:p>SFAMILLE,C,2</text:p>
          </table:table-cell>
          <table:table-cell office:value-type="string">
            <text:p>LIBTRI,C,64</text:p>
          </table:table-cell>
          <table:table-cell office:value-type="string">
            <text:p>COORD1_05,C,4</text:p>
          </table:table-cell>
          <table:table-cell office:value-type="string">
            <text:p>COORD2_05,C,4</text:p>
          </table:table-cell>
          <table:table-cell office:value-type="string">
            <text:p>PLAN_05,C,2</text:p>
          </table:table-cell>
          <table:table-cell office:value-type="string">
            <text:p>RUBRIQUE,C,12</text:p>
          </table:table-cell>
          <table:table-cell office:value-type="string">
            <text:p>HISCLEPATR,C,8</text:p>
          </table:table-cell>
          <table:table-cell office:value-type="string">
            <text:p>STATUT,C,4</text:p>
          </table:table-cell>
          <table:table-cell office:value-type="string">
            <text:p>CODCOMM,C,6</text:p>
          </table:table-cell>
          <table:table-cell office:value-type="string">
            <text:p>DELTA_CAT,C,50</text:p>
          </table:table-cell>
          <table:table-cell office:value-type="string">
            <text:p>DELTA_SSCA,C,50</text:p>
          </table:table-cell>
          <table:table-cell office:value-type="string">
            <text:p>Page_PR,C,2</text:p>
          </table:table-cell>
          <table:table-cell office:value-type="string">
            <text:p>Astech,C,10</text:p>
          </table:table-cell>
          <table:table-cell office:value-type="string">
            <text:p>QUARTIER,N,9,0</text:p>
          </table:table-cell>
          <table:table-cell office:value-type="string">
            <text:p>SQUARTIER_,N,9,0</text:p>
          </table:table-cell>
          <table:table-cell office:value-type="string">
            <text:p>CANTON,N,9,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éserves Provisoires du Musée Fabre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Réserves Provisoires du Musée Fabre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</text:p>
          </table:table-cell>
          <table:table-cell office:value-type="string">
            <text:p>Centre Municipal Garosud</text:p>
          </table:table-cell>
          <table:table-cell office:value-type="float" office:value="2514">
            <text:p>2514</text:p>
          </table:table-cell>
          <table:table-cell office:value-type="float" office:value="3490">
            <text:p>349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Municipal Garosud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 office:value-type="string">
            <text:p>68</text:p>
          </table:table-cell>
          <table:table-cell office:value-type="string">
            <text:p>VIE QUOT.SCE</text:p>
          </table:table-cell>
          <table:table-cell office:value-type="string">
            <text:p>002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68</text:p>
          </table:table-cell>
          <table:table-cell office:value-type="string">
            <text:p>61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string">
            <text:p>Complexe sportif Albert Batteux</text:p>
          </table:table-cell>
          <table:table-cell office:value-type="float" office:value="401">
            <text:p>401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bert Batteux</text:p>
          </table:table-cell>
          <table:table-cell office:value-type="string">
            <text:p>H2</text:p>
          </table:table-cell>
          <table:table-cell/>
          <table:table-cell office:value-type="string">
            <text:p>68</text:p>
          </table:table-cell>
          <table:table-cell office:value-type="string">
            <text:p>EQUIP.SPORT</text:p>
          </table:table-cell>
          <table:table-cell office:value-type="string">
            <text:p>0032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8</text:p>
          </table:table-cell>
          <table:table-cell office:value-type="string">
            <text:p>163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Unité de Méthanisation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Usine Méthanisation</text:p>
          </table:table-cell>
          <table:table-cell office:value-type="string">
            <text:p>I3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65</text:p>
          </table:table-cell>
          <table:table-cell office:value-type="string">
            <text:p>25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</text:p>
          </table:table-cell>
          <table:table-cell office:value-type="string">
            <text:p>Multisport Tournezy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Tournezy</text:p>
          </table:table-cell>
          <table:table-cell office:value-type="string">
            <text:p>K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56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Espace chiens Antonin Balmès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Antonin Balmès</text:p>
          </table:table-cell>
          <table:table-cell office:value-type="string">
            <text:p>K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entre T.A.M <text:s/>La jeune Parque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T.A.M <text:s/>la jeune Parque</text:p>
          </table:table-cell>
          <table:table-cell office:value-type="string">
            <text:p>J3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65</text:p>
          </table:table-cell>
          <table:table-cell office:value-type="string">
            <text:p>TA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Bassin de rétention Combemale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assin de rétention Combemale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arc du Mas Nouguier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Nouguier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</text:p>
          </table:table-cell>
          <table:table-cell office:value-type="string">
            <text:p>Boulodrome Tournezy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Tournezy</text:p>
          </table:table-cell>
          <table:table-cell office:value-type="string">
            <text:p>K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6</text:p>
          </table:table-cell>
          <table:table-cell office:value-type="string">
            <text:p>164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Maison de Quartier Jean-Pierre Caillens</text:p>
          </table:table-cell>
          <table:table-cell office:value-type="float" office:value="2189">
            <text:p>2189</text:p>
          </table:table-cell>
          <table:table-cell office:value-type="float" office:value="99999">
            <text:p>9999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ean-Pierre Caillens</text:p>
          </table:table-cell>
          <table:table-cell office:value-type="string">
            <text:p>K4</text:p>
          </table:table-cell>
          <table:table-cell table:number-columns-repeated="3"/>
          <table:table-cell office:value-type="string">
            <text:p>0008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66</text:p>
          </table:table-cell>
          <table:table-cell office:value-type="string">
            <text:p>169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</text:p>
          </table:table-cell>
          <table:table-cell office:value-type="string">
            <text:p>Place de Tibériade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tibériade</text:p>
          </table:table-cell>
          <table:table-cell office:value-type="string">
            <text:p>K4</text:p>
          </table:table-cell>
          <table:table-cell/>
          <table:table-cell office:value-type="string">
            <text:p>66</text:p>
          </table:table-cell>
          <table:table-cell office:value-type="string">
            <text:p>PARCS/JARDIN</text:p>
          </table:table-cell>
          <table:table-cell office:value-type="string">
            <text:p>0015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6</text:p>
          </table:table-cell>
          <table:table-cell office:value-type="string">
            <text:p>25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</text:p>
          </table:table-cell>
          <table:table-cell office:value-type="string">
            <text:p>Point de propreté Demeter - Croix d'Argent</text:p>
          </table:table-cell>
          <table:table-cell office:value-type="float" office:value="1511">
            <text:p>1511</text:p>
          </table:table-cell>
          <table:table-cell office:value-type="float" office:value="2850">
            <text:p>285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- Croix d'Argent</text:p>
          </table:table-cell>
          <table:table-cell office:value-type="string">
            <text:p>K4</text:p>
          </table:table-cell>
          <table:table-cell/>
          <table:table-cell office:value-type="string">
            <text:p>66</text:p>
          </table:table-cell>
          <table:table-cell office:value-type="string">
            <text:p>VIE QUOT.SCE</text:p>
          </table:table-cell>
          <table:table-cell office:value-type="string">
            <text:p>00109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66</text:p>
          </table:table-cell>
          <table:table-cell office:value-type="string">
            <text:p>001094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Espace chiens du <text:s/>Mas de Bagnère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<text:s/>Mas de Bagnère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Ecole maternelle Beethoven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Beethoven</text:p>
          </table:table-cell>
          <table:table-cell office:value-type="string">
            <text:p>H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Ecole élémentaire Beethoven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eethoven</text:p>
          </table:table-cell>
          <table:table-cell office:value-type="string">
            <text:p>H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</text:p>
          </table:table-cell>
          <table:table-cell office:value-type="string">
            <text:p>Aire de jeux Mas de Bagnères</text:p>
          </table:table-cell>
          <table:table-cell office:value-type="float" office:value="1794">
            <text:p>1794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Mas de Bagnères</text:p>
          </table:table-cell>
          <table:table-cell office:value-type="string">
            <text:p>H4</text:p>
          </table:table-cell>
          <table:table-cell/>
          <table:table-cell office:value-type="string">
            <text:p>64</text:p>
          </table:table-cell>
          <table:table-cell office:value-type="string">
            <text:p>PARCS/JARDIN</text:p>
          </table:table-cell>
          <table:table-cell office:value-type="string">
            <text:p>0016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 office:value-type="string">
            <text:p>1685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Crèche associative Les Petits Bout'Choux</text:p>
          </table:table-cell>
          <table:table-cell office:value-type="float" office:value="3082">
            <text:p>3082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Petits Bout'Choux</text:p>
          </table:table-cell>
          <table:table-cell office:value-type="string">
            <text:p>O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</text:p>
          </table:table-cell>
          <table:table-cell office:value-type="string">
            <text:p>Parc de la Croix d'Argent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Croix d'Argent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21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2103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</text:p>
          </table:table-cell>
          <table:table-cell office:value-type="string">
            <text:p>Terrain de foot Cholet</text:p>
          </table:table-cell>
          <table:table-cell office:value-type="float" office:value="1501">
            <text:p>150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Cholet</text:p>
          </table:table-cell>
          <table:table-cell office:value-type="string">
            <text:p>K5</text:p>
          </table:table-cell>
          <table:table-cell/>
          <table:table-cell office:value-type="string">
            <text:p>59</text:p>
          </table:table-cell>
          <table:table-cell office:value-type="string">
            <text:p>EQUIP.SPORT</text:p>
          </table:table-cell>
          <table:table-cell office:value-type="string">
            <text:p>0023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51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</text:p>
          </table:table-cell>
          <table:table-cell office:value-type="string">
            <text:p>Terrain de foot Gil Fayard</text:p>
          </table:table-cell>
          <table:table-cell office:value-type="float" office:value="2548">
            <text:p>2548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Gil Fayard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07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42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</text:p>
          </table:table-cell>
          <table:table-cell office:value-type="string">
            <text:p>Piscine Jean Vives</text:p>
          </table:table-cell>
          <table:table-cell office:value-type="float" office:value="1511">
            <text:p>1511</text:p>
          </table:table-cell>
          <table:table-cell office:value-type="float" office:value="1933">
            <text:p>19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Jean Vives</text:p>
          </table:table-cell>
          <table:table-cell office:value-type="string">
            <text:p>K5</text:p>
          </table:table-cell>
          <table:table-cell/>
          <table:table-cell office:value-type="string">
            <text:p>59</text:p>
          </table:table-cell>
          <table:table-cell office:value-type="string">
            <text:p>EQUIP.SPORT</text:p>
          </table:table-cell>
          <table:table-cell office:value-type="string">
            <text:p>70065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59</text:p>
          </table:table-cell>
          <table:table-cell office:value-type="string">
            <text:p>139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</text:p>
          </table:table-cell>
          <table:table-cell office:value-type="string">
            <text:p>Ecole élémentaire Ronsard</text:p>
          </table:table-cell>
          <table:table-cell office:value-type="float" office:value="1254">
            <text:p>1254</text:p>
          </table:table-cell>
          <table:table-cell office:value-type="float" office:value="694">
            <text:p>694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onsard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43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8</text:p>
          </table:table-cell>
          <table:table-cell office:value-type="string">
            <text:p>130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</text:p>
          </table:table-cell>
          <table:table-cell office:value-type="string">
            <text:p>Poste de police municipale Croix d'Argent</text:p>
          </table:table-cell>
          <table:table-cell office:value-type="float" office:value="2139">
            <text:p>2139</text:p>
          </table:table-cell>
          <table:table-cell office:value-type="float" office:value="1523">
            <text:p>1523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Croix d'Argent</text:p>
          </table:table-cell>
          <table:table-cell office:value-type="string">
            <text:p>J5</text:p>
          </table:table-cell>
          <table:table-cell/>
          <table:table-cell office:value-type="string">
            <text:p>58</text:p>
          </table:table-cell>
          <table:table-cell office:value-type="string">
            <text:p>POSTE POLICE</text:p>
          </table:table-cell>
          <table:table-cell office:value-type="string">
            <text:p>0029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8</text:p>
          </table:table-cell>
          <table:table-cell office:value-type="string">
            <text:p>63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RAM Croix d'Argent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Croix d'Argent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 office:value-type="string">
            <text:p>TA20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</text:p>
          </table:table-cell>
          <table:table-cell office:value-type="string">
            <text:p>Ecole maternelle Aliénor d'Aquitaine</text:p>
          </table:table-cell>
          <table:table-cell office:value-type="float" office:value="1254">
            <text:p>1254</text:p>
          </table:table-cell>
          <table:table-cell office:value-type="float" office:value="694">
            <text:p>694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liénor d'Aquitaine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43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8</text:p>
          </table:table-cell>
          <table:table-cell office:value-type="string">
            <text:p>130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</text:p>
          </table:table-cell>
          <table:table-cell office:value-type="string">
            <text:p>Halte-garderie Villeneuve-Angoulème</text:p>
          </table:table-cell>
          <table:table-cell office:value-type="float" office:value="1254">
            <text:p>125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Villeneuve-Angoulème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CRECH/HGARD</text:p>
          </table:table-cell>
          <table:table-cell office:value-type="string">
            <text:p>0014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 office:value-type="string">
            <text:p>149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Maison de Quartier Pauline Lafon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Pauline Lafont</text:p>
          </table:table-cell>
          <table:table-cell office:value-type="string">
            <text:p>I5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8</text:p>
          </table:table-cell>
          <table:table-cell office:value-type="string">
            <text:p>170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</text:p>
          </table:table-cell>
          <table:table-cell office:value-type="string">
            <text:p>Multisport les Sabines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es Sabine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58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</text:p>
          </table:table-cell>
          <table:table-cell office:value-type="string">
            <text:p>Square Docteur Fourcade</text:p>
          </table:table-cell>
          <table:table-cell office:value-type="float" office:value="2199">
            <text:p>21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octeur Fourcade</text:p>
          </table:table-cell>
          <table:table-cell office:value-type="string">
            <text:p>N5</text:p>
          </table:table-cell>
          <table:table-cell/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7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788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Square Docteur Fourcad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octeur Fourcade</text:p>
          </table:table-cell>
          <table:table-cell office:value-type="string">
            <text:p>N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</text:p>
          </table:table-cell>
          <table:table-cell office:value-type="string">
            <text:p>Plateaux Sportifs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lain Cola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31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rèche Joséphine Baker</text:p>
          </table:table-cell>
          <table:table-cell office:value-type="float" office:value="3430">
            <text:p>34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Joséphine Baker</text:p>
          </table:table-cell>
          <table:table-cell office:value-type="string">
            <text:p>G5</text:p>
          </table:table-cell>
          <table:table-cell office:value-type="string">
            <text:p>H5</text:p>
          </table:table-cell>
          <table:table-cell/>
          <table:table-cell office:value-type="string">
            <text:p>CRECHE/HGARD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arc du Belvedère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Belvedère</text:p>
          </table:table-cell>
          <table:table-cell office:value-type="string">
            <text:p>G6</text:p>
          </table:table-cell>
          <table:table-cell office:value-type="string">
            <text:p>G5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Salle de sports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ain Cola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</text:p>
          </table:table-cell>
          <table:table-cell office:value-type="string">
            <text:p>Médiathèque Federico Garcia Lorca</text:p>
          </table:table-cell>
          <table:table-cell office:value-type="float" office:value="1640">
            <text:p>1640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Federico Garcia Lorca</text:p>
          </table:table-cell>
          <table:table-cell office:value-type="string">
            <text:p>M5</text:p>
          </table:table-cell>
          <table:table-cell/>
          <table:table-cell office:value-type="string">
            <text:p>60</text:p>
          </table:table-cell>
          <table:table-cell office:value-type="string">
            <text:p>QUART.CULTUR</text:p>
          </table:table-cell>
          <table:table-cell office:value-type="string">
            <text:p>70244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60</text:p>
          </table:table-cell>
          <table:table-cell office:value-type="string">
            <text:p>702442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</text:p>
          </table:table-cell>
          <table:table-cell office:value-type="string">
            <text:p>Gymnase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Colas</text:p>
          </table:table-cell>
          <table:table-cell office:value-type="string">
            <text:p>J5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3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8</text:p>
          </table:table-cell>
          <table:table-cell office:value-type="string">
            <text:p>159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</text:p>
          </table:table-cell>
          <table:table-cell office:value-type="string">
            <text:p>Square des Prés d'Arènes</text:p>
          </table:table-cell>
          <table:table-cell office:value-type="float" office:value="1640">
            <text:p>164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Prés d'Arènes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4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4910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7</text:p>
          </table:table-cell>
          <table:table-cell office:value-type="string">
            <text:p>Collège Croix d'Argent</text:p>
          </table:table-cell>
          <table:table-cell office:value-type="float" office:value="505">
            <text:p>505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roix d'Argent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58</text:p>
          </table:table-cell>
          <table:table-cell office:value-type="string">
            <text:p>ADM.EDUC.NAT</text:p>
          </table:table-cell>
          <table:table-cell office:value-type="string">
            <text:p>700110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58</text:p>
          </table:table-cell>
          <table:table-cell office:value-type="string">
            <text:p>3942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</text:p>
          </table:table-cell>
          <table:table-cell office:value-type="string">
            <text:p>Boulodrome Ernest Onillon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Ernest Onillon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78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Ecole élémentaire Esope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sope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Ecole maternelle Olympe de Gouges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Olympe de Gouges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Parc du Rieucoulon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Rieucoulon</text:p>
          </table:table-cell>
          <table:table-cell office:value-type="string">
            <text:p>F6</text:p>
          </table:table-cell>
          <table:table-cell office:value-type="string">
            <text:p>F5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</text:p>
          </table:table-cell>
          <table:table-cell office:value-type="string">
            <text:p>Piscine Suzanne Berlioux</text:p>
          </table:table-cell>
          <table:table-cell office:value-type="float" office:value="1526">
            <text:p>1526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Suzanne Berlioux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70018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60</text:p>
          </table:table-cell>
          <table:table-cell office:value-type="string">
            <text:p>81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</text:p>
          </table:table-cell>
          <table:table-cell office:value-type="string">
            <text:p>Parc des Sylvains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Sylvains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64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644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E.H.P.A.D Françoise Gauffier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Françoise Gauffier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</text:p>
          </table:table-cell>
          <table:table-cell office:value-type="string">
            <text:p>Boulodrome La Rauze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Rauze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45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</text:p>
          </table:table-cell>
          <table:table-cell office:value-type="string">
            <text:p>Mini Football Béal Nouveau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Nouveau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0</text:p>
          </table:table-cell>
          <table:table-cell office:value-type="string">
            <text:p>Terrain de foot Bernard Giambrone</text:p>
          </table:table-cell>
          <table:table-cell office:value-type="float" office:value="1553">
            <text:p>155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Bernard Giambrone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07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42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</text:p>
          </table:table-cell>
          <table:table-cell office:value-type="string">
            <text:p>Parcours sportifs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10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47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Espace chiens Fourcad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Fourcad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Berges du Lantissargues</text:p>
          </table:table-cell>
          <table:table-cell office:value-type="float" office:value="2239">
            <text:p>22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antissargues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</text:p>
          </table:table-cell>
          <table:table-cell office:value-type="string">
            <text:p>Parc de la Rauze</text:p>
          </table:table-cell>
          <table:table-cell office:value-type="float" office:value="2199">
            <text:p>21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6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611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</text:p>
          </table:table-cell>
          <table:table-cell office:value-type="string">
            <text:p>Ecole maternelle Jean Cocteau</text:p>
          </table:table-cell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 Cocteau</text:p>
          </table:table-cell>
          <table:table-cell office:value-type="string">
            <text:p>M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41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60</text:p>
          </table:table-cell>
          <table:table-cell office:value-type="string">
            <text:p>106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M.R.P.A Jean Péridier</text:p>
          </table:table-cell>
          <table:table-cell office:value-type="float" office:value="174">
            <text:p>174</text:p>
          </table:table-cell>
          <table:table-cell office:value-type="float" office:value="1254">
            <text:p>1254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.R.P.A Jean Péridier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</text:p>
          </table:table-cell>
          <table:table-cell office:value-type="string">
            <text:p>Square du Mas Drevon</text:p>
          </table:table-cell>
          <table:table-cell office:value-type="float" office:value="2368">
            <text:p>23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Mas Drevon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68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686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0</text:p>
          </table:table-cell>
          <table:table-cell office:value-type="string">
            <text:p>Terrain de foot Claude Béal</text:p>
          </table:table-cell>
          <table:table-cell office:value-type="float" office:value="2199">
            <text:p>2199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Claude Béal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11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165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</text:p>
          </table:table-cell>
          <table:table-cell office:value-type="string">
            <text:p>Mini Football Béal Enherbé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Enherbé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</text:p>
          </table:table-cell>
          <table:table-cell office:value-type="string">
            <text:p>Eglise Saint Mart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Martin</text:p>
          </table:table-cell>
          <table:table-cell office:value-type="string">
            <text:p>L6</text:p>
          </table:table-cell>
          <table:table-cell office:value-type="string">
            <text:p>M6</text:p>
          </table:table-cell>
          <table:table-cell office:value-type="string">
            <text:p>6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60</text:p>
          </table:table-cell>
          <table:table-cell office:value-type="string">
            <text:p>TA2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</text:p>
          </table:table-cell>
          <table:table-cell office:value-type="string">
            <text:p>Square du chai Molière</text:p>
          </table:table-cell>
          <table:table-cell office:value-type="float" office:value="1232">
            <text:p>123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chai Molière</text:p>
          </table:table-cell>
          <table:table-cell office:value-type="string">
            <text:p>H6</text:p>
          </table:table-cell>
          <table:table-cell/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22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2213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</text:p>
          </table:table-cell>
          <table:table-cell office:value-type="string">
            <text:p>Ecole élémentaire Diderot</text:p>
          </table:table-cell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iderot</text:p>
          </table:table-cell>
          <table:table-cell office:value-type="string">
            <text:p>M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41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0</text:p>
          </table:table-cell>
          <table:table-cell office:value-type="string">
            <text:p>127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Espace chiens du Square du Mas Drevon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Square du Mas Drev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</text:p>
          </table:table-cell>
          <table:table-cell office:value-type="string">
            <text:p>Pas de Tir Claude Béal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s de Tir Claude Béal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TA12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</text:p>
          </table:table-cell>
          <table:table-cell office:value-type="string">
            <text:p>Complexe sportif C. Béal /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C. Béal /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</text:p>
          </table:table-cell>
          <table:table-cell office:value-type="string">
            <text:p>Aire de jeux Saint Martin</text:p>
          </table:table-cell>
          <table:table-cell office:value-type="float" office:value="1298">
            <text:p>129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Saint Martin</text:p>
          </table:table-cell>
          <table:table-cell office:value-type="string">
            <text:p>L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61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618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</text:p>
          </table:table-cell>
          <table:table-cell office:value-type="string">
            <text:p>Piste bi-cross C. Béal /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bi-cross C. Béal /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0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74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Parc Saint-Martin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aint-Martin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0</text:p>
          </table:table-cell>
          <table:table-cell office:value-type="string">
            <text:p>Multisport Saint Martin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Saint Martin</text:p>
          </table:table-cell>
          <table:table-cell office:value-type="string">
            <text:p>L6</text:p>
          </table:table-cell>
          <table:table-cell office:value-type="string">
            <text:p>M6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6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</text:p>
          </table:table-cell>
          <table:table-cell office:value-type="string">
            <text:p>Mini Football Béal B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B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</text:p>
          </table:table-cell>
          <table:table-cell office:value-type="string">
            <text:p>Salle de sports Henri Ferrari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Henri Ferrari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0</text:p>
          </table:table-cell>
          <table:table-cell office:value-type="string">
            <text:p>81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</text:p>
          </table:table-cell>
          <table:table-cell office:value-type="string">
            <text:p>Plateaux Sportifs Mas Drevon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s Drev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22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</text:p>
          </table:table-cell>
          <table:table-cell office:value-type="string">
            <text:p>Multisport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145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Espace chiens Lemasson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Lemass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</text:p>
          </table:table-cell>
          <table:table-cell office:value-type="string">
            <text:p>Gymnase Henri Ferrari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Henri Ferrari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0</text:p>
          </table:table-cell>
          <table:table-cell office:value-type="string">
            <text:p>81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</text:p>
          </table:table-cell>
          <table:table-cell office:value-type="string">
            <text:p>Plateaux Sportifs Prés d'arènes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rés d'Arènes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27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</text:p>
          </table:table-cell>
          <table:table-cell office:value-type="string">
            <text:p>Square des Hibiscus</text:p>
          </table:table-cell>
          <table:table-cell office:value-type="float" office:value="1232">
            <text:p>123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Hibiscus</text:p>
          </table:table-cell>
          <table:table-cell office:value-type="string">
            <text:p>H6</text:p>
          </table:table-cell>
          <table:table-cell/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18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1834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</text:p>
          </table:table-cell>
          <table:table-cell office:value-type="string">
            <text:p>Ecole maternelle Bertie Albrecht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Bertie Albrecht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8</text:p>
          </table:table-cell>
          <table:table-cell office:value-type="string">
            <text:p>122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0</text:p>
          </table:table-cell>
          <table:table-cell office:value-type="string">
            <text:p>Club de loisirs Lemasson</text:p>
          </table:table-cell>
          <table:table-cell office:value-type="float" office:value="1882">
            <text:p>188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masson</text:p>
          </table:table-cell>
          <table:table-cell office:value-type="string">
            <text:p>J6</text:p>
          </table:table-cell>
          <table:table-cell office:value-type="string">
            <text:p>K6</text:p>
          </table:table-cell>
          <table:table-cell office:value-type="string">
            <text:p>58</text:p>
          </table:table-cell>
          <table:table-cell office:value-type="string">
            <text:p>CLUB 3 AGE</text:p>
          </table:table-cell>
          <table:table-cell office:value-type="string">
            <text:p>7001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8</text:p>
          </table:table-cell>
          <table:table-cell office:value-type="string">
            <text:p>700187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</text:p>
          </table:table-cell>
          <table:table-cell office:value-type="string">
            <text:p>Beach Volley La Rauze</text:p>
          </table:table-cell>
          <table:table-cell office:value-type="float" office:value="1526">
            <text:p>1526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TA10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</text:p>
          </table:table-cell>
          <table:table-cell office:value-type="string">
            <text:p>Jeu Lyonnais Lucien Feron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Lucien Feron</text:p>
          </table:table-cell>
          <table:table-cell office:value-type="string">
            <text:p>K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9</text:p>
          </table:table-cell>
          <table:table-cell office:value-type="string">
            <text:p>TA12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0</text:p>
          </table:table-cell>
          <table:table-cell office:value-type="string">
            <text:p>Boulodrome Yvan Velay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ntissargues</text:p>
          </table:table-cell>
          <table:table-cell office:value-type="string">
            <text:p>K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9</text:p>
          </table:table-cell>
          <table:table-cell office:value-type="string">
            <text:p>TA11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0</text:p>
          </table:table-cell>
          <table:table-cell office:value-type="string">
            <text:p>Plateaux sportifs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37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</text:p>
          </table:table-cell>
          <table:table-cell office:value-type="string">
            <text:p>Stade Yves du Manoi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Yves du Manoir</text:p>
          </table:table-cell>
          <table:table-cell office:value-type="string">
            <text:p>G6</text:p>
          </table:table-cell>
          <table:table-cell/>
          <table:table-cell office:value-type="string">
            <text:p>57</text:p>
          </table:table-cell>
          <table:table-cell office:value-type="string">
            <text:p>EQUIP.SPORT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7</text:p>
          </table:table-cell>
          <table:table-cell office:value-type="string">
            <text:p>3961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Jardin Demain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mai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</text:p>
          </table:table-cell>
          <table:table-cell office:value-type="string">
            <text:p>Ecole élémentaire Garibaldi</text:p>
          </table:table-cell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ribaldi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8</text:p>
          </table:table-cell>
          <table:table-cell office:value-type="string">
            <text:p>122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Jardin partagé de Bagatelle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de Bagatell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Crèche associative Ribambelle</text:p>
          </table:table-cell>
          <table:table-cell office:value-type="float" office:value="2206">
            <text:p>2206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Ribambell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</text:p>
          </table:table-cell>
          <table:table-cell office:value-type="string">
            <text:p>Ecole maternelle Paul Eluard</text:p>
          </table:table-cell>
          <table:table-cell office:value-type="float" office:value="1941">
            <text:p>194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ul Eluard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34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60</text:p>
          </table:table-cell>
          <table:table-cell office:value-type="string">
            <text:p>109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</text:p>
          </table:table-cell>
          <table:table-cell office:value-type="string">
            <text:p>Ecole élémentaire Jean Macé</text:p>
          </table:table-cell>
          <table:table-cell office:value-type="float" office:value="1941">
            <text:p>194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acé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34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0</text:p>
          </table:table-cell>
          <table:table-cell office:value-type="string">
            <text:p>110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Crèche associative Les Lilas</text:p>
          </table:table-cell>
          <table:table-cell office:value-type="float" office:value="1397">
            <text:p>1397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Lilas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Espace chiens du Mail Bashung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Mail Bashung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M.P.T. Michel Colucci</text:p>
          </table:table-cell>
          <table:table-cell office:value-type="float" office:value="2165">
            <text:p>2165</text:p>
          </table:table-cell>
          <table:table-cell office:value-type="float" office:value="205">
            <text:p>20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Michel Colucci</text:p>
          </table:table-cell>
          <table:table-cell office:value-type="string">
            <text:p>F6</text:p>
          </table:table-cell>
          <table:table-cell table:number-columns-repeated="3"/>
          <table:table-cell office:value-type="string">
            <text:p>0001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6</text:p>
          </table:table-cell>
          <table:table-cell office:value-type="string">
            <text:p>170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</text:p>
          </table:table-cell>
          <table:table-cell office:value-type="string">
            <text:p>E.H.P.A.D Simone Gillet-Demangel</text:p>
          </table:table-cell>
          <table:table-cell office:value-type="float" office:value="2202">
            <text:p>2202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Simone Gillet-Demangel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56</text:p>
          </table:table-cell>
          <table:table-cell office:value-type="string">
            <text:p>SOLIDARITE</text:p>
          </table:table-cell>
          <table:table-cell office:value-type="string">
            <text:p>7001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6</text:p>
          </table:table-cell>
          <table:table-cell office:value-type="string">
            <text:p>3923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Square Ferdinand de Lesseps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erdinand de Lesseps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TA8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Jardin partagé Saint-Martin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Saint-Martin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0</text:p>
          </table:table-cell>
          <table:table-cell office:value-type="string">
            <text:p>Terrain de foot Robert Granier</text:p>
          </table:table-cell>
          <table:table-cell office:value-type="float" office:value="1784">
            <text:p>178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Robert Granier</text:p>
          </table:table-cell>
          <table:table-cell office:value-type="string">
            <text:p>O6</text:p>
          </table:table-cell>
          <table:table-cell/>
          <table:table-cell office:value-type="string">
            <text:p>61</text:p>
          </table:table-cell>
          <table:table-cell office:value-type="string">
            <text:p>EQUIP.SPORT</text:p>
          </table:table-cell>
          <table:table-cell office:value-type="string">
            <text:p>0025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1</text:p>
          </table:table-cell>
          <table:table-cell office:value-type="string">
            <text:p>155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Salle de sports La Bagatelle</text:p>
          </table:table-cell>
          <table:table-cell office:value-type="float" office:value="2204">
            <text:p>2204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a Bagatell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Crèche associative La Belle Journée</text:p>
          </table:table-cell>
          <table:table-cell office:value-type="float" office:value="2207">
            <text:p>2207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Belle Journé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0</text:p>
          </table:table-cell>
          <table:table-cell office:value-type="string">
            <text:p>Parc de Bagatelle</text:p>
          </table:table-cell>
          <table:table-cell office:value-type="float" office:value="2165">
            <text:p>216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Bagatelle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56</text:p>
          </table:table-cell>
          <table:table-cell office:value-type="string">
            <text:p>PARCS/JARDIN</text:p>
          </table:table-cell>
          <table:table-cell office:value-type="string">
            <text:p>0016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 office:value-type="string">
            <text:p>1680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0</text:p>
          </table:table-cell>
          <table:table-cell office:value-type="string">
            <text:p>Piste d'Auto Modélisme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uto Modélisme La Rauze</text:p>
          </table:table-cell>
          <table:table-cell office:value-type="string">
            <text:p>O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1</text:p>
          </table:table-cell>
          <table:table-cell office:value-type="string">
            <text:p>TA1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0</text:p>
          </table:table-cell>
          <table:table-cell office:value-type="string">
            <text:p>Ecole maternelle Marcel Pagnol</text:p>
          </table:table-cell>
          <table:table-cell office:value-type="float" office:value="1140">
            <text:p>1140</text:p>
          </table:table-cell>
          <table:table-cell office:value-type="float" office:value="305">
            <text:p>30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cel Pagnol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2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8</text:p>
          </table:table-cell>
          <table:table-cell office:value-type="string">
            <text:p>12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Jardins familiaux du Rieucoulon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familiaux du Rieucoulon</text:p>
          </table:table-cell>
          <table:table-cell office:value-type="string">
            <text:p>E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</text:p>
          </table:table-cell>
          <table:table-cell office:value-type="string">
            <text:p>Mail Alain Bashun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Alain Bashung</text:p>
          </table:table-cell>
          <table:table-cell office:value-type="string">
            <text:p>L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61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619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0</text:p>
          </table:table-cell>
          <table:table-cell office:value-type="string">
            <text:p>Square Fabre de Morlhon</text:p>
          </table:table-cell>
          <table:table-cell office:value-type="float" office:value="2761">
            <text:p>276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abre de Morlhon</text:p>
          </table:table-cell>
          <table:table-cell office:value-type="string">
            <text:p>K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94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9400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Berges du Rieucoulon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Rieucoulon</text:p>
          </table:table-cell>
          <table:table-cell office:value-type="string">
            <text:p>E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</text:p>
          </table:table-cell>
          <table:table-cell office:value-type="string">
            <text:p>Boulodrome Croix d'Argent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Croix d'Argent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64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0</text:p>
          </table:table-cell>
          <table:table-cell office:value-type="string">
            <text:p>Multisport Val de Croze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Val de Croze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6</text:p>
          </table:table-cell>
          <table:table-cell office:value-type="string">
            <text:p>166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Club de loisirs Jacqueline Beguin</text:p>
          </table:table-cell>
          <table:table-cell office:value-type="float" office:value="1446">
            <text:p>1446</text:p>
          </table:table-cell>
          <table:table-cell office:value-type="float" office:value="630">
            <text:p>630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acqueline Beguin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CLUB 3 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Espace chiens de l'esplanade Pierre Paraf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e l'esplanade Pierre Paraf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</text:p>
          </table:table-cell>
          <table:table-cell office:value-type="string">
            <text:p>Plateaux Sportifs Voltaire</text:p>
          </table:table-cell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Voltaire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3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0</text:p>
          </table:table-cell>
          <table:table-cell office:value-type="string">
            <text:p>Esplanade Pierre Paraf</text:p>
          </table:table-cell>
          <table:table-cell office:value-type="float" office:value="1512">
            <text:p>151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Pierre Paraf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19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1915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</text:p>
          </table:table-cell>
          <table:table-cell office:value-type="string">
            <text:p>Square d'Arsonval</text:p>
          </table:table-cell>
          <table:table-cell office:value-type="float" office:value="1140">
            <text:p>114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'Arsonval</text:p>
          </table:table-cell>
          <table:table-cell office:value-type="string">
            <text:p>I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9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965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0</text:p>
          </table:table-cell>
          <table:table-cell office:value-type="string">
            <text:p>Point de propreté Demeter Prés d'Arènes</text:p>
          </table:table-cell>
          <table:table-cell office:value-type="float" office:value="2239">
            <text:p>2239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Prés d'Arènes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59</text:p>
          </table:table-cell>
          <table:table-cell office:value-type="string">
            <text:p>VIE QUOT.SCE</text:p>
          </table:table-cell>
          <table:table-cell office:value-type="string">
            <text:p>00086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59</text:p>
          </table:table-cell>
          <table:table-cell office:value-type="string">
            <text:p>0008610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</text:p>
          </table:table-cell>
          <table:table-cell office:value-type="string">
            <text:p>Crèche Thérèse Sentis</text:p>
          </table:table-cell>
          <table:table-cell office:value-type="float" office:value="1446">
            <text:p>1446</text:p>
          </table:table-cell>
          <table:table-cell office:value-type="float" office:value="655">
            <text:p>65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Thérèse Sentis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59</text:p>
          </table:table-cell>
          <table:table-cell office:value-type="string">
            <text:p>CRECH/HGARD</text:p>
          </table:table-cell>
          <table:table-cell office:value-type="string">
            <text:p>00021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9</text:p>
          </table:table-cell>
          <table:table-cell office:value-type="string">
            <text:p>8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</text:p>
          </table:table-cell>
          <table:table-cell office:value-type="string">
            <text:p>Club de loisirs Jacqueline Maillan</text:p>
          </table:table-cell>
          <table:table-cell office:value-type="float" office:value="1140">
            <text:p>1140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acqueline Maillan</text:p>
          </table:table-cell>
          <table:table-cell office:value-type="string">
            <text:p>I6</text:p>
          </table:table-cell>
          <table:table-cell office:value-type="string">
            <text:p>I7</text:p>
          </table:table-cell>
          <table:table-cell office:value-type="string">
            <text:p>48</text:p>
          </table:table-cell>
          <table:table-cell office:value-type="string">
            <text:p>CLUB 3 AGE</text:p>
          </table:table-cell>
          <table:table-cell office:value-type="string">
            <text:p>70018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8</text:p>
          </table:table-cell>
          <table:table-cell office:value-type="string">
            <text:p>700186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Espace chiens Jardin de la Pépinière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Jardin de la Pépinière</text:p>
          </table:table-cell>
          <table:table-cell office:value-type="string">
            <text:p><text:s/>M7</text:p>
          </table:table-cell>
          <table:table-cell table:number-columns-repeated="2"/>
          <table:table-cell office:value-type="string">
            <text:p>PARCS/JARDIN</text:p>
          </table:table-cell>
          <table:table-cell table:number-columns-repeated="3"/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Espace chiens Bagatelle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Bagatelle</text:p>
          </table:table-cell>
          <table:table-cell office:value-type="string">
            <text:p>E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</text:p>
          </table:table-cell>
          <table:table-cell office:value-type="string">
            <text:p>Eglise Saint Jacque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Jacque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8</text:p>
          </table:table-cell>
          <table:table-cell office:value-type="string">
            <text:p>TA2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</text:p>
          </table:table-cell>
          <table:table-cell office:value-type="string">
            <text:p>Halte-garderie L'Oustal dou Caganis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'Oustal dou Caganis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CRECH/HGARD</text:p>
          </table:table-cell>
          <table:table-cell office:value-type="string">
            <text:p>00070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9</text:p>
          </table:table-cell>
          <table:table-cell office:value-type="string">
            <text:p>139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M.P.T. l'Escoutaïre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l'Escoutaïre</text:p>
          </table:table-cell>
          <table:table-cell office:value-type="string">
            <text:p>L7</text:p>
          </table:table-cell>
          <table:table-cell table:number-columns-repeated="3"/>
          <table:table-cell office:value-type="string">
            <text:p>0007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9</text:p>
          </table:table-cell>
          <table:table-cell office:value-type="string">
            <text:p>139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</text:p>
          </table:table-cell>
          <table:table-cell office:value-type="string">
            <text:p>Ecole maternelle Robert Surcouf</text:p>
          </table:table-cell>
          <table:table-cell office:value-type="float" office:value="1686">
            <text:p>1686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Robert Surcouf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5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8</text:p>
          </table:table-cell>
          <table:table-cell office:value-type="string">
            <text:p>110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Berges du Lez - cyprés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- cyprés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TA4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0</text:p>
          </table:table-cell>
          <table:table-cell office:value-type="string">
            <text:p>Ecole élémentaire Voltaire</text:p>
          </table:table-cell>
          <table:table-cell office:value-type="float" office:value="1213">
            <text:p>1213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oltaire</text:p>
          </table:table-cell>
          <table:table-cell office:value-type="string">
            <text:p>I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43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31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0</text:p>
          </table:table-cell>
          <table:table-cell office:value-type="string">
            <text:p>Ecole élémentaire Georges Simenon</text:p>
          </table:table-cell>
          <table:table-cell office:value-type="float" office:value="1686">
            <text:p>1686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eorges Simeno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5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11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7</text:p>
          </table:table-cell>
          <table:table-cell office:value-type="string">
            <text:p>Poste - Mas Drevon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Mas Drevo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ADM.COMMUNIC</text:p>
          </table:table-cell>
          <table:table-cell office:value-type="string">
            <text:p>70022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</text:p>
          </table:table-cell>
          <table:table-cell office:value-type="string">
            <text:p>Jardin de la Pépinière</text:p>
          </table:table-cell>
          <table:table-cell office:value-type="float" office:value="719">
            <text:p>719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Pépinière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12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Square Boulevard Paul Valery</text:p>
          </table:table-cell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oulevard Paul Valery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</text:p>
          </table:table-cell>
          <table:table-cell office:value-type="string">
            <text:p>Marché Tastavin</text:p>
          </table:table-cell>
          <table:table-cell office:value-type="float" office:value="1686">
            <text:p>16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HALLES/MCH</text:p>
          </table:table-cell>
          <table:table-cell office:value-type="string">
            <text:p>0013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8</text:p>
          </table:table-cell>
          <table:table-cell office:value-type="string">
            <text:p>1334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0</text:p>
          </table:table-cell>
          <table:table-cell office:value-type="string">
            <text:p>Gymnase Georges Busnel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Georges Busnel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23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50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</text:p>
          </table:table-cell>
          <table:table-cell office:value-type="string">
            <text:p>Parc Tastavin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6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001610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</text:p>
          </table:table-cell>
          <table:table-cell office:value-type="string">
            <text:p>Parc Jacques Roseau</text:p>
          </table:table-cell>
          <table:table-cell office:value-type="float" office:value="1363">
            <text:p>13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Jacques Roseau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17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1790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Place Romain Rolland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Romain Rolland</text:p>
          </table:table-cell>
          <table:table-cell office:value-type="string">
            <text:p>J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7</text:p>
          </table:table-cell>
          <table:table-cell office:value-type="string">
            <text:p>Collège Marcel Pagnol</text:p>
          </table:table-cell>
          <table:table-cell office:value-type="float" office:value="1678">
            <text:p>1678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Marcel Pagnol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ADM.EDUC.NAT</text:p>
          </table:table-cell>
          <table:table-cell office:value-type="string">
            <text:p>700104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7</text:p>
          </table:table-cell>
          <table:table-cell office:value-type="string">
            <text:p>3894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0</text:p>
          </table:table-cell>
          <table:table-cell office:value-type="string">
            <text:p>Ecole élémentaire Alain Savary</text:p>
          </table:table-cell>
          <table:table-cell office:value-type="float" office:value="2220">
            <text:p>222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lain Savary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2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29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0</text:p>
          </table:table-cell>
          <table:table-cell office:value-type="string">
            <text:p>Ecole maternelle Hélène Boucher</text:p>
          </table:table-cell>
          <table:table-cell office:value-type="float" office:value="2220">
            <text:p>222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Hélène Boucher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2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6</text:p>
          </table:table-cell>
          <table:table-cell office:value-type="string">
            <text:p>129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</text:p>
          </table:table-cell>
          <table:table-cell office:value-type="string">
            <text:p>Jeu Lyonnais Bernard Gasset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Bernard Gasset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75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0</text:p>
          </table:table-cell>
          <table:table-cell office:value-type="string">
            <text:p>Boulodrome Tastavin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Tastavin</text:p>
          </table:table-cell>
          <table:table-cell office:value-type="string">
            <text:p>I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57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0</text:p>
          </table:table-cell>
          <table:table-cell office:value-type="string">
            <text:p>Médiathèque Victor Hugo</text:p>
          </table:table-cell>
          <table:table-cell office:value-type="float" office:value="1193">
            <text:p>11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Victor Hugo</text:p>
          </table:table-cell>
          <table:table-cell office:value-type="string">
            <text:p>I7</text:p>
          </table:table-cell>
          <table:table-cell office:value-type="string">
            <text:p>J7</text:p>
          </table:table-cell>
          <table:table-cell office:value-type="string">
            <text:p>48</text:p>
          </table:table-cell>
          <table:table-cell office:value-type="string">
            <text:p>QUART.CULTUR</text:p>
          </table:table-cell>
          <table:table-cell office:value-type="string">
            <text:p>70133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8</text:p>
          </table:table-cell>
          <table:table-cell office:value-type="string">
            <text:p>57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</text:p>
          </table:table-cell>
          <table:table-cell office:value-type="string">
            <text:p>Boulodrome Bernard Gasset</text:p>
          </table:table-cell>
          <table:table-cell office:value-type="float" office:value="1512">
            <text:p>1512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Bernard Gasset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56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Transparence Lez-Liron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Transparence Lez-Lironde</text:p>
          </table:table-cell>
          <table:table-cell office:value-type="string">
            <text:p>P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Abords tennis Montpellier-Village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bords tennis Montpellier-Village</text:p>
          </table:table-cell>
          <table:table-cell office:value-type="string">
            <text:p>E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</text:p>
          </table:table-cell>
          <table:table-cell office:value-type="string">
            <text:p>Square des Améthystes</text:p>
          </table:table-cell>
          <table:table-cell office:value-type="float" office:value="470">
            <text:p>47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méthyste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93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</text:p>
          </table:table-cell>
          <table:table-cell office:value-type="string">
            <text:p>Square Albert Camus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lbert Camu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8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884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Aire de jeux Villeneuve d'Angoulème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Villeneuve d'Angoulème</text:p>
          </table:table-cell>
          <table:table-cell office:value-type="string">
            <text:p>J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M.P.T. Boris Vian</text:p>
          </table:table-cell>
          <table:table-cell office:value-type="float" office:value="470">
            <text:p>470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Boris Vian</text:p>
          </table:table-cell>
          <table:table-cell office:value-type="string">
            <text:p>M7</text:p>
          </table:table-cell>
          <table:table-cell table:number-columns-repeated="3"/>
          <table:table-cell office:value-type="string">
            <text:p>00052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0</text:p>
          </table:table-cell>
          <table:table-cell office:value-type="string">
            <text:p>169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M.P.T. Albert Camus</text:p>
          </table:table-cell>
          <table:table-cell office:value-type="float" office:value="2480">
            <text:p>2480</text:p>
          </table:table-cell>
          <table:table-cell office:value-type="float" office:value="118">
            <text:p>118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 Camus</text:p>
          </table:table-cell>
          <table:table-cell office:value-type="string">
            <text:p>J7</text:p>
          </table:table-cell>
          <table:table-cell table:number-columns-repeated="3"/>
          <table:table-cell office:value-type="string">
            <text:p>0007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8</text:p>
          </table:table-cell>
          <table:table-cell office:value-type="string">
            <text:p>141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</text:p>
          </table:table-cell>
          <table:table-cell office:value-type="string">
            <text:p>Mairie annexe Tastavin</text:p>
          </table:table-cell>
          <table:table-cell office:value-type="float" office:value="2480">
            <text:p>2480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MAIRIES ANN.</text:p>
          </table:table-cell>
          <table:table-cell office:value-type="string">
            <text:p>00077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48</text:p>
          </table:table-cell>
          <table:table-cell office:value-type="string">
            <text:p>177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0</text:p>
          </table:table-cell>
          <table:table-cell office:value-type="string">
            <text:p>Terrain de foot Dr Fourcade</text:p>
          </table:table-cell>
          <table:table-cell office:value-type="float" office:value="617">
            <text:p>617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Dr Fourcade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7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143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0</text:p>
          </table:table-cell>
          <table:table-cell office:value-type="string">
            <text:p>Ecole élémentaire Charles Dickens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Dicken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ECOLES</text:p>
          </table:table-cell>
          <table:table-cell office:value-type="string">
            <text:p>00025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0</text:p>
          </table:table-cell>
          <table:table-cell office:value-type="string">
            <text:p>87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</text:p>
          </table:table-cell>
          <table:table-cell office:value-type="string">
            <text:p>Multisport Charles Dickens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Charles Dickens</text:p>
          </table:table-cell>
          <table:table-cell office:value-type="string">
            <text:p>M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0</text:p>
          </table:table-cell>
          <table:table-cell office:value-type="string">
            <text:p>167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0</text:p>
          </table:table-cell>
          <table:table-cell office:value-type="string">
            <text:p>Tennis Saint-Exupery</text:p>
          </table:table-cell>
          <table:table-cell office:value-type="float" office:value="2259">
            <text:p>2259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Saint-Exupery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11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6</text:p>
          </table:table-cell>
          <table:table-cell office:value-type="string">
            <text:p>1122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</text:p>
          </table:table-cell>
          <table:table-cell office:value-type="string">
            <text:p>Plateaux Sportifs Montpellier Village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ontpellier Village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48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</text:p>
          </table:table-cell>
          <table:table-cell office:value-type="string">
            <text:p>Halte-garderie Mary Poppin's</text:p>
          </table:table-cell>
          <table:table-cell office:value-type="float" office:value="2690">
            <text:p>2690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Mary Poppin'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RECH/HGARD</text:p>
          </table:table-cell>
          <table:table-cell office:value-type="string">
            <text:p>00085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 office:value-type="string">
            <text:p>144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0</text:p>
          </table:table-cell>
          <table:table-cell office:value-type="string">
            <text:p>Mail du Mas de Perrett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du Mas de Perrette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 office:value-type="string">
            <text:p>4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TA6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</text:p>
          </table:table-cell>
          <table:table-cell office:value-type="string">
            <text:p>Crèche Blanche Neige</text:p>
          </table:table-cell>
          <table:table-cell office:value-type="float" office:value="2690">
            <text:p>269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Blanche Neige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RECH/HGARD</text:p>
          </table:table-cell>
          <table:table-cell office:value-type="string">
            <text:p>0002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 office:value-type="string">
            <text:p>83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0</text:p>
          </table:table-cell>
          <table:table-cell office:value-type="string">
            <text:p>Terrain de foot Paul Valéry</text:p>
          </table:table-cell>
          <table:table-cell office:value-type="float" office:value="1655">
            <text:p>1655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Paul Valéry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8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143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Espace chiens Moularès / Trinquat</text:p>
          </table:table-cell>
          <table:table-cell office:value-type="float" office:value="1784">
            <text:p>1784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Moularès / Trinquat</text:p>
          </table:table-cell>
          <table:table-cell office:value-type="string">
            <text:p>N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0</text:p>
          </table:table-cell>
          <table:table-cell office:value-type="string">
            <text:p>Gymnase Roger Couderc</text:p>
          </table:table-cell>
          <table:table-cell office:value-type="float" office:value="1929">
            <text:p>192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Roger Couderc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014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8</text:p>
          </table:table-cell>
          <table:table-cell office:value-type="string">
            <text:p>79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Parc de Font Colombe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Font Colombe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TA6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7</text:p>
          </table:table-cell>
          <table:table-cell office:value-type="string">
            <text:p>Collège des Aiguerelles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es Aiguerelle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ADM.EDUC.NAT</text:p>
          </table:table-cell>
          <table:table-cell office:value-type="string">
            <text:p>700114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50</text:p>
          </table:table-cell>
          <table:table-cell office:value-type="string">
            <text:p>3935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Allée Bonafos</text:p>
          </table:table-cell>
          <table:table-cell office:value-type="float" office:value="2480">
            <text:p>24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llée Bonafos</text:p>
          </table:table-cell>
          <table:table-cell office:value-type="string">
            <text:p>J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Square Bernard Chely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ernard Chely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TA8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Chateau Bon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Bon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5</text:p>
          </table:table-cell>
          <table:table-cell office:value-type="string">
            <text:p>TA1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7</text:p>
          </table:table-cell>
          <table:table-cell office:value-type="string">
            <text:p>Collège Gérard Philipe</text:p>
          </table:table-cell>
          <table:table-cell office:value-type="float" office:value="1463">
            <text:p>1463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Gérard Philipe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108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9</text:p>
          </table:table-cell>
          <table:table-cell office:value-type="string">
            <text:p>3892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Complexe sportif du Parc Montcal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du Parc Montcalm</text:p>
          </table:table-cell>
          <table:table-cell office:value-type="string">
            <text:p>H7</text:p>
          </table:table-cell>
          <table:table-cell office:value-type="string">
            <text:p>I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0</text:p>
          </table:table-cell>
          <table:table-cell office:value-type="string">
            <text:p>Salle de sports Cité Mion</text:p>
          </table:table-cell>
          <table:table-cell office:value-type="float" office:value="1463">
            <text:p>146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Cité Mion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07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40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0</text:p>
          </table:table-cell>
          <table:table-cell office:value-type="string">
            <text:p>Boulodrome Albert Dubout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Albert Dubout</text:p>
          </table:table-cell>
          <table:table-cell office:value-type="string">
            <text:p>L7</text:p>
          </table:table-cell>
          <table:table-cell office:value-type="string">
            <text:p>M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9</text:p>
          </table:table-cell>
          <table:table-cell office:value-type="string">
            <text:p>144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0</text:p>
          </table:table-cell>
          <table:table-cell office:value-type="string">
            <text:p>Ecole maternelle Anne Frank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nne Frank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ECOLES</text:p>
          </table:table-cell>
          <table:table-cell office:value-type="string">
            <text:p>00025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0</text:p>
          </table:table-cell>
          <table:table-cell office:value-type="string">
            <text:p>87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0</text:p>
          </table:table-cell>
          <table:table-cell office:value-type="string">
            <text:p>Salle de sports Charles Rigoulot</text:p>
          </table:table-cell>
          <table:table-cell office:value-type="float" office:value="1655">
            <text:p>165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Charles Rigoulot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EQUIP.SPORT</text:p>
          </table:table-cell>
          <table:table-cell office:value-type="string">
            <text:p>00236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7</text:p>
          </table:table-cell>
          <table:table-cell office:value-type="string">
            <text:p>153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Maison de Quartier Antoine de St-Exupéry</text:p>
          </table:table-cell>
          <table:table-cell office:value-type="float" office:value="2259">
            <text:p>2259</text:p>
          </table:table-cell>
          <table:table-cell office:value-type="float" office:value="130">
            <text:p>13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Antoine de St-Exupéry</text:p>
          </table:table-cell>
          <table:table-cell office:value-type="string">
            <text:p>F7</text:p>
          </table:table-cell>
          <table:table-cell table:number-columns-repeated="3"/>
          <table:table-cell office:value-type="string">
            <text:p>00053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6</text:p>
          </table:table-cell>
          <table:table-cell office:value-type="string">
            <text:p>169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0</text:p>
          </table:table-cell>
          <table:table-cell office:value-type="string">
            <text:p>Multisport Square Chely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ltisport Square Chely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7</text:p>
          </table:table-cell>
          <table:table-cell office:value-type="string">
            <text:p>73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0</text:p>
          </table:table-cell>
          <table:table-cell office:value-type="string">
            <text:p>Square Saint Berthomieu</text:p>
          </table:table-cell>
          <table:table-cell office:value-type="float" office:value="1151">
            <text:p>115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Berthomieu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16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1684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0</text:p>
          </table:table-cell>
          <table:table-cell office:value-type="string">
            <text:p>Square Hildevert</text:p>
          </table:table-cell>
          <table:table-cell office:value-type="float" office:value="1089">
            <text:p>108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Hildevert</text:p>
          </table:table-cell>
          <table:table-cell office:value-type="string">
            <text:p>L7</text:p>
          </table:table-cell>
          <table:table-cell office:value-type="string">
            <text:p>M7</text:p>
          </table:table-cell>
          <table:table-cell office:value-type="string">
            <text:p>49</text:p>
          </table:table-cell>
          <table:table-cell office:value-type="string">
            <text:p>PARCS/JARDIN</text:p>
          </table:table-cell>
          <table:table-cell office:value-type="string">
            <text:p>0014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9</text:p>
          </table:table-cell>
          <table:table-cell office:value-type="string">
            <text:p>1476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0</text:p>
          </table:table-cell>
          <table:table-cell office:value-type="string">
            <text:p>Multisport Paul Valery</text:p>
          </table:table-cell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Paul Valery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TA16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0</text:p>
          </table:table-cell>
          <table:table-cell office:value-type="string">
            <text:p>Plateaux Sportifs Paul Valery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aul Valery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44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0</text:p>
          </table:table-cell>
          <table:table-cell office:value-type="string">
            <text:p>Ecole élémentaire Jacques Brel</text:p>
          </table:table-cell>
          <table:table-cell office:value-type="float" office:value="1458">
            <text:p>145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acques Brel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9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97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0</text:p>
          </table:table-cell>
          <table:table-cell office:value-type="string">
            <text:p>Piscine M. Spilliaert</text:p>
          </table:table-cell>
          <table:table-cell office:value-type="float" office:value="663">
            <text:p>663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M. Spilliaert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70111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6</text:p>
          </table:table-cell>
          <table:table-cell office:value-type="string">
            <text:p>148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0</text:p>
          </table:table-cell>
          <table:table-cell office:value-type="string">
            <text:p>Terrain de rugby Sabathé</text:p>
          </table:table-cell>
          <table:table-cell office:value-type="float" office:value="1929">
            <text:p>192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rugby Sabathé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10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8</text:p>
          </table:table-cell>
          <table:table-cell office:value-type="string">
            <text:p>145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</text:p>
          </table:table-cell>
          <table:table-cell office:value-type="string">
            <text:p>Ecole maternelle Simone Signoret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imone Signoret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9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9</text:p>
          </table:table-cell>
          <table:table-cell office:value-type="string">
            <text:p>98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0</text:p>
          </table:table-cell>
          <table:table-cell office:value-type="string">
            <text:p>Parc du Mas Prunet</text:p>
          </table:table-cell>
          <table:table-cell office:value-type="float" office:value="2797">
            <text:p>27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Prunet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45</text:p>
          </table:table-cell>
          <table:table-cell office:value-type="string">
            <text:p>PARCS/JARDIN</text:p>
          </table:table-cell>
          <table:table-cell office:value-type="string">
            <text:p>0020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2079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Lycée Mendes France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Mendes France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0</text:p>
          </table:table-cell>
          <table:table-cell office:value-type="string">
            <text:p>Plateaux Sportifs Clos des Orangers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Clos des Orangers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7</text:p>
          </table:table-cell>
          <table:table-cell office:value-type="string">
            <text:p>165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</text:p>
          </table:table-cell>
          <table:table-cell office:value-type="string">
            <text:p>Boulodrome Paul Valery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aul Valery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77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</text:p>
          </table:table-cell>
          <table:table-cell office:value-type="string">
            <text:p>Hôtel de Ville</text:p>
          </table:table-cell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05-10-Hôtel de Vill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053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9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0</text:p>
          </table:table-cell>
          <table:table-cell office:value-type="string">
            <text:p>Esplanade Paul Valéry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Paul Valéry</text:p>
          </table:table-cell>
          <table:table-cell office:value-type="string">
            <text:p>F7</text:p>
          </table:table-cell>
          <table:table-cell office:value-type="string">
            <text:p>G7</text:p>
          </table:table-cell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20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2094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Crèche associative Bamboubulle</text:p>
          </table:table-cell>
          <table:table-cell office:value-type="float" office:value="663">
            <text:p>663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Bamboubulle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6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0</text:p>
          </table:table-cell>
          <table:table-cell office:value-type="string">
            <text:p>Parc des Aiguerelles</text:p>
          </table:table-cell>
          <table:table-cell office:value-type="float" office:value="1784">
            <text:p>178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Aiguerelles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45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0</text:p>
          </table:table-cell>
          <table:table-cell office:value-type="string">
            <text:p>Poste de police municipale Moulares</text:p>
          </table:table-cell>
          <table:table-cell office:value-type="float" office:value="15600">
            <text:p>15600</text:p>
          </table:table-cell>
          <table:table-cell office:value-type="float" office:value="765">
            <text:p>765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Moulares</text:p>
          </table:table-cell>
          <table:table-cell office:value-type="string">
            <text:p>N7</text:p>
          </table:table-cell>
          <table:table-cell table:number-columns-repeated="2"/>
          <table:table-cell office:value-type="string">
            <text:p>POSTE POLIC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Salle de sports Françoise Spinosi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Françoise Spinosi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0</text:p>
          </table:table-cell>
          <table:table-cell office:value-type="string">
            <text:p>Cuisine centrale</text:p>
          </table:table-cell>
          <table:table-cell office:value-type="float" office:value="1467">
            <text:p>1467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uisine centrale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VIE QUOT.SCE</text:p>
          </table:table-cell>
          <table:table-cell office:value-type="string">
            <text:p>0002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6</text:p>
          </table:table-cell>
          <table:table-cell office:value-type="string">
            <text:p>8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Ecole maternelle Chengdu</text:p>
          </table:table-cell>
          <table:table-cell office:value-type="float" office:value="3352">
            <text:p>33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engdu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Gymnase Françoise Spinosi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ase Françoise Spinosi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0</text:p>
          </table:table-cell>
          <table:table-cell office:value-type="string">
            <text:p>Ecole maternelle M. Desbordes-Valmore</text:p>
          </table:table-cell>
          <table:table-cell office:value-type="float" office:value="1362">
            <text:p>1362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. Desbordes-Valmore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30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7</text:p>
          </table:table-cell>
          <table:table-cell office:value-type="string">
            <text:p>100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Crèche Adelaïde Cambon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delaïde Cambon</text:p>
          </table:table-cell>
          <table:table-cell office:value-type="string">
            <text:p>N7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Ecole élémentaire Chengdu</text:p>
          </table:table-cell>
          <table:table-cell office:value-type="float" office:value="3352">
            <text:p>33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engdu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0</text:p>
          </table:table-cell>
          <table:table-cell office:value-type="string">
            <text:p>Ecole élémentaire Winston Churchill</text:p>
          </table:table-cell>
          <table:table-cell office:value-type="float" office:value="1362">
            <text:p>1362</text:p>
          </table:table-cell>
          <table:table-cell office:value-type="float" office:value="424">
            <text:p>424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Winston Churchill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30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7</text:p>
          </table:table-cell>
          <table:table-cell office:value-type="string">
            <text:p>100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0</text:p>
          </table:table-cell>
          <table:table-cell office:value-type="string">
            <text:p>Bassin Jacques Coeur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sin Jacques Coeur</text:p>
          </table:table-cell>
          <table:table-cell office:value-type="string">
            <text:p>O7</text:p>
          </table:table-cell>
          <table:table-cell office:value-type="string">
            <text:p>O8</text:p>
          </table:table-cell>
          <table:table-cell office:value-type="string">
            <text:p>51</text:p>
          </table:table-cell>
          <table:table-cell office:value-type="string">
            <text:p>PARCS/JARDIN</text:p>
          </table:table-cell>
          <table:table-cell office:value-type="string">
            <text:p>0024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2492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0</text:p>
          </table:table-cell>
          <table:table-cell office:value-type="string">
            <text:p>Gymnase Marcel Cerdan</text:p>
          </table:table-cell>
          <table:table-cell office:value-type="float" office:value="1206">
            <text:p>120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arcel Cerdan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EQUIP.SPORT</text:p>
          </table:table-cell>
          <table:table-cell office:value-type="string">
            <text:p>0004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7</text:p>
          </table:table-cell>
          <table:table-cell office:value-type="string">
            <text:p>134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0</text:p>
          </table:table-cell>
          <table:table-cell office:value-type="string">
            <text:p>Eglise Saint Cléopha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Cléopha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8</text:p>
          </table:table-cell>
          <table:table-cell office:value-type="string">
            <text:p>TA1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Crèche associative Moussia</text:p>
          </table:table-cell>
          <table:table-cell office:value-type="float" office:value="587">
            <text:p>58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Moussia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0</text:p>
          </table:table-cell>
          <table:table-cell office:value-type="string">
            <text:p>Square de Dia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Diane</text:p>
          </table:table-cell>
          <table:table-cell office:value-type="string">
            <text:p>I7</text:p>
          </table:table-cell>
          <table:table-cell office:value-type="string">
            <text:p>I8</text:p>
          </table:table-cell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7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746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Crèche associative Sucre d'Orge</text:p>
          </table:table-cell>
          <table:table-cell office:value-type="float" office:value="587">
            <text:p>58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Sucre d'Orge</text:p>
          </table:table-cell>
          <table:table-cell office:value-type="string">
            <text:p>I4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7</text:p>
          </table:table-cell>
          <table:table-cell office:value-type="string">
            <text:p>Poste - Estanove</text:p>
          </table:table-cell>
          <table:table-cell office:value-type="float" office:value="1362">
            <text:p>1362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Estanove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47</text:p>
          </table:table-cell>
          <table:table-cell office:value-type="string">
            <text:p>ADM.COMMUNIC</text:p>
          </table:table-cell>
          <table:table-cell office:value-type="string">
            <text:p>700221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0</text:p>
          </table:table-cell>
          <table:table-cell office:value-type="string">
            <text:p>Ecole élémentaire Marie Curie</text:p>
          </table:table-cell>
          <table:table-cell office:value-type="float" office:value="659">
            <text:p>65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Marie Curie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7905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20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0</text:p>
          </table:table-cell>
          <table:table-cell office:value-type="string">
            <text:p>Ecole maternelle Lily Boulanger</text:p>
          </table:table-cell>
          <table:table-cell office:value-type="float" office:value="1884">
            <text:p>1884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ily Boulanger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40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7</text:p>
          </table:table-cell>
          <table:table-cell office:value-type="string">
            <text:p>125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0</text:p>
          </table:table-cell>
          <table:table-cell office:value-type="string">
            <text:p>Square Saint Cléophas</text:p>
          </table:table-cell>
          <table:table-cell office:value-type="float" office:value="2057">
            <text:p>205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Cléophas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6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694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Miroir d'eau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iroir d'eau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0</text:p>
          </table:table-cell>
          <table:table-cell office:value-type="string">
            <text:p>Aire de jeux Clos des Orangers</text:p>
          </table:table-cell>
          <table:table-cell office:value-type="float" office:value="1363">
            <text:p>1363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Clos des Orangers</text:p>
          </table:table-cell>
          <table:table-cell office:value-type="string">
            <text:p>H8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20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2096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0</text:p>
          </table:table-cell>
          <table:table-cell office:value-type="string">
            <text:p>Parc Georges Charpak</text:p>
          </table:table-cell>
          <table:table-cell office:value-type="float" office:value="1519">
            <text:p>151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eorges Charpak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PARCS/JARDIN</text:p>
          </table:table-cell>
          <table:table-cell office:value-type="string">
            <text:p>0020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2077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7</text:p>
          </table:table-cell>
          <table:table-cell office:value-type="string">
            <text:p>ACM/OPAC siège social</text:p>
          </table:table-cell>
          <table:table-cell office:value-type="float" office:value="2300">
            <text:p>2300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ACM/OPAC siège social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OFFICES HLM</text:p>
          </table:table-cell>
          <table:table-cell office:value-type="string">
            <text:p>700147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0</text:p>
          </table:table-cell>
          <table:table-cell office:value-type="string">
            <text:p>4025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0</text:p>
          </table:table-cell>
          <table:table-cell office:value-type="string">
            <text:p>Ecole maternelle Alphonse Daudet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lphonse Daudet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8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8</text:p>
          </table:table-cell>
          <table:table-cell office:value-type="string">
            <text:p>120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0</text:p>
          </table:table-cell>
          <table:table-cell office:value-type="string">
            <text:p>Ecole élémentaire Victor Schoelcher</text:p>
          </table:table-cell>
          <table:table-cell office:value-type="float" office:value="1884">
            <text:p>1884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ictor Schoelcher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40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7</text:p>
          </table:table-cell>
          <table:table-cell office:value-type="string">
            <text:p>125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0</text:p>
          </table:table-cell>
          <table:table-cell office:value-type="string">
            <text:p>Parc Enclava Del Lop</text:p>
          </table:table-cell>
          <table:table-cell office:value-type="float" office:value="1363">
            <text:p>13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nclava Del Lop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16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1643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7</text:p>
          </table:table-cell>
          <table:table-cell office:value-type="string">
            <text:p>Gendarmerie Nationale</text:p>
          </table:table-cell>
          <table:table-cell office:value-type="float" office:value="2265">
            <text:p>2265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Gendarmerie Nationale</text:p>
          </table:table-cell>
          <table:table-cell office:value-type="string">
            <text:p>H8</text:p>
          </table:table-cell>
          <table:table-cell/>
          <table:table-cell office:value-type="string">
            <text:p>37</text:p>
          </table:table-cell>
          <table:table-cell office:value-type="string">
            <text:p>ADM.INTER.</text:p>
          </table:table-cell>
          <table:table-cell office:value-type="string">
            <text:p>70001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7</text:p>
          </table:table-cell>
          <table:table-cell office:value-type="string">
            <text:p>4000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E.H.P.A.D les Glycines</text:p>
          </table:table-cell>
          <table:table-cell office:value-type="float" office:value="803">
            <text:p>80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les Glycines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Parc René Dumont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ené Dumont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M.P.T Marcel Pagnol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Marcel Pagnol</text:p>
          </table:table-cell>
          <table:table-cell office:value-type="string">
            <text:p>G8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7</text:p>
          </table:table-cell>
          <table:table-cell office:value-type="string">
            <text:p>169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0</text:p>
          </table:table-cell>
          <table:table-cell office:value-type="string">
            <text:p>Club de loisirs Paul Valéry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Paul Valéry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LUB 3 AGE</text:p>
          </table:table-cell>
          <table:table-cell office:value-type="string">
            <text:p>7002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7</text:p>
          </table:table-cell>
          <table:table-cell office:value-type="string">
            <text:p>700208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0</text:p>
          </table:table-cell>
          <table:table-cell office:value-type="string">
            <text:p>Mairie annexe La Chamberte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La Chamberte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MAIRIES ANN.</text:p>
          </table:table-cell>
          <table:table-cell office:value-type="string">
            <text:p>00056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47</text:p>
          </table:table-cell>
          <table:table-cell office:value-type="string">
            <text:p>178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0</text:p>
          </table:table-cell>
          <table:table-cell office:value-type="string">
            <text:p>Crèche Françoise Dolto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Françoise Dolto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RECH/HGARD</text:p>
          </table:table-cell>
          <table:table-cell office:value-type="string">
            <text:p>0008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7</text:p>
          </table:table-cell>
          <table:table-cell office:value-type="string">
            <text:p>144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0</text:p>
          </table:table-cell>
          <table:table-cell office:value-type="string">
            <text:p>Club de loisirs Laure Moulin</text:p>
          </table:table-cell>
          <table:table-cell office:value-type="float" office:value="1087">
            <text:p>1087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ure Moulin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LUB 3 AGE</text:p>
          </table:table-cell>
          <table:table-cell office:value-type="string">
            <text:p>7001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9</text:p>
          </table:table-cell>
          <table:table-cell office:value-type="string">
            <text:p>700185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7</text:p>
          </table:table-cell>
          <table:table-cell office:value-type="string">
            <text:p>Château de la Mogère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e la Mogère</text:p>
          </table:table-cell>
          <table:table-cell office:value-type="string">
            <text:p>S8</text:p>
          </table:table-cell>
          <table:table-cell/>
          <table:table-cell office:value-type="string">
            <text:p>53</text:p>
          </table:table-cell>
          <table:table-cell office:value-type="string">
            <text:p>DIVERS</text:p>
          </table:table-cell>
          <table:table-cell office:value-type="string">
            <text:p>70008200</text:p>
          </table:table-cell>
          <table:table-cell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53</text:p>
          </table:table-cell>
          <table:table-cell office:value-type="string">
            <text:p>44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7</text:p>
          </table:table-cell>
          <table:table-cell office:value-type="string">
            <text:p>Lycée Georges Clémenceau</text:p>
          </table:table-cell>
          <table:table-cell office:value-type="float" office:value="1143">
            <text:p>1143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Georges Clémenceau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ADM.EDUC.NAT</text:p>
          </table:table-cell>
          <table:table-cell office:value-type="string">
            <text:p>700094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8</text:p>
          </table:table-cell>
          <table:table-cell office:value-type="string">
            <text:p>3969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Clinique du Millénaire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du Millénaire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ADM.SANTE</text:p>
          </table:table-cell>
          <table:table-cell/>
          <table:table-cell office:value-type="string">
            <text:p>P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52</text:p>
          </table:table-cell>
          <table:table-cell office:value-type="string">
            <text:p>4043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0</text:p>
          </table:table-cell>
          <table:table-cell office:value-type="string">
            <text:p>Eglise N.D. de la Pai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N.D. de la Paix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7</text:p>
          </table:table-cell>
          <table:table-cell office:value-type="string">
            <text:p>3926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Chateau de Bionne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de Bionne</text:p>
          </table:table-cell>
          <table:table-cell office:value-type="string">
            <text:p>C8</text:p>
          </table:table-cell>
          <table:table-cell office:value-type="string">
            <text:p>C7</text:p>
          </table:table-cell>
          <table:table-cell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5</text:p>
          </table:table-cell>
          <table:table-cell office:value-type="string">
            <text:p>29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Place des Patriotes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s Patriotes</text:p>
          </table:table-cell>
          <table:table-cell office:value-type="string">
            <text:p>N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TA7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</text:p>
          </table:table-cell>
          <table:table-cell office:value-type="string">
            <text:p>Crèche les Elfes</text:p>
          </table:table-cell>
          <table:table-cell office:value-type="float" office:value="482">
            <text:p>48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Elfes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CRECH/HGARD</text:p>
          </table:table-cell>
          <table:table-cell office:value-type="string">
            <text:p>0002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 office:value-type="string">
            <text:p>00021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0</text:p>
          </table:table-cell>
          <table:table-cell office:value-type="string">
            <text:p>Crèche les Petits Loups</text:p>
          </table:table-cell>
          <table:table-cell office:value-type="float" office:value="482">
            <text:p>48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Petits Loups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CRECH/HGARD</text:p>
          </table:table-cell>
          <table:table-cell office:value-type="string">
            <text:p>0002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 office:value-type="string">
            <text:p>00021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Crèche Robin des Bois</text:p>
          </table:table-cell>
          <table:table-cell office:value-type="float" office:value="3213">
            <text:p>3213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Robin des Bois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TA1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0</text:p>
          </table:table-cell>
          <table:table-cell office:value-type="string">
            <text:p>C.C.A.S</text:p>
          </table:table-cell>
          <table:table-cell office:value-type="float" office:value="2952">
            <text:p>2952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C.C.A.S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ADM.COMMUNI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51</text:p>
          </table:table-cell>
          <table:table-cell office:value-type="string">
            <text:p>215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RAM Odysseum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Odysseum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TA20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Halte-garderie Mowgli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Mowgli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162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7</text:p>
          </table:table-cell>
          <table:table-cell office:value-type="string">
            <text:p>Collège Georges Clémenceau</text:p>
          </table:table-cell>
          <table:table-cell office:value-type="float" office:value="1143">
            <text:p>114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Georges Clémenceau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102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9</text:p>
          </table:table-cell>
          <table:table-cell office:value-type="string">
            <text:p>700102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7</text:p>
          </table:table-cell>
          <table:table-cell office:value-type="string">
            <text:p>Lycée Georges Clémenceau</text:p>
          </table:table-cell>
          <table:table-cell office:value-type="float" office:value="1143">
            <text:p>114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Georges Clémenceau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095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9</text:p>
          </table:table-cell>
          <table:table-cell office:value-type="string">
            <text:p>700095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Berges du Lez Promenades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Promenades</text:p>
          </table:table-cell>
          <table:table-cell office:value-type="string">
            <text:p>N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TA4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7</text:p>
          </table:table-cell>
          <table:table-cell office:value-type="string">
            <text:p>Hôtel des Impôts Chaptal</text:p>
          </table:table-cell>
          <table:table-cell office:value-type="float" office:value="1274">
            <text:p>12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Hôtel des Impôts Chaptal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ADM.ECO.FIN.</text:p>
          </table:table-cell>
          <table:table-cell office:value-type="string">
            <text:p>70001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8</text:p>
          </table:table-cell>
          <table:table-cell office:value-type="string">
            <text:p>390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0</text:p>
          </table:table-cell>
          <table:table-cell office:value-type="string">
            <text:p>Jardins des Amandiers</text:p>
          </table:table-cell>
          <table:table-cell office:value-type="float" office:value="617">
            <text:p>61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des Amandiers</text:p>
          </table:table-cell>
          <table:table-cell office:value-type="string">
            <text:p>E8</text:p>
          </table:table-cell>
          <table:table-cell/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22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2245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S.N.C.F Direction régionale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S.N.C.F Direction régionale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9</text:p>
          </table:table-cell>
          <table:table-cell office:value-type="string">
            <text:p>TA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S.E.R.M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S.E.R.M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ADM.EQUIP.TR</text:p>
          </table:table-cell>
          <table:table-cell table:number-columns-repeated="2"/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1</text:p>
          </table:table-cell>
          <table:table-cell office:value-type="string">
            <text:p>4031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0</text:p>
          </table:table-cell>
          <table:table-cell office:value-type="string">
            <text:p>Cimetière des Protestant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Cimetière des Protestants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49</text:p>
          </table:table-cell>
          <table:table-cell office:value-type="string">
            <text:p>CUL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9</text:p>
          </table:table-cell>
          <table:table-cell office:value-type="string">
            <text:p>TA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</text:p>
          </table:table-cell>
          <table:table-cell office:value-type="string">
            <text:p>Parc Richter</text:p>
          </table:table-cell>
          <table:table-cell office:value-type="float" office:value="2325">
            <text:p>232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ichter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8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001898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</text:p>
          </table:table-cell>
          <table:table-cell office:value-type="string">
            <text:p>Gymnase Emmanuel Gambardella</text:p>
          </table:table-cell>
          <table:table-cell office:value-type="float" office:value="1143">
            <text:p>114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Emmanuel Gambardella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23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8</text:p>
          </table:table-cell>
          <table:table-cell office:value-type="string">
            <text:p>150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0</text:p>
          </table:table-cell>
          <table:table-cell office:value-type="string">
            <text:p>Boulodrome Robert Lopez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obert Lopez</text:p>
          </table:table-cell>
          <table:table-cell office:value-type="string">
            <text:p>M8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0</text:p>
          </table:table-cell>
          <table:table-cell office:value-type="string">
            <text:p>77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0</text:p>
          </table:table-cell>
          <table:table-cell office:value-type="string">
            <text:p>Eglise Saint Françoi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Françoi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9</text:p>
          </table:table-cell>
          <table:table-cell office:value-type="string">
            <text:p>3926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0</text:p>
          </table:table-cell>
          <table:table-cell office:value-type="string">
            <text:p>Salle de sports Amélie Blanchard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mélie Blanchard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046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3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0</text:p>
          </table:table-cell>
          <table:table-cell office:value-type="string">
            <text:p>Aquarium Mare Nostrum</text:p>
          </table:table-cell>
          <table:table-cell office:value-type="float" office:value="3216">
            <text:p>32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Aquarium Mare Nostrum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403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7</text:p>
          </table:table-cell>
          <table:table-cell office:value-type="string">
            <text:p>Faculté Sciences Economique et de Gesti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Sciences Economique et de Gestion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51</text:p>
          </table:table-cell>
          <table:table-cell office:value-type="string">
            <text:p>TA9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Projet Cité Hyppocrate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0-10-Projet Cité Hyppocrate</text:p>
          </table:table-cell>
          <table:table-cell office:value-type="string">
            <text:p>P8</text:p>
          </table:table-cell>
          <table:table-cell office:value-type="string">
            <text:p>Q8</text:p>
          </table:table-cell>
          <table:table-cell/>
          <table:table-cell office:value-type="string">
            <text:p>ADM.SANTE AS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0</text:p>
          </table:table-cell>
          <table:table-cell office:value-type="string">
            <text:p>Square place L. et M. Trégaro</text:p>
          </table:table-cell>
          <table:table-cell office:value-type="float" office:value="2379">
            <text:p>237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ce L. et M. Trégaro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22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2248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0</text:p>
          </table:table-cell>
          <table:table-cell office:value-type="string">
            <text:p>Patinoire Végapolis</text:p>
          </table:table-cell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tinoire Végapolis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EQUIP.SPORT</text:p>
          </table:table-cell>
          <table:table-cell office:value-type="string">
            <text:p>70023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2</text:p>
          </table:table-cell>
          <table:table-cell office:value-type="string">
            <text:p>700237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0</text:p>
          </table:table-cell>
          <table:table-cell office:value-type="string">
            <text:p>Plateaux Sportifs La Chambert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Chamberte</text:p>
          </table:table-cell>
          <table:table-cell office:value-type="string">
            <text:p>F8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34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0</text:p>
          </table:table-cell>
          <table:table-cell office:value-type="string">
            <text:p>Salle de sports Louis Lachenal</text:p>
          </table:table-cell>
          <table:table-cell office:value-type="float" office:value="864">
            <text:p>86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is Lachenal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4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6</text:p>
          </table:table-cell>
          <table:table-cell office:value-type="string">
            <text:p>134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7</text:p>
          </table:table-cell>
          <table:table-cell office:value-type="string">
            <text:p>Hôtel de Police Nationale</text:p>
          </table:table-cell>
          <table:table-cell office:value-type="float" office:value="819">
            <text:p>819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Hôtel de Police Nationale</text:p>
          </table:table-cell>
          <table:table-cell office:value-type="string">
            <text:p>M8</text:p>
          </table:table-cell>
          <table:table-cell/>
          <table:table-cell office:value-type="string">
            <text:p>50</text:p>
          </table:table-cell>
          <table:table-cell office:value-type="string">
            <text:p>ADM.INTER.</text:p>
          </table:table-cell>
          <table:table-cell office:value-type="string">
            <text:p>70004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0</text:p>
          </table:table-cell>
          <table:table-cell office:value-type="string">
            <text:p>38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0</text:p>
          </table:table-cell>
          <table:table-cell office:value-type="string">
            <text:p>Crèche Edelweiss</text:p>
          </table:table-cell>
          <table:table-cell office:value-type="float" office:value="1133">
            <text:p>113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Edelweis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RECH/HGARD</text:p>
          </table:table-cell>
          <table:table-cell office:value-type="string">
            <text:p>0002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9</text:p>
          </table:table-cell>
          <table:table-cell office:value-type="string">
            <text:p>8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</text:p>
          </table:table-cell>
          <table:table-cell office:value-type="string">
            <text:p>Faculté Economique et Socia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Economique et Sociale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51</text:p>
          </table:table-cell>
          <table:table-cell office:value-type="string">
            <text:p>TA9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0</text:p>
          </table:table-cell>
          <table:table-cell office:value-type="string">
            <text:p>Gare routière</text:p>
          </table:table-cell>
          <table:table-cell office:value-type="float" office:value="1325">
            <text:p>132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95-10-Gare routière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VIE QUOT.SCE</text:p>
          </table:table-cell>
          <table:table-cell office:value-type="string">
            <text:p>00043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  <table:table-cell office:value-type="string">
            <text:p>49</text:p>
          </table:table-cell>
          <table:table-cell office:value-type="string">
            <text:p>000437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0</text:p>
          </table:table-cell>
          <table:table-cell office:value-type="string">
            <text:p>Planétarium Galilé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Planétarium Galilée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TA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0</text:p>
          </table:table-cell>
          <table:table-cell office:value-type="string">
            <text:p>Ecole élémentaire Victor Hugo</text:p>
          </table:table-cell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ictor Hugo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373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118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Ruisseau Rieucoulon</text:p>
          </table:table-cell>
          <table:table-cell office:value-type="float" office:value="2718">
            <text:p>27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Ruisseau Rieucoulon</text:p>
          </table:table-cell>
          <table:table-cell office:value-type="string">
            <text:p>D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TA8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0</text:p>
          </table:table-cell>
          <table:table-cell office:value-type="string">
            <text:p>Ecole élémentaire Paul Bert</text:p>
          </table:table-cell>
          <table:table-cell office:value-type="float" office:value="1133">
            <text:p>113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ul Bert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40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126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0</text:p>
          </table:table-cell>
          <table:table-cell office:value-type="string">
            <text:p>Parking des gares</text:p>
          </table:table-cell>
          <table:table-cell office:value-type="float" office:value="1325">
            <text:p>132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des gare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VIE QUOT.SCE</text:p>
          </table:table-cell>
          <table:table-cell office:value-type="string">
            <text:p>00043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9</text:p>
          </table:table-cell>
          <table:table-cell office:value-type="string">
            <text:p>000438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Maison de l'Agriculture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Maison de l'Agriculture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ADM. AGRICOL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8</text:p>
          </table:table-cell>
          <table:table-cell office:value-type="string">
            <text:p>TA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0</text:p>
          </table:table-cell>
          <table:table-cell office:value-type="string">
            <text:p>Ecole élémentaire Sun Yat Sen</text:p>
          </table:table-cell>
          <table:table-cell office:value-type="float" office:value="864">
            <text:p>864</text:p>
          </table:table-cell>
          <table:table-cell office:value-type="float" office:value="759">
            <text:p>75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un Yat Sen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33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0</text:p>
          </table:table-cell>
          <table:table-cell office:value-type="string">
            <text:p>Maison de l'Agglomération Quartier Port Maria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'Agglomération Quartier Port Marianne</text:p>
          </table:table-cell>
          <table:table-cell office:value-type="string">
            <text:p>Q8</text:p>
          </table:table-cell>
          <table:table-cell/>
          <table:table-cell office:value-type="string">
            <text:p>42</text:p>
          </table:table-cell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2</text:p>
          </table:table-cell>
          <table:table-cell office:value-type="string">
            <text:p>TA1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0</text:p>
          </table:table-cell>
          <table:table-cell office:value-type="string">
            <text:p>Ecole élémentaire Dante Alighiéri</text:p>
          </table:table-cell>
          <table:table-cell office:value-type="float" office:value="864">
            <text:p>864</text:p>
          </table:table-cell>
          <table:table-cell office:value-type="float" office:value="759">
            <text:p>75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ante Alighiéri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33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0</text:p>
          </table:table-cell>
          <table:table-cell office:value-type="string">
            <text:p>Ecole maternelle Maria Callas</text:p>
          </table:table-cell>
          <table:table-cell office:value-type="float" office:value="864">
            <text:p>864</text:p>
          </table:table-cell>
          <table:table-cell office:value-type="float" office:value="843">
            <text:p>84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ia Callas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6</text:p>
          </table:table-cell>
          <table:table-cell office:value-type="string">
            <text:p>133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7</text:p>
          </table:table-cell>
          <table:table-cell office:value-type="string">
            <text:p>Poste - Rondelet</text:p>
          </table:table-cell>
          <table:table-cell office:value-type="float" office:value="1896">
            <text:p>189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Rondelet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COMMUNIC</text:p>
          </table:table-cell>
          <table:table-cell office:value-type="string">
            <text:p>70021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Espace chiens Clemenceau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Clemenceau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TA5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Espace chiens du Parc Jean Monnet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Jean Monnet</text:p>
          </table:table-cell>
          <table:table-cell office:value-type="string">
            <text:p>M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7</text:p>
          </table:table-cell>
          <table:table-cell office:value-type="string">
            <text:p>Odysseum</text:p>
          </table:table-cell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Odysseum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 office:value-type="string">
            <text:p>70020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46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0</text:p>
          </table:table-cell>
          <table:table-cell office:value-type="string">
            <text:p>Square Jean Monnet</text:p>
          </table:table-cell>
          <table:table-cell office:value-type="float" office:value="2381">
            <text:p>238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ean Monnet</text:p>
          </table:table-cell>
          <table:table-cell office:value-type="string">
            <text:p>M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54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542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7</text:p>
          </table:table-cell>
          <table:table-cell office:value-type="string">
            <text:p>E.N.A.C.T</text:p>
          </table:table-cell>
          <table:table-cell office:value-type="float" office:value="2951">
            <text:p>2951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E.N.A.C.T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ADM.EDUC.NAT</text:p>
          </table:table-cell>
          <table:table-cell office:value-type="string">
            <text:p>70002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50</text:p>
          </table:table-cell>
          <table:table-cell office:value-type="string">
            <text:p>3972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0</text:p>
          </table:table-cell>
          <table:table-cell office:value-type="string">
            <text:p>Parc Clémencea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Clémenceau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TA6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0</text:p>
          </table:table-cell>
          <table:table-cell office:value-type="string">
            <text:p>Ecole maternelle Louis Figuier</text:p>
          </table:table-cell>
          <table:table-cell office:value-type="float" office:value="1005">
            <text:p>100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ouis Figuier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374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9</text:p>
          </table:table-cell>
          <table:table-cell office:value-type="string">
            <text:p>118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string">
            <text:p>M.P.T. Voltaire</text:p>
          </table:table-cell>
          <table:table-cell office:value-type="float" office:value="2381">
            <text:p>238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Voltaire</text:p>
          </table:table-cell>
          <table:table-cell office:value-type="string">
            <text:p>M8</text:p>
          </table:table-cell>
          <table:table-cell table:number-columns-repeated="3"/>
          <table:table-cell office:value-type="string">
            <text:p>00233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0</text:p>
          </table:table-cell>
          <table:table-cell office:value-type="string">
            <text:p>170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0</text:p>
          </table:table-cell>
          <table:table-cell office:value-type="string">
            <text:p>Ecole maternelle Michel de l'Hospit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ichel de l'Hospital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1</text:p>
          </table:table-cell>
          <table:table-cell office:value-type="string">
            <text:p>157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0</text:p>
          </table:table-cell>
          <table:table-cell office:value-type="string">
            <text:p>Ecole maternelle Geneviève de Gaulle-Anthonio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eneviève de Gaulle-Anthonioz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50</text:p>
          </table:table-cell>
          <table:table-cell office:value-type="string">
            <text:p>158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0</text:p>
          </table:table-cell>
          <table:table-cell office:value-type="string">
            <text:p>Ecole élémentaire Jean Jaurè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Jaurès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0</text:p>
          </table:table-cell>
          <table:table-cell office:value-type="string">
            <text:p>158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string">
            <text:p>Espace chiens du petit bois de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etit bois de la collin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0</text:p>
          </table:table-cell>
          <table:table-cell office:value-type="string">
            <text:p>Ecole maternelle Anatole France</text:p>
          </table:table-cell>
          <table:table-cell office:value-type="float" office:value="1127">
            <text:p>112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natole France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5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9</text:p>
          </table:table-cell>
          <table:table-cell office:value-type="string">
            <text:p>88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string">
            <text:p>Ecole élémentaire André Malraux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dré Malraux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string">
            <text:p>Jardin partagé Clemenceau</text:p>
          </table:table-cell>
          <table:table-cell office:value-type="float" office:value="1147">
            <text:p>114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Clemenceau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0</text:p>
          </table:table-cell>
          <table:table-cell office:value-type="string">
            <text:p>Association Cultuelle Israélite</text:p>
          </table:table-cell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</text:p>
          </table:table-cell>
          <table:table-cell office:value-type="string">
            <text:p>35</text:p>
          </table:table-cell>
          <table:table-cell office:value-type="string">
            <text:p>97-35-Association Cultuelle Israélit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4028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7</text:p>
          </table:table-cell>
          <table:table-cell office:value-type="string">
            <text:p>Gare Montpellier St Roch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95-10-Gare Montpellier St Roch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20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  <table:table-cell office:value-type="string">
            <text:p>39</text:p>
          </table:table-cell>
          <table:table-cell office:value-type="string">
            <text:p>204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0</text:p>
          </table:table-cell>
          <table:table-cell office:value-type="string">
            <text:p>Eglise Saint Deni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glise Saint Denis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39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0</text:p>
          </table:table-cell>
          <table:table-cell office:value-type="string">
            <text:p>Ecole maternelle Florian</text:p>
          </table:table-cell>
          <table:table-cell office:value-type="float" office:value="1515">
            <text:p>1515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lorian</text:p>
          </table:table-cell>
          <table:table-cell office:value-type="string">
            <text:p>L9</text:p>
          </table:table-cell>
          <table:table-cell office:value-type="string">
            <text:p>M9</text:p>
          </table:table-cell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08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0</text:p>
          </table:table-cell>
          <table:table-cell office:value-type="string">
            <text:p>10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7</text:p>
          </table:table-cell>
          <table:table-cell office:value-type="string">
            <text:p>Multiplexe Gaumont</text:p>
          </table:table-cell>
          <table:table-cell office:value-type="float" office:value="3137">
            <text:p>31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Multiplexe Gaumont</text:p>
          </table:table-cell>
          <table:table-cell office:value-type="string">
            <text:p>Q9</text:p>
          </table:table-cell>
          <table:table-cell/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42</text:p>
          </table:table-cell>
          <table:table-cell office:value-type="string">
            <text:p>3936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/>
          <table:table-cell office:value-type="string">
            <text:p>Crèche associative La Gerbe</text:p>
          </table:table-cell>
          <table:table-cell office:value-type="float" office:value="735">
            <text:p>73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Gerbe</text:p>
          </table:table-cell>
          <table:table-cell office:value-type="string">
            <text:p>J9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0</text:p>
          </table:table-cell>
          <table:table-cell office:value-type="string">
            <text:p>Comédie du Livre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médie du Livre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0</text:p>
          </table:table-cell>
          <table:table-cell office:value-type="string">
            <text:p>Gymnase Jean Ramel</text:p>
          </table:table-cell>
          <table:table-cell office:value-type="float" office:value="1315">
            <text:p>131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Jean Ramel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4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132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0</text:p>
          </table:table-cell>
          <table:table-cell office:value-type="string">
            <text:p>Ecole élémentaire Jules Simon</text:p>
          </table:table-cell>
          <table:table-cell office:value-type="float" office:value="1515">
            <text:p>151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Simon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07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0</text:p>
          </table:table-cell>
          <table:table-cell office:value-type="string">
            <text:p>Maison de la Démocratie - D.M.P.T</text:p>
          </table:table-cell>
          <table:table-cell office:value-type="float" office:value="1867">
            <text:p>186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Maison de la Démocratie - D.M.P.T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273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56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0</text:p>
          </table:table-cell>
          <table:table-cell office:value-type="string">
            <text:p>Plateaux Sportifs Figuerolles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Figuerolles</text:p>
          </table:table-cell>
          <table:table-cell office:value-type="string">
            <text:p>H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13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0</text:p>
          </table:table-cell>
          <table:table-cell office:value-type="string">
            <text:p>Salle de sports La Babote</text:p>
          </table:table-cell>
          <table:table-cell office:value-type="float" office:value="1652">
            <text:p>16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a Babot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QUIP.SPORT</text:p>
          </table:table-cell>
          <table:table-cell office:value-type="string">
            <text:p>0007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9</text:p>
          </table:table-cell>
          <table:table-cell office:value-type="string">
            <text:p>140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0</text:p>
          </table:table-cell>
          <table:table-cell office:value-type="string">
            <text:p>Bibliothèque Jean Paul Sartre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Jean Paul Sartre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8</text:p>
          </table:table-cell>
          <table:table-cell office:value-type="string">
            <text:p>TA3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D.C.P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D.C.P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MAIRIES ANN.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/>
          <table:table-cell office:value-type="string">
            <text:p>Lycée Georges Frêch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25-20-Lycée Georges Frêche</text:p>
          </table:table-cell>
          <table:table-cell office:value-type="string">
            <text:p>P9</text:p>
          </table:table-cell>
          <table:table-cell office:value-type="string">
            <text:p>Q9</text:p>
          </table:table-cell>
          <table:table-cell/>
          <table:table-cell office:value-type="string">
            <text:p>ADM.EDUC.NAT</text:p>
          </table:table-cell>
          <table:table-cell/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7</text:p>
          </table:table-cell>
          <table:table-cell office:value-type="string">
            <text:p>Lycée Professionnel la Colline</text:p>
          </table:table-cell>
          <table:table-cell office:value-type="float" office:value="806">
            <text:p>806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la Collin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ADM.EDUC.NAT</text:p>
          </table:table-cell>
          <table:table-cell office:value-type="string">
            <text:p>700093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6</text:p>
          </table:table-cell>
          <table:table-cell office:value-type="string">
            <text:p>700093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0</text:p>
          </table:table-cell>
          <table:table-cell office:value-type="string">
            <text:p>Ecole élémentaire Frédéric Bazille</text:p>
          </table:table-cell>
          <table:table-cell office:value-type="float" office:value="1489">
            <text:p>1489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Frédéric Bazille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3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7</text:p>
          </table:table-cell>
          <table:table-cell office:value-type="string">
            <text:p>10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0</text:p>
          </table:table-cell>
          <table:table-cell office:value-type="string">
            <text:p>Petit bois de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etit bois de la Collin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5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2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0</text:p>
          </table:table-cell>
          <table:table-cell office:value-type="string">
            <text:p>Salle de sports Jean Farré</text:p>
          </table:table-cell>
          <table:table-cell office:value-type="float" office:value="1315">
            <text:p>131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Jean Farré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4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13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0</text:p>
          </table:table-cell>
          <table:table-cell office:value-type="string">
            <text:p>Plaine de Jeu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ine de Jeu La Collin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TA12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0</text:p>
          </table:table-cell>
          <table:table-cell office:value-type="string">
            <text:p>Eglise Réformée-temp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-templ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3943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0</text:p>
          </table:table-cell>
          <table:table-cell office:value-type="string">
            <text:p>Square place François Jaumes</text:p>
          </table:table-cell>
          <table:table-cell office:value-type="float" office:value="1349">
            <text:p>134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ce François Jaumes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2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28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0</text:p>
          </table:table-cell>
          <table:table-cell office:value-type="string">
            <text:p>Salle de boxe Auguste Caulet</text:p>
          </table:table-cell>
          <table:table-cell office:value-type="float" office:value="2037">
            <text:p>203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boxe Auguste Caulet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0007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0</text:p>
          </table:table-cell>
          <table:table-cell office:value-type="string">
            <text:p>140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0</text:p>
          </table:table-cell>
          <table:table-cell office:value-type="string">
            <text:p>Square Planchon</text:p>
          </table:table-cell>
          <table:table-cell office:value-type="float" office:value="1867">
            <text:p>186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nchon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5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0</text:p>
          </table:table-cell>
          <table:table-cell office:value-type="string">
            <text:p>Salle de sports Alain le Hetet</text:p>
          </table:table-cell>
          <table:table-cell office:value-type="float" office:value="2103">
            <text:p>210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ain le Hetet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3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64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0</text:p>
          </table:table-cell>
          <table:table-cell office:value-type="string">
            <text:p>Gymnase Alain le Hetet</text:p>
          </table:table-cell>
          <table:table-cell office:value-type="float" office:value="2103">
            <text:p>210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le Hetet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3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64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string">
            <text:p>Parc Emmanuel Roblès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mmanuel Roblès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7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0</text:p>
          </table:table-cell>
          <table:table-cell office:value-type="string">
            <text:p>Ecole élémentaire Sévigné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évigné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41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127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string">
            <text:p>Gymnase Maria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arianne</text:p>
          </table:table-cell>
          <table:table-cell office:value-type="string">
            <text:p>P9</text:p>
          </table:table-cell>
          <table:table-cell office:value-type="string">
            <text:p>Q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0</text:p>
          </table:table-cell>
          <table:table-cell office:value-type="string">
            <text:p>Chapelle Cité Gely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hapelle Cité Gely</text:p>
          </table:table-cell>
          <table:table-cell office:value-type="string">
            <text:p>H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7</text:p>
          </table:table-cell>
          <table:table-cell office:value-type="string">
            <text:p>2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0</text:p>
          </table:table-cell>
          <table:table-cell office:value-type="string">
            <text:p>Square Figuerolles</text:p>
          </table:table-cell>
          <table:table-cell office:value-type="float" office:value="1012">
            <text:p>1012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iguerolles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63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636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0</text:p>
          </table:table-cell>
          <table:table-cell office:value-type="string">
            <text:p>Parking Gambetta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Gambetta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8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/>
          <table:table-cell office:value-type="string">
            <text:p>Plateaux Sportifs Léon Caz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n Cazal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0</text:p>
          </table:table-cell>
          <table:table-cell office:value-type="string">
            <text:p>Multisport Figuerolles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Figuerolle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8</text:p>
          </table:table-cell>
          <table:table-cell office:value-type="string">
            <text:p>166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0</text:p>
          </table:table-cell>
          <table:table-cell office:value-type="string">
            <text:p>Ecole maternelle Docteur Roux</text:p>
          </table:table-cell>
          <table:table-cell office:value-type="float" office:value="1012">
            <text:p>1012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Docteur Roux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03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8</text:p>
          </table:table-cell>
          <table:table-cell office:value-type="string">
            <text:p>99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0</text:p>
          </table:table-cell>
          <table:table-cell office:value-type="string">
            <text:p>Parking Laissac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Laissac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5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512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0</text:p>
          </table:table-cell>
          <table:table-cell office:value-type="string">
            <text:p>Halles Laissac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Laissac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05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000511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0</text:p>
          </table:table-cell>
          <table:table-cell office:value-type="string">
            <text:p>Boulodrome Figuerolles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Figuerolle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0</text:p>
          </table:table-cell>
          <table:table-cell office:value-type="string">
            <text:p>Tennis Léon Caz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Léon Cazal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1</text:p>
          </table:table-cell>
          <table:table-cell office:value-type="string">
            <text:p>164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Hotel Montcalm-Musée de l'histoire de France en Algérie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Hotel Montcalm-Musée de l'histoire de France en Algérie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0</text:p>
          </table:table-cell>
          <table:table-cell office:value-type="string">
            <text:p>Boulodrome Leon Cazal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on Cazal</text:p>
          </table:table-cell>
          <table:table-cell office:value-type="string">
            <text:p>P9</text:p>
          </table:table-cell>
          <table:table-cell office:value-type="string">
            <text:p>O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 office:value-type="string">
            <text:p>164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/>
          <table:table-cell office:value-type="string">
            <text:p>Espace Robert Capdeville</text:p>
          </table:table-cell>
          <table:table-cell office:value-type="float" office:value="2671">
            <text:p>26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05-17-Espace Robert Capdeville</text:p>
          </table:table-cell>
          <table:table-cell office:value-type="string">
            <text:p>Q9</text:p>
          </table:table-cell>
          <table:table-cell table:number-columns-repeated="2"/>
          <table:table-cell office:value-type="string">
            <text:p>ADM.REG.DEP.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2</text:p>
          </table:table-cell>
          <table:table-cell office:value-type="string">
            <text:p>TA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7</text:p>
          </table:table-cell>
          <table:table-cell office:value-type="string">
            <text:p>C.P.A.M</text:p>
          </table:table-cell>
          <table:table-cell office:value-type="float" office:value="1108">
            <text:p>1108</text:p>
          </table:table-cell>
          <table:table-cell office:value-type="float" office:value="29">
            <text:p>29</text:p>
          </table:table-cell>
          <table:table-cell office:value-type="string">
            <text:p>bis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P.A.M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ADM.SANTE AS</text:p>
          </table:table-cell>
          <table:table-cell office:value-type="string">
            <text:p>70017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8</text:p>
          </table:table-cell>
          <table:table-cell office:value-type="string">
            <text:p>400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/>
          <table:table-cell office:value-type="string">
            <text:p>Square du père Bonnet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père Bonnet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0</text:p>
          </table:table-cell>
          <table:table-cell office:value-type="string">
            <text:p>Espace Antonin Balmès</text:p>
          </table:table-cell>
          <table:table-cell office:value-type="float" office:value="2380">
            <text:p>238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Espace Antonin Balmès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CLUB 3 AGE</text:p>
          </table:table-cell>
          <table:table-cell office:value-type="string">
            <text:p>7002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0</text:p>
          </table:table-cell>
          <table:table-cell office:value-type="string">
            <text:p>215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0</text:p>
          </table:table-cell>
          <table:table-cell office:value-type="string">
            <text:p>Club de loisirs Luis Mariano</text:p>
          </table:table-cell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uis Mariano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CLUB 3 AGE</text:p>
          </table:table-cell>
          <table:table-cell office:value-type="string">
            <text:p>7001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8</text:p>
          </table:table-cell>
          <table:table-cell office:value-type="string">
            <text:p>180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/>
          <table:table-cell office:value-type="string">
            <text:p>Piscine Alfred Nakache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Alfred Nakache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1</text:p>
          </table:table-cell>
          <table:table-cell office:value-type="string">
            <text:p>TA15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/>
          <table:table-cell office:value-type="string">
            <text:p>Crèche associative Les Moussaillons</text:p>
          </table:table-cell>
          <table:table-cell office:value-type="float" office:value="2903">
            <text:p>2903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Moussaillon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string">
            <text:p>M.P.T. Albertine Sarrazin</text:p>
          </table:table-cell>
          <table:table-cell office:value-type="float" office:value="1899">
            <text:p>189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ine Sarrazin</text:p>
          </table:table-cell>
          <table:table-cell office:value-type="string">
            <text:p>I9</text:p>
          </table:table-cell>
          <table:table-cell table:number-columns-repeated="3"/>
          <table:table-cell office:value-type="string">
            <text:p>002720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7</text:p>
          </table:table-cell>
          <table:table-cell office:value-type="string">
            <text:p>170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/>
          <table:table-cell office:value-type="string">
            <text:p>Espace chiens Cité Gely</text:p>
          </table:table-cell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Cité Gely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7</text:p>
          </table:table-cell>
          <table:table-cell office:value-type="string">
            <text:p>C.R.A.M</text:p>
          </table:table-cell>
          <table:table-cell office:value-type="float" office:value="1108">
            <text:p>110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R.A.M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ADM.SANTE AS</text:p>
          </table:table-cell>
          <table:table-cell office:value-type="string">
            <text:p>70017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8</text:p>
          </table:table-cell>
          <table:table-cell office:value-type="string">
            <text:p>3959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0</text:p>
          </table:table-cell>
          <table:table-cell office:value-type="string">
            <text:p>Club de loisirs Docteur Bonnet</text:p>
          </table:table-cell>
          <table:table-cell office:value-type="float" office:value="995">
            <text:p>99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Docteur Bonnet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LUB 3 AGE</text:p>
          </table:table-cell>
          <table:table-cell office:value-type="string">
            <text:p>70025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9</text:p>
          </table:table-cell>
          <table:table-cell office:value-type="string">
            <text:p>70025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string">
            <text:p>Jardin des Amandiers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Amandiers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/>
          <table:table-cell office:value-type="string">
            <text:p>Espace chiens du Square Abbé Coursindel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Square Abbé Coursindel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0</text:p>
          </table:table-cell>
          <table:table-cell office:value-type="string">
            <text:p>Marché Paysan - Antigone</text:p>
          </table:table-cell>
          <table:table-cell office:value-type="float" office:value="2519">
            <text:p>251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Paysan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16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1603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0</text:p>
          </table:table-cell>
          <table:table-cell office:value-type="string">
            <text:p>Parking Europa</text:p>
          </table:table-cell>
          <table:table-cell office:value-type="float" office:value="2230">
            <text:p>223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Europa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VIE QUOT.SCE</text:p>
          </table:table-cell>
          <table:table-cell office:value-type="string">
            <text:p>00231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0</text:p>
          </table:table-cell>
          <table:table-cell office:value-type="string">
            <text:p>3979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0</text:p>
          </table:table-cell>
          <table:table-cell office:value-type="string">
            <text:p>Square Abbé Coursindel</text:p>
          </table:table-cell>
          <table:table-cell office:value-type="float" office:value="1936">
            <text:p>193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bbé Coursindel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20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2032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0</text:p>
          </table:table-cell>
          <table:table-cell office:value-type="string">
            <text:p>Crèche Antigone</text:p>
          </table:table-cell>
          <table:table-cell office:value-type="float" office:value="1295">
            <text:p>129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nti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2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83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0</text:p>
          </table:table-cell>
          <table:table-cell office:value-type="string">
            <text:p>Parc de la Guirlande</text:p>
          </table:table-cell>
          <table:table-cell office:value-type="float" office:value="1899">
            <text:p>18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Guirlande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5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593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0</text:p>
          </table:table-cell>
          <table:table-cell office:value-type="string">
            <text:p>Square des Renoncules</text:p>
          </table:table-cell>
          <table:table-cell office:value-type="float" office:value="1864">
            <text:p>186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Renoncules</text:p>
          </table:table-cell>
          <table:table-cell office:value-type="string">
            <text:p>G9</text:p>
          </table:table-cell>
          <table:table-cell/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6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683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string">
            <text:p>Maison de la Prévention Santé</text:p>
          </table:table-cell>
          <table:table-cell office:value-type="float" office:value="1426">
            <text:p>142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a Prévention Santé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7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/>
          <table:table-cell office:value-type="string">
            <text:p>Espace Montpellier Jeunesse</text:p>
          </table:table-cell>
          <table:table-cell office:value-type="float" office:value="1426">
            <text:p>142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Espace Montpellier Jeunesse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TA18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7</text:p>
          </table:table-cell>
          <table:table-cell office:value-type="string">
            <text:p>Poste - Antigone</text:p>
          </table:table-cell>
          <table:table-cell office:value-type="float" office:value="2228">
            <text:p>2228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21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0</text:p>
          </table:table-cell>
          <table:table-cell office:value-type="string">
            <text:p>Eglise Don Bos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Don Bosco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0</text:p>
          </table:table-cell>
          <table:table-cell office:value-type="string">
            <text:p>TA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0</text:p>
          </table:table-cell>
          <table:table-cell office:value-type="string">
            <text:p>Piscine olympique Neptune</text:p>
          </table:table-cell>
          <table:table-cell office:value-type="float" office:value="2957">
            <text:p>29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olympique Neptun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70019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0</text:p>
          </table:table-cell>
          <table:table-cell office:value-type="string">
            <text:p>700191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0</text:p>
          </table:table-cell>
          <table:table-cell office:value-type="string">
            <text:p>Gymnase Olympie</text:p>
          </table:table-cell>
          <table:table-cell office:value-type="float" office:value="2310">
            <text:p>231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Olympi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00255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0</text:p>
          </table:table-cell>
          <table:table-cell office:value-type="string">
            <text:p>154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7</text:p>
          </table:table-cell>
          <table:table-cell office:value-type="string">
            <text:p>FRANCE TELECOM - Antigone</text:p>
          </table:table-cell>
          <table:table-cell office:value-type="float" office:value="1607">
            <text:p>1607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96-20-FRANCE TELECOM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23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0</text:p>
          </table:table-cell>
          <table:table-cell office:value-type="string">
            <text:p>Ecole élémentaire Gambetta</text:p>
          </table:table-cell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mbetta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13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10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/>
          <table:table-cell office:value-type="string">
            <text:p>Jardins de la Lironde</text:p>
          </table:table-cell>
          <table:table-cell office:value-type="float" office:value="3372">
            <text:p>33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de la Lironde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5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/>
          <table:table-cell office:value-type="string">
            <text:p>Square Adamantios Korais</text:p>
          </table:table-cell>
          <table:table-cell office:value-type="float" office:value="3172">
            <text:p>31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damantios Korais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8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7</text:p>
          </table:table-cell>
          <table:table-cell office:value-type="string">
            <text:p>Collège Fontcarrade</text:p>
          </table:table-cell>
          <table:table-cell office:value-type="float" office:value="1044">
            <text:p>1044</text:p>
          </table:table-cell>
          <table:table-cell office:value-type="float" office:value="653">
            <text:p>653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Fontcarrade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ADM.EDUC.NAT</text:p>
          </table:table-cell>
          <table:table-cell office:value-type="string">
            <text:p>700109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37</text:p>
          </table:table-cell>
          <table:table-cell office:value-type="string">
            <text:p>393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/>
          <table:table-cell office:value-type="string">
            <text:p>Place de Thessalie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Thessali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7</text:p>
          </table:table-cell>
          <table:table-cell office:value-type="string">
            <text:p>Hôtel de Montpellier Agglomération</text:p>
          </table:table-cell>
          <table:table-cell office:value-type="float" office:value="2228">
            <text:p>2228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05-15-Hôtel de Montpellier Agglomération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REG.DEP.</text:p>
          </table:table-cell>
          <table:table-cell office:value-type="string">
            <text:p>70006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3928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7</text:p>
          </table:table-cell>
          <table:table-cell office:value-type="string">
            <text:p>Hôtel de Région</text:p>
          </table:table-cell>
          <table:table-cell office:value-type="float" office:value="1777">
            <text:p>1777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05-17-Hôtel de Région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ADM.REG.DEP.</text:p>
          </table:table-cell>
          <table:table-cell office:value-type="string">
            <text:p>700059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3905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/>
          <table:table-cell office:value-type="string">
            <text:p>Place de Marathon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Marathon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0</text:p>
          </table:table-cell>
          <table:table-cell office:value-type="string">
            <text:p>Esplanade de l'Europe</text:p>
          </table:table-cell>
          <table:table-cell office:value-type="float" office:value="2380">
            <text:p>238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de l'Europ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20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4082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/>
          <table:table-cell office:value-type="string">
            <text:p>Espace des Pertuisanes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des Pertuisanes</text:p>
          </table:table-cell>
          <table:table-cell office:value-type="string">
            <text:p>I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0</text:p>
          </table:table-cell>
          <table:table-cell office:value-type="string">
            <text:p>Ecole maternelle Francis Garnier</text:p>
          </table:table-cell>
          <table:table-cell office:value-type="float" office:value="1132">
            <text:p>11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rancis Garnier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0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8</text:p>
          </table:table-cell>
          <table:table-cell office:value-type="string">
            <text:p>10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0</text:p>
          </table:table-cell>
          <table:table-cell office:value-type="string">
            <text:p>Plateaux Sportifs La Martelle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Martelle</text:p>
          </table:table-cell>
          <table:table-cell office:value-type="string">
            <text:p>E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109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0</text:p>
          </table:table-cell>
          <table:table-cell office:value-type="string">
            <text:p>Square François Dezeuze</text:p>
          </table:table-cell>
          <table:table-cell office:value-type="float" office:value="1079">
            <text:p>107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rançois Dezeuz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33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0</text:p>
          </table:table-cell>
          <table:table-cell office:value-type="string">
            <text:p>Mission Grand Coeur</text:p>
          </table:table-cell>
          <table:table-cell office:value-type="float" office:value="1305">
            <text:p>130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Mission Grand Coeur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310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59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7</text:p>
          </table:table-cell>
          <table:table-cell office:value-type="string">
            <text:p>Opéra Comédie</text:p>
          </table:table-cell>
          <table:table-cell office:value-type="float" office:value="2124">
            <text:p>212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Opéra Comédie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70059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200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0</text:p>
          </table:table-cell>
          <table:table-cell office:value-type="string">
            <text:p>Halte-garderie la Coupole</text:p>
          </table:table-cell>
          <table:table-cell office:value-type="float" office:value="3246">
            <text:p>3246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a Coupol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CRECH/HGARD</text:p>
          </table:table-cell>
          <table:table-cell office:value-type="string">
            <text:p>001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0</text:p>
          </table:table-cell>
          <table:table-cell office:value-type="string">
            <text:p>148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0</text:p>
          </table:table-cell>
          <table:table-cell office:value-type="string">
            <text:p>Boulodrome La Martelle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Martell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157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0</text:p>
          </table:table-cell>
          <table:table-cell office:value-type="string">
            <text:p>Maison des associations Guy de Montpellier</text:p>
          </table:table-cell>
          <table:table-cell office:value-type="float" office:value="1108">
            <text:p>1108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s associations Guy de Montpellier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QUART.CULTUR</text:p>
          </table:table-cell>
          <table:table-cell office:value-type="string">
            <text:p>0011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180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7</text:p>
          </table:table-cell>
          <table:table-cell office:value-type="string">
            <text:p>FRANCE TELECOM - Polygone</text:p>
          </table:table-cell>
          <table:table-cell office:value-type="float" office:value="1702">
            <text:p>17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96-20-FRANCE TELECOM - Poly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3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7</text:p>
          </table:table-cell>
          <table:table-cell office:value-type="string">
            <text:p>Chambre de Commerce</text:p>
          </table:table-cell>
          <table:table-cell office:value-type="float" office:value="1293">
            <text:p>129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hambre de Commerc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ADM.INDUST.</text:p>
          </table:table-cell>
          <table:table-cell office:value-type="string">
            <text:p>70004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3998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0</text:p>
          </table:table-cell>
          <table:table-cell office:value-type="string">
            <text:p>Ecole élémentaire Spinoza</text:p>
          </table:table-cell>
          <table:table-cell office:value-type="float" office:value="2524">
            <text:p>2524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pinoza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ECOLES</text:p>
          </table:table-cell>
          <table:table-cell office:value-type="string">
            <text:p>00034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6</text:p>
          </table:table-cell>
          <table:table-cell office:value-type="string">
            <text:p>109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0</text:p>
          </table:table-cell>
          <table:table-cell office:value-type="string">
            <text:p>Ecole maternelle Jeanne Deroin</text:p>
          </table:table-cell>
          <table:table-cell office:value-type="float" office:value="2524">
            <text:p>2524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ne Deroin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ECOLES</text:p>
          </table:table-cell>
          <table:table-cell office:value-type="string">
            <text:p>00034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6</text:p>
          </table:table-cell>
          <table:table-cell office:value-type="string">
            <text:p>109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0</text:p>
          </table:table-cell>
          <table:table-cell office:value-type="string">
            <text:p>Maison de l'Agglomération Quartier Montpellier Cent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'Agglomération Quartier Montpellier Centr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TA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/>
          <table:table-cell office:value-type="string">
            <text:p>Salle Fernand Pelloutier</text:p>
          </table:table-cell>
          <table:table-cell office:value-type="float" office:value="3246">
            <text:p>32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Fernand Pelloutier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4081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/>
          <table:table-cell office:value-type="string">
            <text:p>Place du Millénaire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u Millénair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0</text:p>
          </table:table-cell>
          <table:table-cell office:value-type="string">
            <text:p>Marché d'Antigone - Nombre d'Or</text:p>
          </table:table-cell>
          <table:table-cell office:value-type="float" office:value="1603">
            <text:p>1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'Antigone - Nombre d'Or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16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1607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0</text:p>
          </table:table-cell>
          <table:table-cell office:value-type="string">
            <text:p>Théâtre Gérard Philipe</text:p>
          </table:table-cell>
          <table:table-cell office:value-type="float" office:value="1634">
            <text:p>163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Gérard Philipe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QUART.CULTUR</text:p>
          </table:table-cell>
          <table:table-cell office:value-type="string">
            <text:p>00052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000529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/>
          <table:table-cell office:value-type="string">
            <text:p>M.P.T. Joseph Ricôme</text:p>
          </table:table-cell>
          <table:table-cell office:value-type="float" office:value="1634">
            <text:p>1634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Joseph Ricôme</text:p>
          </table:table-cell>
          <table:table-cell office:value-type="string">
            <text:p>I9</text:p>
          </table:table-cell>
          <table:table-cell office:value-type="string">
            <text:p>J9</text:p>
          </table:table-cell>
          <table:table-cell table:number-columns-repeated="2"/>
          <table:table-cell office:value-type="string">
            <text:p>00052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8</text:p>
          </table:table-cell>
          <table:table-cell office:value-type="string">
            <text:p>169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0</text:p>
          </table:table-cell>
          <table:table-cell office:value-type="string">
            <text:p>Marché du Plan Cabanes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u Plan Cabanes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HALLES/MCH</text:p>
          </table:table-cell>
          <table:table-cell office:value-type="string">
            <text:p>00057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8</text:p>
          </table:table-cell>
          <table:table-cell office:value-type="string">
            <text:p>000571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7</text:p>
          </table:table-cell>
          <table:table-cell office:value-type="string">
            <text:p>Centre Commercial le Polygone</text:p>
          </table:table-cell>
          <table:table-cell office:value-type="float" office:value="1331">
            <text:p>13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Centre Commercial le Poly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08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39</text:p>
          </table:table-cell>
          <table:table-cell office:value-type="string">
            <text:p>700085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0</text:p>
          </table:table-cell>
          <table:table-cell office:value-type="string">
            <text:p>Médiathèque Centrale d'Agglomération Emile Zola</text:p>
          </table:table-cell>
          <table:table-cell office:value-type="float" office:value="2230">
            <text:p>2230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Centrale d'Agglomération Emile Zola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QUART.CULTUR</text:p>
          </table:table-cell>
          <table:table-cell office:value-type="string">
            <text:p>70246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0</text:p>
          </table:table-cell>
          <table:table-cell office:value-type="string">
            <text:p>4078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0</text:p>
          </table:table-cell>
          <table:table-cell office:value-type="string">
            <text:p>Fontaine des Trois Grâce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Fontaine des Trois Grâces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/>
          <table:table-cell office:value-type="string">
            <text:p>Place de Sparte</text:p>
          </table:table-cell>
          <table:table-cell office:value-type="float" office:value="3021">
            <text:p>30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Spart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0</text:p>
          </table:table-cell>
          <table:table-cell office:value-type="string">
            <text:p>Parc de la Grande Lironde</text:p>
          </table:table-cell>
          <table:table-cell office:value-type="float" office:value="2324">
            <text:p>23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Grande Lironde</text:p>
          </table:table-cell>
          <table:table-cell office:value-type="string">
            <text:p>P9</text:p>
          </table:table-cell>
          <table:table-cell/>
          <table:table-cell office:value-type="string">
            <text:p>41</text:p>
          </table:table-cell>
          <table:table-cell office:value-type="string">
            <text:p>PARCS/JARDIN</text:p>
          </table:table-cell>
          <table:table-cell office:value-type="string">
            <text:p>0019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1912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0</text:p>
          </table:table-cell>
          <table:table-cell office:value-type="string">
            <text:p>Square Saint Roch</text:p>
          </table:table-cell>
          <table:table-cell office:value-type="float" office:value="1963">
            <text:p>19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Roch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14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0</text:p>
          </table:table-cell>
          <table:table-cell office:value-type="string">
            <text:p>Eglise Saint Roch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Roch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0</text:p>
          </table:table-cell>
          <table:table-cell office:value-type="string">
            <text:p>Archives Municipales</text:p>
          </table:table-cell>
          <table:table-cell office:value-type="float" office:value="2935">
            <text:p>2935</text:p>
          </table:table-cell>
          <table:table-cell office:value-type="float" office:value="287">
            <text:p>28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Archives Municipales</text:p>
          </table:table-cell>
          <table:table-cell office:value-type="string">
            <text:p>N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TA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0</text:p>
          </table:table-cell>
          <table:table-cell office:value-type="string">
            <text:p>Médiathèque Federico Fellini</text:p>
          </table:table-cell>
          <table:table-cell office:value-type="float" office:value="2302">
            <text:p>23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Federico Fellini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QUART.CULTUR</text:p>
          </table:table-cell>
          <table:table-cell office:value-type="string">
            <text:p>00022303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0</text:p>
          </table:table-cell>
          <table:table-cell office:value-type="string">
            <text:p>0002230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/>
          <table:table-cell office:value-type="string">
            <text:p>A.L.E</text:p>
          </table:table-cell>
          <table:table-cell office:value-type="float" office:value="2302">
            <text:p>23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A.L.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97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0</text:p>
          </table:table-cell>
          <table:table-cell office:value-type="string">
            <text:p>Halte-garderie André Chamson</text:p>
          </table:table-cell>
          <table:table-cell office:value-type="float" office:value="2523">
            <text:p>2523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André Chamson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CRECH/HGARD</text:p>
          </table:table-cell>
          <table:table-cell office:value-type="string">
            <text:p>00053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6</text:p>
          </table:table-cell>
          <table:table-cell office:value-type="string">
            <text:p>136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0</text:p>
          </table:table-cell>
          <table:table-cell office:value-type="string">
            <text:p>Square des Citadines</text:p>
          </table:table-cell>
          <table:table-cell office:value-type="float" office:value="2228">
            <text:p>222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Citadines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22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2202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0</text:p>
          </table:table-cell>
          <table:table-cell office:value-type="string">
            <text:p>Eglise Orthodoxe de Franc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55</text:p>
          </table:table-cell>
          <table:table-cell office:value-type="string">
            <text:p>97-55-Eglise Orthodoxe de Franc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/>
          <table:table-cell office:value-type="string">
            <text:p>Service Hygiène et Santé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Service Hygiène et Santé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MAIRIES AN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  <table:table-cell office:value-type="string">
            <text:p>M.P.T. André Chamson</text:p>
          </table:table-cell>
          <table:table-cell office:value-type="float" office:value="2523">
            <text:p>2523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ndré Chamson</text:p>
          </table:table-cell>
          <table:table-cell office:value-type="string">
            <text:p>E9</text:p>
          </table:table-cell>
          <table:table-cell table:number-columns-repeated="3"/>
          <table:table-cell office:value-type="string">
            <text:p>0005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6</text:p>
          </table:table-cell>
          <table:table-cell office:value-type="string">
            <text:p>59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0</text:p>
          </table:table-cell>
          <table:table-cell office:value-type="string">
            <text:p>Parking Comédie</text:p>
          </table:table-cell>
          <table:table-cell office:value-type="float" office:value="815">
            <text:p>815</text:p>
          </table:table-cell>
          <table:table-cell office:value-type="float" office:value="9038">
            <text:p>9038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omédi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6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3933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0</text:p>
          </table:table-cell>
          <table:table-cell office:value-type="string">
            <text:p>Ecole élémentaire Périclès</text:p>
          </table:table-cell>
          <table:table-cell office:value-type="float" office:value="2229">
            <text:p>2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ériclès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263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8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0</text:p>
          </table:table-cell>
          <table:table-cell office:value-type="string">
            <text:p>Ecole maternelle Aristote</text:p>
          </table:table-cell>
          <table:table-cell office:value-type="float" office:value="2229">
            <text:p>2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ristot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26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0</text:p>
          </table:table-cell>
          <table:table-cell office:value-type="string">
            <text:p>89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/>
          <table:table-cell office:value-type="string">
            <text:p>RAM Antigone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Antigon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0</text:p>
          </table:table-cell>
          <table:table-cell office:value-type="string">
            <text:p>137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0</text:p>
          </table:table-cell>
          <table:table-cell office:value-type="string">
            <text:p>Galerie Saint Ravy</text:p>
          </table:table-cell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Galerie Saint Ravy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24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9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0</text:p>
          </table:table-cell>
          <table:table-cell office:value-type="string">
            <text:p>Parking Antigone</text:p>
          </table:table-cell>
          <table:table-cell office:value-type="float" office:value="2229">
            <text:p>2229</text:p>
          </table:table-cell>
          <table:table-cell office:value-type="float" office:value="446">
            <text:p>446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VIE QUOT.SCE</text:p>
          </table:table-cell>
          <table:table-cell office:value-type="string">
            <text:p>00063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0</text:p>
          </table:table-cell>
          <table:table-cell office:value-type="string">
            <text:p>000634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0</text:p>
          </table:table-cell>
          <table:table-cell office:value-type="string">
            <text:p>Ecole maternelle Pasteur</text:p>
          </table:table-cell>
          <table:table-cell office:value-type="float" office:value="1965">
            <text:p>196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steur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49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9</text:p>
          </table:table-cell>
          <table:table-cell office:value-type="string">
            <text:p>110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/>
          <table:table-cell office:value-type="string">
            <text:p>Espace chien de la Spiral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 de la Spiral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0</text:p>
          </table:table-cell>
          <table:table-cell office:value-type="string">
            <text:p>Salle Jules Pagezy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Jules Pagezy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53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/>
          <table:table-cell office:value-type="string">
            <text:p>Aire de jeux rue Vien</text:p>
          </table:table-cell>
          <table:table-cell office:value-type="float" office:value="2130">
            <text:p>213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rue Vien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0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0</text:p>
          </table:table-cell>
          <table:table-cell office:value-type="string">
            <text:p>Poste de police municipale ancien Hôtel de Ville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ancien Hôtel de Vill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POSTE POLICE</text:p>
          </table:table-cell>
          <table:table-cell office:value-type="string">
            <text:p>00053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0005350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0</text:p>
          </table:table-cell>
          <table:table-cell office:value-type="string">
            <text:p>Eglise Sainte Eulali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Eulalie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8</text:p>
          </table:table-cell>
          <table:table-cell office:value-type="string">
            <text:p>2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0</text:p>
          </table:table-cell>
          <table:table-cell office:value-type="string">
            <text:p>Halles Jacques Coeur</text:p>
          </table:table-cell>
          <table:table-cell office:value-type="float" office:value="2229">
            <text:p>22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Jacques Coeur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280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4035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7</text:p>
          </table:table-cell>
          <table:table-cell office:value-type="string">
            <text:p>Clinique Beau Soleil</text:p>
          </table:table-cell>
          <table:table-cell office:value-type="float" office:value="1390">
            <text:p>1390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Beau Soleil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37</text:p>
          </table:table-cell>
          <table:table-cell office:value-type="string">
            <text:p>ADM.SANTE AS</text:p>
          </table:table-cell>
          <table:table-cell office:value-type="string">
            <text:p>70015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7</text:p>
          </table:table-cell>
          <table:table-cell office:value-type="string">
            <text:p>3906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0</text:p>
          </table:table-cell>
          <table:table-cell office:value-type="string">
            <text:p>Ecole élémentaire Lamartine</text:p>
          </table:table-cell>
          <table:table-cell office:value-type="float" office:value="2098">
            <text:p>209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amartin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48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9</text:p>
          </table:table-cell>
          <table:table-cell office:value-type="string">
            <text:p>110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7</text:p>
          </table:table-cell>
          <table:table-cell office:value-type="string">
            <text:p>Poste - Comédie</text:p>
          </table:table-cell>
          <table:table-cell office:value-type="float" office:value="1990">
            <text:p>199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Comédi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2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0</text:p>
          </table:table-cell>
          <table:table-cell office:value-type="string">
            <text:p>Boulodrome Pierre Lange</text:p>
          </table:table-cell>
          <table:table-cell office:value-type="float" office:value="3019">
            <text:p>3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ierre Lange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TA11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0</text:p>
          </table:table-cell>
          <table:table-cell office:value-type="string">
            <text:p>Moulin de l'Evèque</text:p>
          </table:table-cell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oulin de l'Evèque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167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0</text:p>
          </table:table-cell>
          <table:table-cell office:value-type="string">
            <text:p>Office du Tourisme</text:p>
          </table:table-cell>
          <table:table-cell office:value-type="float" office:value="1281">
            <text:p>128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Office du Tourism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57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17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7</text:p>
          </table:table-cell>
          <table:table-cell office:value-type="string">
            <text:p>Direction Régionale du Commerce Extérieur</text:p>
          </table:table-cell>
          <table:table-cell office:value-type="float" office:value="2392">
            <text:p>2392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u Commerce Extérieur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CO.FIN.</text:p>
          </table:table-cell>
          <table:table-cell office:value-type="string">
            <text:p>70001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12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7</text:p>
          </table:table-cell>
          <table:table-cell office:value-type="string">
            <text:p>Direction Régionale de l'Equipement</text:p>
          </table:table-cell>
          <table:table-cell office:value-type="float" office:value="1211">
            <text:p>1211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 l'Equipement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QUIP.TR</text:p>
          </table:table-cell>
          <table:table-cell office:value-type="string">
            <text:p>70003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36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/>
          <table:table-cell office:value-type="string">
            <text:p>Poste de Police nationale Comédie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nationale Comédi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ADM.INTER.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407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/>
          <table:table-cell office:value-type="string">
            <text:p>Jardins Familiaux les Grands Grés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Familiaux les Grands Grés</text:p>
          </table:table-cell>
          <table:table-cell office:value-type="string">
            <text:p>T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3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/>
          <table:table-cell office:value-type="string">
            <text:p>Crèche associative Les Lutins</text:p>
          </table:table-cell>
          <table:table-cell office:value-type="float" office:value="2321">
            <text:p>2321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Lutins</text:p>
          </table:table-cell>
          <table:table-cell office:value-type="string">
            <text:p>Q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7</text:p>
          </table:table-cell>
          <table:table-cell office:value-type="string">
            <text:p>Cité Judiciaire</text:p>
          </table:table-cell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Cité Judiciaire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ADM.JUSTICE</text:p>
          </table:table-cell>
          <table:table-cell office:value-type="string">
            <text:p>70005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8</text:p>
          </table:table-cell>
          <table:table-cell office:value-type="string">
            <text:p>393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0</text:p>
          </table:table-cell>
          <table:table-cell office:value-type="string">
            <text:p>Crypte-Musée de l'Histoire de Montpellier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rypte - Musée de l'Histoire de Montpellier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7</text:p>
          </table:table-cell>
          <table:table-cell office:value-type="string">
            <text:p>D.R.A.S.S</text:p>
          </table:table-cell>
          <table:table-cell office:value-type="float" office:value="2229">
            <text:p>2229</text:p>
          </table:table-cell>
          <table:table-cell office:value-type="float" office:value="615">
            <text:p>61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D.R.A.S.S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SANTE AS</text:p>
          </table:table-cell>
          <table:table-cell office:value-type="string">
            <text:p>70006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40</text:p>
          </table:table-cell>
          <table:table-cell office:value-type="string">
            <text:p>700066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7</text:p>
          </table:table-cell>
          <table:table-cell office:value-type="string">
            <text:p>Trésorerie Générale de l'Hérault</text:p>
          </table:table-cell>
          <table:table-cell office:value-type="float" office:value="1211">
            <text:p>1211</text:p>
          </table:table-cell>
          <table:table-cell office:value-type="float" office:value="334">
            <text:p>33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Trésorerie Générale de l'Hérault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CO.FIN.</text:p>
          </table:table-cell>
          <table:table-cell office:value-type="string">
            <text:p>70001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3965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0</text:p>
          </table:table-cell>
          <table:table-cell office:value-type="string">
            <text:p>Crèche Sophie Lagrèze</text:p>
          </table:table-cell>
          <table:table-cell office:value-type="float" office:value="1259">
            <text:p>125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Sophie Lagrèze</text:p>
          </table:table-cell>
          <table:table-cell office:value-type="string">
            <text:p>I10</text:p>
          </table:table-cell>
          <table:table-cell office:value-type="string">
            <text:p>J10</text:p>
          </table:table-cell>
          <table:table-cell office:value-type="string">
            <text:p>38</text:p>
          </table:table-cell>
          <table:table-cell office:value-type="string">
            <text:p>CRECH/HGARD</text:p>
          </table:table-cell>
          <table:table-cell office:value-type="string">
            <text:p>00022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 office:value-type="string">
            <text:p>8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7</text:p>
          </table:table-cell>
          <table:table-cell office:value-type="string">
            <text:p>Direction Régionale France Télécom</text:p>
          </table:table-cell>
          <table:table-cell office:value-type="float" office:value="1211">
            <text:p>1211</text:p>
          </table:table-cell>
          <table:table-cell office:value-type="float" office:value="474">
            <text:p>47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France Télécom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06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68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0</text:p>
          </table:table-cell>
          <table:table-cell office:value-type="string">
            <text:p>Carré Sainte Anne</text:p>
          </table:table-cell>
          <table:table-cell office:value-type="float" office:value="1724">
            <text:p>17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arré Sainte An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9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0</text:p>
          </table:table-cell>
          <table:table-cell office:value-type="string">
            <text:p>Ecole élémentaire Auguste Comte</text:p>
          </table:table-cell>
          <table:table-cell office:value-type="float" office:value="962">
            <text:p>9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uguste Comte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6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90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0</text:p>
          </table:table-cell>
          <table:table-cell office:value-type="string">
            <text:p>Marché antiquaires - Sainte Anne</text:p>
          </table:table-cell>
          <table:table-cell office:value-type="float" office:value="1711">
            <text:p>1711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ntiquaires - Sainte An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16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1606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/>
          <table:table-cell office:value-type="string">
            <text:p>Placette le moulin</text:p>
          </table:table-cell>
          <table:table-cell office:value-type="float" office:value="3019">
            <text:p>3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tte le Moulin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0</text:p>
          </table:table-cell>
          <table:table-cell office:value-type="string">
            <text:p>Halles Castellane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Castella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29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2915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0</text:p>
          </table:table-cell>
          <table:table-cell office:value-type="string">
            <text:p>Marché de la Comédie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 la Comédi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22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2299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0</text:p>
          </table:table-cell>
          <table:table-cell office:value-type="string">
            <text:p>Square Pierre Causse</text:p>
          </table:table-cell>
          <table:table-cell office:value-type="float" office:value="1731">
            <text:p>173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ierre Causs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2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25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0</text:p>
          </table:table-cell>
          <table:table-cell office:value-type="string">
            <text:p>Pavillon Populaire</text:p>
          </table:table-cell>
          <table:table-cell office:value-type="float" office:value="1299">
            <text:p>1299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Pavillon Populai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64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073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/>
          <table:table-cell office:value-type="string">
            <text:p>Berges du Lez -Pain Levé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- Pain Levé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4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7</text:p>
          </table:table-cell>
          <table:table-cell office:value-type="string">
            <text:p>Château de Flaugergues</text:p>
          </table:table-cell>
          <table:table-cell office:value-type="float" office:value="2324">
            <text:p>2324</text:p>
          </table:table-cell>
          <table:table-cell office:value-type="float" office:value="1370">
            <text:p>137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e Flaugergues</text:p>
          </table:table-cell>
          <table:table-cell office:value-type="string">
            <text:p>Q10</text:p>
          </table:table-cell>
          <table:table-cell office:value-type="string">
            <text:p>R10</text:p>
          </table:table-cell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100</text:p>
          </table:table-cell>
          <table:table-cell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2</text:p>
          </table:table-cell>
          <table:table-cell office:value-type="string">
            <text:p>3909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0</text:p>
          </table:table-cell>
          <table:table-cell office:value-type="string">
            <text:p>Musée de la Pharmacie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de la Pharmaci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0</text:p>
          </table:table-cell>
          <table:table-cell office:value-type="string">
            <text:p>Dominicains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Dominicains-chapell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0</text:p>
          </table:table-cell>
          <table:table-cell office:value-type="string">
            <text:p>Ecole maternelle Louise Michel</text:p>
          </table:table-cell>
          <table:table-cell office:value-type="float" office:value="1777">
            <text:p>1777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ouise Michel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9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0</text:p>
          </table:table-cell>
          <table:table-cell office:value-type="string">
            <text:p>12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0</text:p>
          </table:table-cell>
          <table:table-cell office:value-type="string">
            <text:p>Base de Pleine Nature - Maison du Lez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de Pleine Nature - Maison du Lez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193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0</text:p>
          </table:table-cell>
          <table:table-cell office:value-type="string">
            <text:p>Salle Rabelais</text:p>
          </table:table-cell>
          <table:table-cell office:value-type="float" office:value="1990">
            <text:p>199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Rabelai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0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78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7</text:p>
          </table:table-cell>
          <table:table-cell office:value-type="string">
            <text:p>C.R.D.P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R.D.P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2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3977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0</text:p>
          </table:table-cell>
          <table:table-cell office:value-type="string">
            <text:p>Conservatoire à rayonnement régional Montpellier Agglo</text:p>
          </table:table-cell>
          <table:table-cell office:value-type="float" office:value="998">
            <text:p>998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nservatoire à rayonnement régional Montpellier Agglo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3976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0</text:p>
          </table:table-cell>
          <table:table-cell office:value-type="string">
            <text:p>Ecole élémentaire Painlevé</text:p>
          </table:table-cell>
          <table:table-cell office:value-type="float" office:value="1777">
            <text:p>1777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inlevé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9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24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0</text:p>
          </table:table-cell>
          <table:table-cell office:value-type="string">
            <text:p>Ecole élémentaire Paul Langevin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ul Langevin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29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7</text:p>
          </table:table-cell>
          <table:table-cell office:value-type="string">
            <text:p>9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0</text:p>
          </table:table-cell>
          <table:table-cell office:value-type="string">
            <text:p>Parking Foch</text:p>
          </table:table-cell>
          <table:table-cell office:value-type="float" office:value="1043">
            <text:p>104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Foch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7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0</text:p>
          </table:table-cell>
          <table:table-cell office:value-type="string">
            <text:p>Musée du Vieux Montpellier</text:p>
          </table:table-cell>
          <table:table-cell office:value-type="float" office:value="1717">
            <text:p>17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du Vieux Montpellier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00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0</text:p>
          </table:table-cell>
          <table:table-cell office:value-type="string">
            <text:p>Halte-garderie la Maison des Enfants</text:p>
          </table:table-cell>
          <table:table-cell office:value-type="float" office:value="954">
            <text:p>9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a Maison des Enfant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49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135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0</text:p>
          </table:table-cell>
          <table:table-cell office:value-type="string">
            <text:p>Hôtel de Varennes</text:p>
          </table:table-cell>
          <table:table-cell office:value-type="float" office:value="1717">
            <text:p>17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Hôtel de Varenne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8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/>
          <table:table-cell office:value-type="string">
            <text:p>Salle Pétrarque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Pétrarqu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35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0</text:p>
          </table:table-cell>
          <table:table-cell office:value-type="string">
            <text:p>Parc du Mas de Costebelle</text:p>
          </table:table-cell>
          <table:table-cell office:value-type="float" office:value="2446">
            <text:p>244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de Costebelle</text:p>
          </table:table-cell>
          <table:table-cell office:value-type="string">
            <text:p>O10</text:p>
          </table:table-cell>
          <table:table-cell/>
          <table:table-cell office:value-type="string">
            <text:p>41</text:p>
          </table:table-cell>
          <table:table-cell office:value-type="string">
            <text:p>PARCS/JARDIN</text:p>
          </table:table-cell>
          <table:table-cell office:value-type="string">
            <text:p>00194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1941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0</text:p>
          </table:table-cell>
          <table:table-cell office:value-type="string">
            <text:p>Square du Maquis Bir-Hakeim</text:p>
          </table:table-cell>
          <table:table-cell office:value-type="float" office:value="2743">
            <text:p>274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Maquis Bir-Hakeim</text:p>
          </table:table-cell>
          <table:table-cell office:value-type="string">
            <text:p>H10</text:p>
          </table:table-cell>
          <table:table-cell office:value-type="string">
            <text:p>I10</text:p>
          </table:table-cell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5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517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/>
          <table:table-cell office:value-type="string">
            <text:p>Fontaine Préfectur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Fontaine Préfectur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0</text:p>
          </table:table-cell>
          <table:table-cell office:value-type="string">
            <text:p>Ecole maternelle Goethe</text:p>
          </table:table-cell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oethe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29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7</text:p>
          </table:table-cell>
          <table:table-cell office:value-type="string">
            <text:p>96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7</text:p>
          </table:table-cell>
          <table:table-cell office:value-type="string">
            <text:p>Poste - Arceaux</text:p>
          </table:table-cell>
          <table:table-cell office:value-type="float" office:value="1951">
            <text:p>195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rceaux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ADM.COMMUNIC</text:p>
          </table:table-cell>
          <table:table-cell office:value-type="string">
            <text:p>70025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0</text:p>
          </table:table-cell>
          <table:table-cell office:value-type="string">
            <text:p>Parking Arc de Triomph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Arc de Triomph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5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5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7</text:p>
          </table:table-cell>
          <table:table-cell office:value-type="string">
            <text:p>Collège Joffre</text:p>
          </table:table-cell>
          <table:table-cell office:value-type="float" office:value="780">
            <text:p>78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Joffre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115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0</text:p>
          </table:table-cell>
          <table:table-cell office:value-type="string">
            <text:p>3912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7</text:p>
          </table:table-cell>
          <table:table-cell office:value-type="string">
            <text:p>Lycée Professionnel Jean Mermoz</text:p>
          </table:table-cell>
          <table:table-cell office:value-type="float" office:value="1288">
            <text:p>1288</text:p>
          </table:table-cell>
          <table:table-cell office:value-type="float" office:value="717">
            <text:p>717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Jean Mermoz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101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0</text:p>
          </table:table-cell>
          <table:table-cell office:value-type="string">
            <text:p>700101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0</text:p>
          </table:table-cell>
          <table:table-cell office:value-type="string">
            <text:p>E.H.P.A.D Montpellieret</text:p>
          </table:table-cell>
          <table:table-cell office:value-type="float" office:value="1002">
            <text:p>10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Montpellieret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SOLIDARITE</text:p>
          </table:table-cell>
          <table:table-cell office:value-type="string">
            <text:p>7001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9</text:p>
          </table:table-cell>
          <table:table-cell office:value-type="string">
            <text:p>3908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7</text:p>
          </table:table-cell>
          <table:table-cell office:value-type="string">
            <text:p>Poste - Préfecture</text:p>
          </table:table-cell>
          <table:table-cell office:value-type="float" office:value="1472">
            <text:p>147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Préfectu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2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0</text:p>
          </table:table-cell>
          <table:table-cell office:value-type="string">
            <text:p>Chapelle de la Miséricorde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hapelle de la Miséricord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4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0</text:p>
          </table:table-cell>
          <table:table-cell office:value-type="string">
            <text:p>Arc de triomph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Arc de triomphe</text:p>
          </table:table-cell>
          <table:table-cell office:value-type="string">
            <text:p>J10</text:p>
          </table:table-cell>
          <table:table-cell office:value-type="string">
            <text:p>K10</text:p>
          </table:table-cell>
          <table:table-cell office:value-type="string">
            <text:p>38</text:p>
          </table:table-cell>
          <table:table-cell office:value-type="string">
            <text:p>DIVERS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4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/>
          <table:table-cell office:value-type="string">
            <text:p>Crèche associative Coste-Belle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Coste-Belle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/>
          <table:table-cell office:value-type="string">
            <text:p>Chateau de la Piscine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de la Piscine</text:p>
          </table:table-cell>
          <table:table-cell office:value-type="string">
            <text:p>F10</text:p>
          </table:table-cell>
          <table:table-cell table:number-columns-repeated="2"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6</text:p>
          </table:table-cell>
          <table:table-cell office:value-type="string">
            <text:p>TA2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/>
          <table:table-cell office:value-type="string">
            <text:p>Sabatier d'Esperan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batier d'Esperan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/>
          <table:table-cell office:value-type="string">
            <text:p>Terrasse des arceaux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Terrasse des arceaux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0</text:p>
          </table:table-cell>
          <table:table-cell office:value-type="string">
            <text:p>Ecole maternelle Chaptal</text:p>
          </table:table-cell>
          <table:table-cell office:value-type="float" office:value="497">
            <text:p>49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aptal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89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8</text:p>
          </table:table-cell>
          <table:table-cell office:value-type="string">
            <text:p>9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0</text:p>
          </table:table-cell>
          <table:table-cell office:value-type="string">
            <text:p>Promenade du Peyrou</text:p>
          </table:table-cell>
          <table:table-cell office:value-type="float" office:value="1721">
            <text:p>17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romenade du Peyrou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21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210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0</text:p>
          </table:table-cell>
          <table:table-cell office:value-type="string">
            <text:p>Ecole élémentaire Jeanne d'Arc</text:p>
          </table:table-cell>
          <table:table-cell office:value-type="float" office:value="497">
            <text:p>49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ne d'Arc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88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9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/>
          <table:table-cell office:value-type="string">
            <text:p>Jardin du Champ de Mars</text:p>
          </table:table-cell>
          <table:table-cell office:value-type="float" office:value="3409">
            <text:p>34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u Champ de Mars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5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0</text:p>
          </table:table-cell>
          <table:table-cell office:value-type="string">
            <text:p>Boulodrome Astruc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Astruc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157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/>
          <table:table-cell office:value-type="string">
            <text:p>Espace chiens Benjamin Milhaud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Benjamin Milhaud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0</text:p>
          </table:table-cell>
          <table:table-cell office:value-type="string">
            <text:p>Marché des Arceaux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s Arceaux</text:p>
          </table:table-cell>
          <table:table-cell office:value-type="string">
            <text:p>I10</text:p>
          </table:table-cell>
          <table:table-cell/>
          <table:table-cell office:value-type="string">
            <text:p>38</text:p>
          </table:table-cell>
          <table:table-cell office:value-type="string">
            <text:p>HALLES/MCH</text:p>
          </table:table-cell>
          <table:table-cell office:value-type="string">
            <text:p>00056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8</text:p>
          </table:table-cell>
          <table:table-cell office:value-type="string">
            <text:p>000566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0</text:p>
          </table:table-cell>
          <table:table-cell office:value-type="string">
            <text:p>Musée Fabre</text:p>
          </table:table-cell>
          <table:table-cell office:value-type="float" office:value="1554">
            <text:p>155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Fab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0</text:p>
          </table:table-cell>
          <table:table-cell office:value-type="string">
            <text:p>Marché aux fleurs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fleur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TA18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7</text:p>
          </table:table-cell>
          <table:table-cell office:value-type="string">
            <text:p>Hôtel de la Préfecture</text:p>
          </table:table-cell>
          <table:table-cell office:value-type="float" office:value="1472">
            <text:p>1472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92-10-Hôtel de la Préfectu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REG.DEP.</text:p>
          </table:table-cell>
          <table:table-cell office:value-type="string">
            <text:p>70006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395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0</text:p>
          </table:table-cell>
          <table:table-cell office:value-type="string">
            <text:p>Esplanade Charles de Gaulle</text:p>
          </table:table-cell>
          <table:table-cell office:value-type="float" office:value="1281">
            <text:p>128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Charles de Gaull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5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35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0</text:p>
          </table:table-cell>
          <table:table-cell office:value-type="string">
            <text:p>Terrain de foot Astruc</text:p>
          </table:table-cell>
          <table:table-cell office:value-type="float" office:value="838">
            <text:p>8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Astruc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7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7</text:p>
          </table:table-cell>
          <table:table-cell office:value-type="string">
            <text:p>142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7</text:p>
          </table:table-cell>
          <table:table-cell office:value-type="string">
            <text:p>Lycée Jean Mermoz</text:p>
          </table:table-cell>
          <table:table-cell office:value-type="float" office:value="1208">
            <text:p>1208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ean Mermoz</text:p>
          </table:table-cell>
          <table:table-cell office:value-type="string">
            <text:p>M10</text:p>
          </table:table-cell>
          <table:table-cell office:value-type="string">
            <text:p>N10</text:p>
          </table:table-cell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099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0</text:p>
          </table:table-cell>
          <table:table-cell office:value-type="string">
            <text:p>389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/>
          <table:table-cell office:value-type="string">
            <text:p>Crèche associative La Bambinerie</text:p>
          </table:table-cell>
          <table:table-cell office:value-type="float" office:value="2028">
            <text:p>202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Bambinerie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7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0</text:p>
          </table:table-cell>
          <table:table-cell office:value-type="string">
            <text:p>Domaine Bonnier de la Mosson</text:p>
          </table:table-cell>
          <table:table-cell office:value-type="float" office:value="1392">
            <text:p>139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Bonnier de la Mosson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5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3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/>
          <table:table-cell office:value-type="string">
            <text:p>Square des Escarcelliers</text:p>
          </table:table-cell>
          <table:table-cell office:value-type="float" office:value="979">
            <text:p>9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Escarcelliers</text:p>
          </table:table-cell>
          <table:table-cell office:value-type="string">
            <text:p>E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TA8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0</text:p>
          </table:table-cell>
          <table:table-cell office:value-type="string">
            <text:p>Boulodrome des Arceaux 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des Arceaux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7</text:p>
          </table:table-cell>
          <table:table-cell office:value-type="string">
            <text:p>Palais de Justice</text:p>
          </table:table-cell>
          <table:table-cell office:value-type="float" office:value="1043">
            <text:p>1043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92-10-Palais de Justic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JUSTICE</text:p>
          </table:table-cell>
          <table:table-cell office:value-type="string">
            <text:p>70005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391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7</text:p>
          </table:table-cell>
          <table:table-cell office:value-type="string">
            <text:p>Centre de secours M. Dormoy</text:p>
          </table:table-cell>
          <table:table-cell office:value-type="float" office:value="2324">
            <text:p>2324</text:p>
          </table:table-cell>
          <table:table-cell office:value-type="float" office:value="1353">
            <text:p>1353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secours M. Dormoy</text:p>
          </table:table-cell>
          <table:table-cell office:value-type="string">
            <text:p>Q10</text:p>
          </table:table-cell>
          <table:table-cell/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2</text:p>
          </table:table-cell>
          <table:table-cell office:value-type="string">
            <text:p>700089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0</text:p>
          </table:table-cell>
          <table:table-cell office:value-type="string">
            <text:p>Square des Arceaux</text:p>
          </table:table-cell>
          <table:table-cell office:value-type="float" office:value="497">
            <text:p>4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rceaux</text:p>
          </table:table-cell>
          <table:table-cell office:value-type="string">
            <text:p>I10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47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472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0</text:p>
          </table:table-cell>
          <table:table-cell office:value-type="string">
            <text:p>Square Boussinesq</text:p>
          </table:table-cell>
          <table:table-cell office:value-type="float" office:value="627">
            <text:p>6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oussinesq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6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634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0</text:p>
          </table:table-cell>
          <table:table-cell office:value-type="string">
            <text:p>Jardin de la Canourgue</text:p>
          </table:table-cell>
          <table:table-cell office:value-type="float" office:value="1970">
            <text:p>197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Canourgu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4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479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0</text:p>
          </table:table-cell>
          <table:table-cell office:value-type="string">
            <text:p>Cour Jacques Coeur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ur Jacques Coeur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0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0</text:p>
          </table:table-cell>
          <table:table-cell office:value-type="string">
            <text:p>Club de loisirs Jeanne Galzy</text:p>
          </table:table-cell>
          <table:table-cell office:value-type="float" office:value="795">
            <text:p>79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eanne Galzy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CLUB 3 AGE</text:p>
          </table:table-cell>
          <table:table-cell office:value-type="string">
            <text:p>7002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7</text:p>
          </table:table-cell>
          <table:table-cell office:value-type="string">
            <text:p>21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7</text:p>
          </table:table-cell>
          <table:table-cell office:value-type="string">
            <text:p>Lycée Joffre</text:p>
          </table:table-cell>
          <table:table-cell office:value-type="float" office:value="780">
            <text:p>78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offre</text:p>
          </table:table-cell>
          <table:table-cell office:value-type="string">
            <text:p>L10</text:p>
          </table:table-cell>
          <table:table-cell office:value-type="string">
            <text:p>M10</text:p>
          </table:table-cell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97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9</text:p>
          </table:table-cell>
          <table:table-cell office:value-type="string">
            <text:p>3892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0</text:p>
          </table:table-cell>
          <table:table-cell office:value-type="string">
            <text:p>Boulodrome des Arceaux 2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des Arceaux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0</text:p>
          </table:table-cell>
          <table:table-cell office:value-type="string">
            <text:p>Ecole maternelle Sarah Bernhardt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arah Bernhardt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COLES</text:p>
          </table:table-cell>
          <table:table-cell office:value-type="string">
            <text:p>00106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1</text:p>
          </table:table-cell>
          <table:table-cell office:value-type="string">
            <text:p>147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0</text:p>
          </table:table-cell>
          <table:table-cell office:value-type="string">
            <text:p>Plateaux Sportifs Mas de Tesse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s de Tesse</text:p>
          </table:table-cell>
          <table:table-cell office:value-type="string">
            <text:p>G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TA14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/>
          <table:table-cell office:value-type="string">
            <text:p>Maison de Quartier Jacques Prévert</text:p>
          </table:table-cell>
          <table:table-cell office:value-type="float" office:value="2028">
            <text:p>20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acques Prévert</text:p>
          </table:table-cell>
          <table:table-cell office:value-type="string">
            <text:p>H10</text:p>
          </table:table-cell>
          <table:table-cell table:number-columns-repeated="3"/>
          <table:table-cell office:value-type="string">
            <text:p>00052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7</text:p>
          </table:table-cell>
          <table:table-cell office:value-type="string">
            <text:p>168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0</text:p>
          </table:table-cell>
          <table:table-cell office:value-type="string">
            <text:p>Basilique Notre Dame des Tables</text:p>
          </table:table-cell>
          <table:table-cell office:value-type="float" office:value="1605">
            <text:p>160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Basilique Notre Dame des Tabl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7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/>
          <table:table-cell office:value-type="string">
            <text:p>Résidence Les Glycines</text:p>
          </table:table-cell>
          <table:table-cell office:value-type="float" office:value="34">
            <text:p>34</text:p>
          </table:table-cell>
          <table:table-cell office:value-type="float" office:value="497">
            <text:p>49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ésidence Les Glycines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0</text:p>
          </table:table-cell>
          <table:table-cell office:value-type="string">
            <text:p>Salle de sports Mireille Bessière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Mireille Bessière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29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57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/>
          <table:table-cell office:value-type="string">
            <text:p>Parc Groupe scolaire Blaise Pascal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roupe scolaire Blaise Pascal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7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7</text:p>
          </table:table-cell>
          <table:table-cell office:value-type="string">
            <text:p>Bowling</text:p>
          </table:table-cell>
          <table:table-cell office:value-type="float" office:value="1777">
            <text:p>1777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wling</text:p>
          </table:table-cell>
          <table:table-cell office:value-type="string">
            <text:p>N10</text:p>
          </table:table-cell>
          <table:table-cell office:value-type="string">
            <text:p>O10</text:p>
          </table:table-cell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70008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3911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0</text:p>
          </table:table-cell>
          <table:table-cell office:value-type="string">
            <text:p>Gymnase Peyrou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Peyrou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8</text:p>
          </table:table-cell>
          <table:table-cell office:value-type="string">
            <text:p>146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0</text:p>
          </table:table-cell>
          <table:table-cell office:value-type="string">
            <text:p>Ecole élémentaire Léo Malet</text:p>
          </table:table-cell>
          <table:table-cell office:value-type="float" office:value="2566">
            <text:p>25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éo Malet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ECOLES</text:p>
          </table:table-cell>
          <table:table-cell office:value-type="string">
            <text:p>00028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5</text:p>
          </table:table-cell>
          <table:table-cell office:value-type="string">
            <text:p>95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/>
          <table:table-cell office:value-type="string">
            <text:p>Place Mirouze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Mirouze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7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/>
          <table:table-cell office:value-type="string">
            <text:p>Square de l'Intendance du Languedoc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'Intendance du Languedoc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8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/>
          <table:table-cell office:value-type="string">
            <text:p>Salle Guillaume de Nogaret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Guillaume de Nogaret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14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0</text:p>
          </table:table-cell>
          <table:table-cell office:value-type="string">
            <text:p>Terrain de foot Alain Delylle</text:p>
          </table:table-cell>
          <table:table-cell office:value-type="float" office:value="1355">
            <text:p>1355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Alain Delyll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7</text:p>
          </table:table-cell>
          <table:table-cell office:value-type="string">
            <text:p>79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/>
          <table:table-cell office:value-type="string">
            <text:p>M.P.T <text:s/>Marie Curie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Marie Curie</text:p>
          </table:table-cell>
          <table:table-cell office:value-type="string">
            <text:p>D1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5</text:p>
          </table:table-cell>
          <table:table-cell office:value-type="string">
            <text:p>17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0</text:p>
          </table:table-cell>
          <table:table-cell office:value-type="string">
            <text:p>Parking Pitot</text:p>
          </table:table-cell>
          <table:table-cell office:value-type="float" office:value="1754">
            <text:p>1754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Pitot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VIE QUOT.SCE</text:p>
          </table:table-cell>
          <table:table-cell office:value-type="string">
            <text:p>0009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8</text:p>
          </table:table-cell>
          <table:table-cell office:value-type="string">
            <text:p>17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0</text:p>
          </table:table-cell>
          <table:table-cell office:value-type="string">
            <text:p>Ecole élémentaire Blaise Pascal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laise Pascal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COLES</text:p>
          </table:table-cell>
          <table:table-cell office:value-type="string">
            <text:p>001062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1</text:p>
          </table:table-cell>
          <table:table-cell office:value-type="string">
            <text:p>147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0</text:p>
          </table:table-cell>
          <table:table-cell office:value-type="string">
            <text:p>Gymnase Mireille Bessière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ireille Bessière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29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57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0</text:p>
          </table:table-cell>
          <table:table-cell office:value-type="string">
            <text:p>Plateaux Sportifs Léo Mallet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 Mallet</text:p>
          </table:table-cell>
          <table:table-cell office:value-type="string">
            <text:p>D10</text:p>
          </table:table-cell>
          <table:table-cell office:value-type="string">
            <text:p>E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TA1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7</text:p>
          </table:table-cell>
          <table:table-cell office:value-type="string">
            <text:p>Lycée Jules Guesdes</text:p>
          </table:table-cell>
          <table:table-cell office:value-type="float" office:value="1390">
            <text:p>1390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ules Guesdes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ADM.EDUC.NAT</text:p>
          </table:table-cell>
          <table:table-cell office:value-type="string">
            <text:p>700100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7</text:p>
          </table:table-cell>
          <table:table-cell office:value-type="string">
            <text:p>3893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0</text:p>
          </table:table-cell>
          <table:table-cell office:value-type="string">
            <text:p>Piscine Pitot</text:p>
          </table:table-cell>
          <table:table-cell office:value-type="float" office:value="1754">
            <text:p>1754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Pitot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QUIP.SPORT</text:p>
          </table:table-cell>
          <table:table-cell office:value-type="string">
            <text:p>70103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38</text:p>
          </table:table-cell>
          <table:table-cell office:value-type="string">
            <text:p>14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7</text:p>
          </table:table-cell>
          <table:table-cell office:value-type="string">
            <text:p>Direction Régionale des Affaires Culturelles</text:p>
          </table:table-cell>
          <table:table-cell office:value-type="float" office:value="1982">
            <text:p>198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s Affaires Culturell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ADM.CULT.SPT</text:p>
          </table:table-cell>
          <table:table-cell office:value-type="string">
            <text:p>70000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700003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0</text:p>
          </table:table-cell>
          <table:table-cell office:value-type="string">
            <text:p>Ecole maternelle Jean-Jacques Rousseau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-Jacques Rousseau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3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9</text:p>
          </table:table-cell>
          <table:table-cell office:value-type="string">
            <text:p>12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0</text:p>
          </table:table-cell>
          <table:table-cell office:value-type="string">
            <text:p>Eglise Saint Matthie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glise Saint Matthieu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/>
          <table:table-cell office:value-type="string">
            <text:p>Département d'art dramatique Louis Jouvet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Département d'art dramatique Louis Jouvet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0</text:p>
          </table:table-cell>
          <table:table-cell office:value-type="string">
            <text:p>La Panacée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a Panacé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7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0</text:p>
          </table:table-cell>
          <table:table-cell office:value-type="string">
            <text:p>Jardin d'Assas</text:p>
          </table:table-cell>
          <table:table-cell office:value-type="float" office:value="2127">
            <text:p>21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'Assa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21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2106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0</text:p>
          </table:table-cell>
          <table:table-cell office:value-type="string">
            <text:p>Eglise Réformée de Montpellier-St Pau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 de Montpellier-St Paul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7</text:p>
          </table:table-cell>
          <table:table-cell office:value-type="string">
            <text:p>3903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7</text:p>
          </table:table-cell>
          <table:table-cell office:value-type="string">
            <text:p>Clinique Clémentville</text:p>
          </table:table-cell>
          <table:table-cell office:value-type="float" office:value="795">
            <text:p>79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Clémentvill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ADM.SANTE AS</text:p>
          </table:table-cell>
          <table:table-cell office:value-type="string">
            <text:p>70015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7</text:p>
          </table:table-cell>
          <table:table-cell office:value-type="string">
            <text:p>390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0</text:p>
          </table:table-cell>
          <table:table-cell office:value-type="string">
            <text:p>Terrain de foot <text:s/>Bonnier de la Mosson</text:p>
          </table:table-cell>
          <table:table-cell office:value-type="float" office:value="2723">
            <text:p>272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<text:s/>Bonnier de la Mosson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EQUIP.SPORT</text:p>
          </table:table-cell>
          <table:table-cell office:value-type="string">
            <text:p>0007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5</text:p>
          </table:table-cell>
          <table:table-cell office:value-type="string">
            <text:p>000795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0</text:p>
          </table:table-cell>
          <table:table-cell office:value-type="string">
            <text:p>Esplanade Léo Malet</text:p>
          </table:table-cell>
          <table:table-cell office:value-type="float" office:value="717">
            <text:p>71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Léo Malet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6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620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7</text:p>
          </table:table-cell>
          <table:table-cell office:value-type="string">
            <text:p>Caserne C.R.S. 56</text:p>
          </table:table-cell>
          <table:table-cell office:value-type="float" office:value="2129">
            <text:p>2129</text:p>
          </table:table-cell>
          <table:table-cell office:value-type="float" office:value="488">
            <text:p>488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Caserne C.R.S. 56</text:p>
          </table:table-cell>
          <table:table-cell office:value-type="string">
            <text:p>O10</text:p>
          </table:table-cell>
          <table:table-cell/>
          <table:table-cell office:value-type="string">
            <text:p>41</text:p>
          </table:table-cell>
          <table:table-cell office:value-type="string">
            <text:p>ADM.INTER.</text:p>
          </table:table-cell>
          <table:table-cell office:value-type="string">
            <text:p>70004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41</text:p>
          </table:table-cell>
          <table:table-cell office:value-type="string">
            <text:p>700040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/>
          <table:table-cell office:value-type="string">
            <text:p>Parc Dioscoride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ioscoride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6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/>
          <table:table-cell office:value-type="string">
            <text:p>Crèche associative La Coccinelle</text:p>
          </table:table-cell>
          <table:table-cell office:value-type="float" office:value="448">
            <text:p>448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Coccinelle</text:p>
          </table:table-cell>
          <table:table-cell office:value-type="string">
            <text:p>F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6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/>
          <table:table-cell office:value-type="string">
            <text:p>Salon du Belvédère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on du Belvédèr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52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0</text:p>
          </table:table-cell>
          <table:table-cell office:value-type="string">
            <text:p>Aire de skateboard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Aire de skateboard Grammont</text:p>
          </table:table-cell>
          <table:table-cell office:value-type="string">
            <text:p>S10</text:p>
          </table:table-cell>
          <table:table-cell/>
          <table:table-cell office:value-type="string">
            <text:p>43</text:p>
          </table:table-cell>
          <table:table-cell office:value-type="string">
            <text:p>EQUIP.SPORT</text:p>
          </table:table-cell>
          <table:table-cell office:value-type="string">
            <text:p>0000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3</text:p>
          </table:table-cell>
          <table:table-cell office:value-type="string">
            <text:p>73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0</text:p>
          </table:table-cell>
          <table:table-cell office:value-type="string">
            <text:p>Boulodrome Celleneuve</text:p>
          </table:table-cell>
          <table:table-cell office:value-type="float" office:value="3420">
            <text:p>3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Celleneuve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5</text:p>
          </table:table-cell>
          <table:table-cell office:value-type="string">
            <text:p>75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0</text:p>
          </table:table-cell>
          <table:table-cell office:value-type="string">
            <text:p>Parking Citée Joffre</text:p>
          </table:table-cell>
          <table:table-cell office:value-type="float" office:value="780">
            <text:p>78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itée Joff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117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47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/>
          <table:table-cell office:value-type="string">
            <text:p>Parc Edouard André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douard André</text:p>
          </table:table-cell>
          <table:table-cell office:value-type="string">
            <text:p>C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/>
          <table:table-cell office:value-type="string">
            <text:p>Conservatoire à rayonnement régional de Candolle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nservatoire à rayonnement régional de Candoll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0</text:p>
          </table:table-cell>
          <table:table-cell office:value-type="string">
            <text:p>Square Louis Carles</text:p>
          </table:table-cell>
          <table:table-cell office:value-type="float" office:value="936">
            <text:p>93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ouis Carles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7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791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0</text:p>
          </table:table-cell>
          <table:table-cell office:value-type="string">
            <text:p>Gymnase Michelle Ostermeyer</text:p>
          </table:table-cell>
          <table:table-cell office:value-type="float" office:value="1355">
            <text:p>1355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ichelle Ostermeyer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14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79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/>
          <table:table-cell office:value-type="string">
            <text:p>Plan de l'Université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n de l'Université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/>
          <table:table-cell office:value-type="string">
            <text:p>Place François Mansart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François Mansart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209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0</text:p>
          </table:table-cell>
          <table:table-cell office:value-type="string">
            <text:p>Jardin de l'Hôtel de Sully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'Hôtel de Sully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97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7</text:p>
          </table:table-cell>
          <table:table-cell office:value-type="string">
            <text:p>Faculté de Médecine</text:p>
          </table:table-cell>
          <table:table-cell office:value-type="float" office:value="932">
            <text:p>9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Médeci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13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39</text:p>
          </table:table-cell>
          <table:table-cell office:value-type="string">
            <text:p>391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/>
          <table:table-cell office:value-type="string">
            <text:p>Jardin de la Reine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Reine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0</text:p>
          </table:table-cell>
          <table:table-cell office:value-type="string">
            <text:p>Ecole maternelle Pape Carpantier</text:p>
          </table:table-cell>
          <table:table-cell office:value-type="float" office:value="936">
            <text:p>93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pe Carpantier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ECOLES</text:p>
          </table:table-cell>
          <table:table-cell office:value-type="string">
            <text:p>000398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5</text:p>
          </table:table-cell>
          <table:table-cell office:value-type="string">
            <text:p>125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/>
          <table:table-cell office:value-type="string">
            <text:p>Espace de la petite Corraterie Saint-Germain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de la petite Corraterie Saint-Germain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7</text:p>
          </table:table-cell>
          <table:table-cell office:value-type="string">
            <text:p>Cathédrale Saint Pierre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athédrale Saint Pier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08800</text:p>
          </table:table-cell>
          <table:table-cell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399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7</text:p>
          </table:table-cell>
          <table:table-cell office:value-type="string">
            <text:p>Rectorat de l'Académie de Montpellier</text:p>
          </table:table-cell>
          <table:table-cell office:value-type="float" office:value="2086">
            <text:p>208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2</text:p>
          </table:table-cell>
          <table:table-cell office:value-type="string">
            <text:p>05</text:p>
          </table:table-cell>
          <table:table-cell office:value-type="string">
            <text:p>22-05-Rectorat de l'Académie de Montpellier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2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3984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0</text:p>
          </table:table-cell>
          <table:table-cell office:value-type="string">
            <text:p>Square de la Cathédrale</text:p>
          </table:table-cell>
          <table:table-cell office:value-type="float" office:value="686">
            <text:p>6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Cathédral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22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223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7</text:p>
          </table:table-cell>
          <table:table-cell office:value-type="string">
            <text:p>Le Corum</text:p>
          </table:table-cell>
          <table:table-cell office:value-type="float" office:value="745">
            <text:p>745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e Corum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70019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54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0</text:p>
          </table:table-cell>
          <table:table-cell office:value-type="string">
            <text:p>M.R.I Nelson Mandela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.R.I Nelson Mandela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4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68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/>
          <table:table-cell office:value-type="string">
            <text:p>Plan Cavaillé Coll</text:p>
          </table:table-cell>
          <table:table-cell office:value-type="float" office:value="3027">
            <text:p>30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n Cavaillé Coll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7</text:p>
          </table:table-cell>
          <table:table-cell office:value-type="string">
            <text:p>Zénith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Zénith</text:p>
          </table:table-cell>
          <table:table-cell office:value-type="string">
            <text:p>S10</text:p>
          </table:table-cell>
          <table:table-cell/>
          <table:table-cell office:value-type="string">
            <text:p>43</text:p>
          </table:table-cell>
          <table:table-cell office:value-type="string">
            <text:p>QUART.CULTUR</text:p>
          </table:table-cell>
          <table:table-cell office:value-type="string">
            <text:p>70084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3</text:p>
          </table:table-cell>
          <table:table-cell office:value-type="string">
            <text:p>54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0</text:p>
          </table:table-cell>
          <table:table-cell office:value-type="string">
            <text:p>Tennis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Grammont</text:p>
          </table:table-cell>
          <table:table-cell office:value-type="string">
            <text:p>R10</text:p>
          </table:table-cell>
          <table:table-cell/>
          <table:table-cell office:value-type="string">
            <text:p>42</text:p>
          </table:table-cell>
          <table:table-cell office:value-type="string">
            <text:p>EQUIP.SPORT</text:p>
          </table:table-cell>
          <table:table-cell office:value-type="string">
            <text:p>00016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2</text:p>
          </table:table-cell>
          <table:table-cell office:value-type="string">
            <text:p>8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0</text:p>
          </table:table-cell>
          <table:table-cell office:value-type="string">
            <text:p>Evêché de Montpellier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vêché de Montpellier-chapell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/>
          <table:table-cell office:value-type="string">
            <text:p>Square Louis Boffet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ouis Boffet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9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0</text:p>
          </table:table-cell>
          <table:table-cell office:value-type="string">
            <text:p>Club de loisirs Vincent Scotto</text:p>
          </table:table-cell>
          <table:table-cell office:value-type="float" office:value="2425">
            <text:p>242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Vincent Scotto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CLUB 3 AGE</text:p>
          </table:table-cell>
          <table:table-cell office:value-type="string">
            <text:p>7002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5</text:p>
          </table:table-cell>
          <table:table-cell office:value-type="string">
            <text:p>700212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0</text:p>
          </table:table-cell>
          <table:table-cell office:value-type="string">
            <text:p>Square de la Vigne de la Vierge</text:p>
          </table:table-cell>
          <table:table-cell office:value-type="float" office:value="1390">
            <text:p>139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Vigne de la Vierge</text:p>
          </table:table-cell>
          <table:table-cell office:value-type="string">
            <text:p>F10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30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0</text:p>
          </table:table-cell>
          <table:table-cell office:value-type="string">
            <text:p>Parking Corum</text:p>
          </table:table-cell>
          <table:table-cell office:value-type="float" office:value="745">
            <text:p>745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orum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20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200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0</text:p>
          </table:table-cell>
          <table:table-cell office:value-type="string">
            <text:p>Square rue de la Providence</text:p>
          </table:table-cell>
          <table:table-cell office:value-type="float" office:value="1826">
            <text:p>182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 la Providenc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65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0</text:p>
          </table:table-cell>
          <table:table-cell office:value-type="string">
            <text:p>Square des Aubes</text:p>
          </table:table-cell>
          <table:table-cell office:value-type="float" office:value="1815">
            <text:p>181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ubes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146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1466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0</text:p>
          </table:table-cell>
          <table:table-cell office:value-type="string">
            <text:p>Eglise N.D. de l'Espéranc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N.D. de l'Espéranc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7</text:p>
          </table:table-cell>
          <table:table-cell office:value-type="string">
            <text:p>4044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7</text:p>
          </table:table-cell>
          <table:table-cell office:value-type="string">
            <text:p>Faculté de Droit</text:p>
          </table:table-cell>
          <table:table-cell office:value-type="float" office:value="695">
            <text:p>69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Droit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12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39</text:p>
          </table:table-cell>
          <table:table-cell office:value-type="string">
            <text:p>3916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0</text:p>
          </table:table-cell>
          <table:table-cell office:value-type="string">
            <text:p>Salle Avicenne</text:p>
          </table:table-cell>
          <table:table-cell office:value-type="float" office:value="1666">
            <text:p>1666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Avicenn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QUART.CULTUR</text:p>
          </table:table-cell>
          <table:table-cell office:value-type="string">
            <text:p>0020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6</text:p>
          </table:table-cell>
          <table:table-cell office:value-type="string">
            <text:p>15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0</text:p>
          </table:table-cell>
          <table:table-cell office:value-type="string">
            <text:p>Jardin archéologique des potiers</text:p>
          </table:table-cell>
          <table:table-cell office:value-type="float" office:value="1010">
            <text:p>101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archéologique des potier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2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26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0</text:p>
          </table:table-cell>
          <table:table-cell office:value-type="string">
            <text:p>Complexe Sportif de Grammon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de Grammont</text:p>
          </table:table-cell>
          <table:table-cell office:value-type="string">
            <text:p>S10</text:p>
          </table:table-cell>
          <table:table-cell office:value-type="string">
            <text:p>S11</text:p>
          </table:table-cell>
          <table:table-cell office:value-type="string">
            <text:p>43</text:p>
          </table:table-cell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3</text:p>
          </table:table-cell>
          <table:table-cell office:value-type="string">
            <text:p>37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/>
          <table:table-cell office:value-type="string">
            <text:p>Salle de cinéma Nestor Burma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de cinéma Nestor Burma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5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0</text:p>
          </table:table-cell>
          <table:table-cell office:value-type="string">
            <text:p>Multisport Celleneuve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Celleneuve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5</text:p>
          </table:table-cell>
          <table:table-cell office:value-type="string">
            <text:p>166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0</text:p>
          </table:table-cell>
          <table:table-cell office:value-type="string">
            <text:p>Square de la Tour des Pins</text:p>
          </table:table-cell>
          <table:table-cell office:value-type="float" office:value="1222">
            <text:p>1222</text:p>
          </table:table-cell>
          <table:table-cell office:value-type="float" office:value="1617">
            <text:p>1617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Tour des Pin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17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/>
          <table:table-cell office:value-type="string">
            <text:p>M.P.T. Mélina Mercouri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Mélina Mercouri</text:p>
          </table:table-cell>
          <table:table-cell office:value-type="string">
            <text:p>P11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1</text:p>
          </table:table-cell>
          <table:table-cell office:value-type="string">
            <text:p>170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/>
          <table:table-cell office:value-type="string">
            <text:p>Jardin partagé Mélina Mercouri</text:p>
          </table:table-cell>
          <table:table-cell office:value-type="float" office:value="3113">
            <text:p>31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Mélina Mercouri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/>
          <table:table-cell office:value-type="string">
            <text:p>Festival Montpellier Danse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Festival Montpellier Dans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0</text:p>
          </table:table-cell>
          <table:table-cell office:value-type="string">
            <text:p>Tour des Pins</text:p>
          </table:table-cell>
          <table:table-cell office:value-type="float" office:value="1222">
            <text:p>122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our des Pin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82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9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/>
          <table:table-cell office:value-type="string">
            <text:p>Quai Louis Le Vau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Quai Louis Le Vau</text:p>
          </table:table-cell>
          <table:table-cell office:value-type="string">
            <text:p>C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/>
          <table:table-cell office:value-type="string">
            <text:p>Crèche d'entreprises Les petits Chaperons Rouges III</text:p>
          </table:table-cell>
          <table:table-cell office:value-type="float" office:value="2319">
            <text:p>2319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II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0</text:p>
          </table:table-cell>
          <table:table-cell office:value-type="string">
            <text:p>Jardin des Plantes</text:p>
          </table:table-cell>
          <table:table-cell office:value-type="float" office:value="1222">
            <text:p>122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Plantes</text:p>
          </table:table-cell>
          <table:table-cell office:value-type="string">
            <text:p>J10</text:p>
          </table:table-cell>
          <table:table-cell office:value-type="string">
            <text:p>J11</text:p>
          </table:table-cell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8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879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0</text:p>
          </table:table-cell>
          <table:table-cell office:value-type="string">
            <text:p>Ecole élémentaire Jean Mermoz</text:p>
          </table:table-cell>
          <table:table-cell office:value-type="float" office:value="866">
            <text:p>86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ermoz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2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04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/>
          <table:table-cell office:value-type="string">
            <text:p>Esplanade Gabriel Michel</text:p>
          </table:table-cell>
          <table:table-cell office:value-type="float" office:value="3384">
            <text:p>33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Gabriel Michel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5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0</text:p>
          </table:table-cell>
          <table:table-cell office:value-type="string">
            <text:p>Crèche les Sept Nains</text:p>
          </table:table-cell>
          <table:table-cell office:value-type="float" office:value="1714">
            <text:p>17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Sept Nain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1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83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/>
          <table:table-cell office:value-type="string">
            <text:p>Multisport Millenai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Millenaire</text:p>
          </table:table-cell>
          <table:table-cell office:value-type="string">
            <text:p>Q11</text:p>
          </table:table-cell>
          <table:table-cell office:value-type="string">
            <text:p>Q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0</text:p>
          </table:table-cell>
          <table:table-cell office:value-type="string">
            <text:p>Centre chorégraphique national (AGORA)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entre chorégraphique national (AGORA)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84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200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0</text:p>
          </table:table-cell>
          <table:table-cell office:value-type="string">
            <text:p>Square rue François d'Orbay</text:p>
          </table:table-cell>
          <table:table-cell office:value-type="float" office:value="2418">
            <text:p>241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François d'Orbay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8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889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0</text:p>
          </table:table-cell>
          <table:table-cell office:value-type="string">
            <text:p>Ecole maternelle Vasco de Gama</text:p>
          </table:table-cell>
          <table:table-cell office:value-type="float" office:value="866">
            <text:p>86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asco de Gama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40</text:p>
          </table:table-cell>
          <table:table-cell office:value-type="string">
            <text:p>104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0</text:p>
          </table:table-cell>
          <table:table-cell office:value-type="string">
            <text:p>Bibliothèque Simone de Beauvoir</text:p>
          </table:table-cell>
          <table:table-cell office:value-type="float" office:value="2418">
            <text:p>2418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Simone de Beauvoir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QUART.CULTUR</text:p>
          </table:table-cell>
          <table:table-cell office:value-type="string">
            <text:p>00002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5</text:p>
          </table:table-cell>
          <table:table-cell office:value-type="string">
            <text:p>58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string">
            <text:p>Boulodrome Les Marels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Marels</text:p>
          </table:table-cell>
          <table:table-cell office:value-type="string">
            <text:p>Q11</text:p>
          </table:table-cell>
          <table:table-cell office:value-type="string">
            <text:p>Q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0</text:p>
          </table:table-cell>
          <table:table-cell office:value-type="string">
            <text:p>La Visitation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a Visitation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9</text:p>
          </table:table-cell>
          <table:table-cell office:value-type="string">
            <text:p>19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0</text:p>
          </table:table-cell>
          <table:table-cell office:value-type="string">
            <text:p>Médiathèque William Shakespea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William Shakespear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6</text:p>
          </table:table-cell>
          <table:table-cell office:value-type="string">
            <text:p>TA3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0</text:p>
          </table:table-cell>
          <table:table-cell office:value-type="string">
            <text:p>Plateaux Sportifs Mermoz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ermoz</text:p>
          </table:table-cell>
          <table:table-cell office:value-type="string">
            <text:p>M11</text:p>
          </table:table-cell>
          <table:table-cell office:value-type="string">
            <text:p>N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137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7</text:p>
          </table:table-cell>
          <table:table-cell office:value-type="string">
            <text:p>Trésorerie Montp. 2ième division</text:p>
          </table:table-cell>
          <table:table-cell office:value-type="float" office:value="1546">
            <text:p>154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Trésorerie Montp. 2ième division</text:p>
          </table:table-cell>
          <table:table-cell office:value-type="string">
            <text:p>P11</text:p>
          </table:table-cell>
          <table:table-cell/>
          <table:table-cell office:value-type="string">
            <text:p>31</text:p>
          </table:table-cell>
          <table:table-cell office:value-type="string">
            <text:p>ADM.ECO.FIN.</text:p>
          </table:table-cell>
          <table:table-cell office:value-type="string">
            <text:p>77001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1</text:p>
          </table:table-cell>
          <table:table-cell office:value-type="string">
            <text:p>770016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7</text:p>
          </table:table-cell>
          <table:table-cell office:value-type="string">
            <text:p>Poste - Celleneuve</text:p>
          </table:table-cell>
          <table:table-cell office:value-type="float" office:value="1369">
            <text:p>136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Celleneuve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ADM.COMMUNIC</text:p>
          </table:table-cell>
          <table:table-cell office:value-type="string">
            <text:p>70021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/>
          <table:table-cell office:value-type="string">
            <text:p>Square Théophraste Renaudot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Théophraste Renaudot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0</text:p>
          </table:table-cell>
          <table:table-cell office:value-type="string">
            <text:p>Club de loisirs Paul Boulet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Paul Boulet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CLUB 3 AGE</text:p>
          </table:table-cell>
          <table:table-cell office:value-type="string">
            <text:p>00053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6</text:p>
          </table:table-cell>
          <table:table-cell office:value-type="string">
            <text:p>0005300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string">
            <text:p>M.P.T. François Villon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François Villon</text:p>
          </table:table-cell>
          <table:table-cell office:value-type="string">
            <text:p>F11</text:p>
          </table:table-cell>
          <table:table-cell table:number-columns-repeated="3"/>
          <table:table-cell office:value-type="string">
            <text:p>0005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68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0</text:p>
          </table:table-cell>
          <table:table-cell office:value-type="string">
            <text:p>Piste d'Auto Modélisme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uto Modélisme Grammont</text:p>
          </table:table-cell>
          <table:table-cell office:value-type="string">
            <text:p>R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0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2</text:p>
          </table:table-cell>
          <table:table-cell office:value-type="string">
            <text:p>8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0</text:p>
          </table:table-cell>
          <table:table-cell office:value-type="string">
            <text:p>Plateaux Sportifs Grammont</text:p>
          </table:table-cell>
          <table:table-cell office:value-type="float" office:value="2325">
            <text:p>2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Grammont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80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0</text:p>
          </table:table-cell>
          <table:table-cell office:value-type="string">
            <text:p>Poste de police municipale Petit Bard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Petit Bard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POSTE POLIC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26</text:p>
          </table:table-cell>
          <table:table-cell office:value-type="string">
            <text:p>408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/>
          <table:table-cell office:value-type="string">
            <text:p>Mairie annexe François Villon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François Villon</text:p>
          </table:table-cell>
          <table:table-cell office:value-type="string">
            <text:p>F11</text:p>
          </table:table-cell>
          <table:table-cell table:number-columns-repeated="2"/>
          <table:table-cell office:value-type="string">
            <text:p>MAIRIES.AN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26</text:p>
          </table:table-cell>
          <table:table-cell office:value-type="string">
            <text:p>TA18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/>
          <table:table-cell office:value-type="string">
            <text:p>Aqueduc St Clement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aint Clement</text:p>
          </table:table-cell>
          <table:table-cell office:value-type="string">
            <text:p>G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TA4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0</text:p>
          </table:table-cell>
          <table:table-cell office:value-type="string">
            <text:p>Eglise Sainte Thérès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Thérèse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8</text:p>
          </table:table-cell>
          <table:table-cell office:value-type="string">
            <text:p>401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0</text:p>
          </table:table-cell>
          <table:table-cell office:value-type="string">
            <text:p>Square Henri de Régnier</text:p>
          </table:table-cell>
          <table:table-cell office:value-type="float" office:value="1214">
            <text:p>121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Henri de Régnier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91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919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0</text:p>
          </table:table-cell>
          <table:table-cell office:value-type="string">
            <text:p>Ecole maternelle La Fontaine</text:p>
          </table:table-cell>
          <table:table-cell office:value-type="float" office:value="2108">
            <text:p>2108</text:p>
          </table:table-cell>
          <table:table-cell office:value-type="float" office:value="27">
            <text:p>27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a Fontaine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 office:value-type="string">
            <text:p>00034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9</text:p>
          </table:table-cell>
          <table:table-cell office:value-type="string">
            <text:p>108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0</text:p>
          </table:table-cell>
          <table:table-cell office:value-type="string">
            <text:p>Ecole maternelle Jules Michelet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ules Michelet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106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6</text:p>
          </table:table-cell>
          <table:table-cell office:value-type="string">
            <text:p>146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0</text:p>
          </table:table-cell>
          <table:table-cell office:value-type="string">
            <text:p>Salle de sports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33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5</text:p>
          </table:table-cell>
          <table:table-cell office:value-type="string">
            <text:p>164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7</text:p>
          </table:table-cell>
          <table:table-cell office:value-type="string">
            <text:p>Institut de Biologie</text:p>
          </table:table-cell>
          <table:table-cell office:value-type="float" office:value="519">
            <text:p>519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Institut de Biologi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04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401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7</text:p>
          </table:table-cell>
          <table:table-cell office:value-type="string">
            <text:p>Collège Clémence Royer</text:p>
          </table:table-cell>
          <table:table-cell office:value-type="float" office:value="1660">
            <text:p>166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lémence Royer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ADM.EDUC.NAT</text:p>
          </table:table-cell>
          <table:table-cell office:value-type="string">
            <text:p>700111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8</text:p>
          </table:table-cell>
          <table:table-cell office:value-type="string">
            <text:p>395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0</text:p>
          </table:table-cell>
          <table:table-cell office:value-type="string">
            <text:p>Multisport François Villon</text:p>
          </table:table-cell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François Villon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6</text:p>
          </table:table-cell>
          <table:table-cell office:value-type="string">
            <text:p>166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/>
          <table:table-cell office:value-type="string">
            <text:p>Serre Galerie Central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erre Galerie Central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string">
            <text:p>Mur d'escalade - Arthur Rimbaud</text:p>
          </table:table-cell>
          <table:table-cell office:value-type="float" office:value="3329">
            <text:p>33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Arthur Rimbaud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7</text:p>
          </table:table-cell>
          <table:table-cell office:value-type="string">
            <text:p>Clinique Saint Roch</text:p>
          </table:table-cell>
          <table:table-cell office:value-type="float" office:value="1013">
            <text:p>1013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Saint Roch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string">
            <text:p>Foyer Logement Eugénie Milleret</text:p>
          </table:table-cell>
          <table:table-cell office:value-type="float" office:value="200">
            <text:p>20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Foyer Logement Eugénie Milleret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0</text:p>
          </table:table-cell>
          <table:table-cell office:value-type="string">
            <text:p>Square Joseph Delteil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oseph Delteil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93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937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0</text:p>
          </table:table-cell>
          <table:table-cell office:value-type="string">
            <text:p>Parc Azéma</text:p>
          </table:table-cell>
          <table:table-cell office:value-type="float" office:value="1568">
            <text:p>15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Azéma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PARCS/JARDIN</text:p>
          </table:table-cell>
          <table:table-cell office:value-type="string">
            <text:p>0016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5</text:p>
          </table:table-cell>
          <table:table-cell office:value-type="string">
            <text:p>1648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/>
          <table:table-cell office:value-type="string">
            <text:p>Jardin didactiqu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idactiqu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0</text:p>
          </table:table-cell>
          <table:table-cell office:value-type="string">
            <text:p>Parc avenue de la Gaillarde</text:p>
          </table:table-cell>
          <table:table-cell office:value-type="float" office:value="1105">
            <text:p>110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avenue de la Gaillarde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20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208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0</text:p>
          </table:table-cell>
          <table:table-cell office:value-type="string">
            <text:p>Gymnase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33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5</text:p>
          </table:table-cell>
          <table:table-cell office:value-type="string">
            <text:p>164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/>
          <table:table-cell office:value-type="string">
            <text:p>Parc du château de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château de Grammont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0</text:p>
          </table:table-cell>
          <table:table-cell office:value-type="string">
            <text:p>Ecole élémentaire Joseph Delteil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oseph Delteil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143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49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0</text:p>
          </table:table-cell>
          <table:table-cell office:value-type="string">
            <text:p>Maison des Choeurs - Chapelle St Charles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s Choeurs-Chapelle St Charle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9</text:p>
          </table:table-cell>
          <table:table-cell office:value-type="string">
            <text:p>19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0</text:p>
          </table:table-cell>
          <table:table-cell office:value-type="string">
            <text:p>Domaine de Grammont</text:p>
          </table:table-cell>
          <table:table-cell office:value-type="float" office:value="2324">
            <text:p>23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PARCS/JARDIN</text:p>
          </table:table-cell>
          <table:table-cell office:value-type="string">
            <text:p>0016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7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/>
          <table:table-cell office:value-type="string">
            <text:p>Bois de la Chaumièr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 de la Chaumière</text:p>
          </table:table-cell>
          <table:table-cell office:value-type="string">
            <text:p>T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TA4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0</text:p>
          </table:table-cell>
          <table:table-cell office:value-type="string">
            <text:p>Plateaux Sportifs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rthur Rimbaud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 office:value-type="string">
            <text:p>16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/>
          <table:table-cell office:value-type="string">
            <text:p>Centre Horticole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Horticole Grammont</text:p>
          </table:table-cell>
          <table:table-cell office:value-type="string">
            <text:p>R11</text:p>
          </table:table-cell>
          <table:table-cell table:number-columns-repeated="2"/>
          <table:table-cell office:value-type="string">
            <text:p>VIE.QUOT.SC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2</text:p>
          </table:table-cell>
          <table:table-cell office:value-type="string">
            <text:p>37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0</text:p>
          </table:table-cell>
          <table:table-cell office:value-type="string">
            <text:p>Marché des Beaux Arts</text:p>
          </table:table-cell>
          <table:table-cell office:value-type="float" office:value="2311">
            <text:p>231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s Beaux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HALLES/MCH</text:p>
          </table:table-cell>
          <table:table-cell office:value-type="string">
            <text:p>0016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9</text:p>
          </table:table-cell>
          <table:table-cell office:value-type="string">
            <text:p>1604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0</text:p>
          </table:table-cell>
          <table:table-cell office:value-type="string">
            <text:p>Square des Pruneliers</text:p>
          </table:table-cell>
          <table:table-cell office:value-type="float" office:value="527">
            <text:p>5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Pruneliers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6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669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string">
            <text:p>Centre horticole Pierre Richer de Belleval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entre horticole Pierre Richer de Belleval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string">
            <text:p>Collection de Cannas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ollection de Cannas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0</text:p>
          </table:table-cell>
          <table:table-cell office:value-type="string">
            <text:p>Complexe funéraire Saint Etienne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omplexe funéraire Saint Etienne</text:p>
          </table:table-cell>
          <table:table-cell office:value-type="string">
            <text:p>T11</text:p>
          </table:table-cell>
          <table:table-cell/>
          <table:table-cell office:value-type="string">
            <text:p>33</text:p>
          </table:table-cell>
          <table:table-cell office:value-type="string">
            <text:p>VIE QUOT.SCE</text:p>
          </table:table-cell>
          <table:table-cell office:value-type="string">
            <text:p>000135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3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/>
          <table:table-cell office:value-type="string">
            <text:p>Jardin des Beaux-Arts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Beaux-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0</text:p>
          </table:table-cell>
          <table:table-cell office:value-type="string">
            <text:p>Square Colonel André Vedel</text:p>
          </table:table-cell>
          <table:table-cell office:value-type="float" office:value="2442">
            <text:p>244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Colonel André Vedel</text:p>
          </table:table-cell>
          <table:table-cell office:value-type="string">
            <text:p>Q11</text:p>
          </table:table-cell>
          <table:table-cell/>
          <table:table-cell office:value-type="string">
            <text:p>32</text:p>
          </table:table-cell>
          <table:table-cell office:value-type="string">
            <text:p>PARCS/JARDIN</text:p>
          </table:table-cell>
          <table:table-cell office:value-type="string">
            <text:p>0025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2</text:p>
          </table:table-cell>
          <table:table-cell office:value-type="string">
            <text:p>2502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0</text:p>
          </table:table-cell>
          <table:table-cell office:value-type="string">
            <text:p>Cimetière Celleneuve</text:p>
          </table:table-cell>
          <table:table-cell office:value-type="float" office:value="1015">
            <text:p>1015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Celleneuve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VIE QUOT.SCE</text:p>
          </table:table-cell>
          <table:table-cell office:value-type="string">
            <text:p>0001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5</text:p>
          </table:table-cell>
          <table:table-cell office:value-type="string">
            <text:p>180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0</text:p>
          </table:table-cell>
          <table:table-cell office:value-type="string">
            <text:p>Maison Antoine Vitez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Antoine Vitez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/>
          <table:table-cell office:value-type="string">
            <text:p>M.P.T. Frédéric Chopin</text:p>
          </table:table-cell>
          <table:table-cell office:value-type="float" office:value="1598">
            <text:p>1598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Frédéric Chopin</text:p>
          </table:table-cell>
          <table:table-cell office:value-type="string">
            <text:p>L11</text:p>
          </table:table-cell>
          <table:table-cell table:number-columns-repeated="3"/>
          <table:table-cell office:value-type="string">
            <text:p>00001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9</text:p>
          </table:table-cell>
          <table:table-cell office:value-type="string">
            <text:p>74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0</text:p>
          </table:table-cell>
          <table:table-cell office:value-type="string">
            <text:p>Ecole maternelle Rudyard Kipling</text:p>
          </table:table-cell>
          <table:table-cell office:value-type="float" office:value="1926">
            <text:p>1926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Rudyard Kipling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6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6</text:p>
          </table:table-cell>
          <table:table-cell office:value-type="string">
            <text:p>114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string">
            <text:p>Maison de retraite Petites Soeurs des Pauvres</text:p>
          </table:table-cell>
          <table:table-cell office:value-type="float" office:value="4">
            <text:p>4</text:p>
          </table:table-cell>
          <table:table-cell office:value-type="float" office:value="1324">
            <text:p>1324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aison de retraite Petites Soeurs des Pauvre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0</text:p>
          </table:table-cell>
          <table:table-cell office:value-type="string">
            <text:p>Ecole élémentaire Berthe Morisot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erthe Morisot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8</text:p>
          </table:table-cell>
          <table:table-cell office:value-type="string">
            <text:p>8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0</text:p>
          </table:table-cell>
          <table:table-cell office:value-type="string">
            <text:p>Ecole élémentaire Charles Baudelaire</text:p>
          </table:table-cell>
          <table:table-cell office:value-type="float" office:value="1926">
            <text:p>1926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Baudelaire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6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14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/>
          <table:table-cell office:value-type="string">
            <text:p>RAM Celleneuve</text:p>
          </table:table-cell>
          <table:table-cell office:value-type="float" office:value="1595">
            <text:p>1595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Celleneuve</text:p>
          </table:table-cell>
          <table:table-cell office:value-type="string">
            <text:p>F11</text:p>
          </table:table-cell>
          <table:table-cell office:value-type="string">
            <text:p>G11</text:p>
          </table:table-cell>
          <table:table-cell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0</text:p>
          </table:table-cell>
          <table:table-cell office:value-type="string">
            <text:p>Parcours Atelier VTT Grammont</text:p>
          </table:table-cell>
          <table:table-cell office:value-type="float" office:value="2325">
            <text:p>2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Atelier VTT Grammont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TA12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0</text:p>
          </table:table-cell>
          <table:table-cell office:value-type="string">
            <text:p>Plateaux Sportifs Les Pins</text:p>
          </table:table-cell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es Pins</text:p>
          </table:table-cell>
          <table:table-cell office:value-type="string">
            <text:p>F11</text:p>
          </table:table-cell>
          <table:table-cell office:value-type="string">
            <text:p>G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6</text:p>
          </table:table-cell>
          <table:table-cell office:value-type="string">
            <text:p>TA14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/>
          <table:table-cell office:value-type="string">
            <text:p>Mare écologiqu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re écologiqu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0</text:p>
          </table:table-cell>
          <table:table-cell office:value-type="string">
            <text:p>Plateaux Sportifs Petit Bard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etit Bard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6</text:p>
          </table:table-cell>
          <table:table-cell office:value-type="string">
            <text:p>TA1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7</text:p>
          </table:table-cell>
          <table:table-cell office:value-type="string">
            <text:p>Collège Arthur Rimbaud</text:p>
          </table:table-cell>
          <table:table-cell office:value-type="float" office:value="1454">
            <text:p>14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ADM.EDUC.NAT</text:p>
          </table:table-cell>
          <table:table-cell office:value-type="string">
            <text:p>700112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5</text:p>
          </table:table-cell>
          <table:table-cell office:value-type="string">
            <text:p>700112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string">
            <text:p>Parc Bartholomée de Las Casas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Bartholomée de Las Casas</text:p>
          </table:table-cell>
          <table:table-cell office:value-type="string">
            <text:p>F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0</text:p>
          </table:table-cell>
          <table:table-cell office:value-type="string">
            <text:p>Halte-garderie les Chats Bottés</text:p>
          </table:table-cell>
          <table:table-cell office:value-type="float" office:value="2721">
            <text:p>272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hats Bottés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CRECH/HGARD</text:p>
          </table:table-cell>
          <table:table-cell office:value-type="string">
            <text:p>0004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5</text:p>
          </table:table-cell>
          <table:table-cell office:value-type="string">
            <text:p>134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7</text:p>
          </table:table-cell>
          <table:table-cell office:value-type="string">
            <text:p>Collège Camille Claudel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amille Claudel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13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8</text:p>
          </table:table-cell>
          <table:table-cell office:value-type="string">
            <text:p>39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/>
          <table:table-cell office:value-type="string">
            <text:p>Crèche d'entreprises Les Jardins de Flore</text:p>
          </table:table-cell>
          <table:table-cell office:value-type="float" office:value="1013">
            <text:p>101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Jardins de Flore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0</text:p>
          </table:table-cell>
          <table:table-cell office:value-type="string">
            <text:p>E.H.P.A.D Michel Bélorgeot</text:p>
          </table:table-cell>
          <table:table-cell office:value-type="float" office:value="1567">
            <text:p>156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Michel Bélorgeot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25</text:p>
          </table:table-cell>
          <table:table-cell office:value-type="string">
            <text:p>SOLIDARITE</text:p>
          </table:table-cell>
          <table:table-cell office:value-type="string">
            <text:p>7001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5</text:p>
          </table:table-cell>
          <table:table-cell office:value-type="string">
            <text:p>700180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string">
            <text:p>Salle de boxe Abdenoun Tataï</text:p>
          </table:table-cell>
          <table:table-cell office:value-type="float" office:value="1676">
            <text:p>1676</text:p>
          </table:table-cell>
          <table:table-cell office:value-type="float" office:value="1184">
            <text:p>118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boxe Abdenoun Tataï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0</text:p>
          </table:table-cell>
          <table:table-cell office:value-type="string">
            <text:p>Marché Saint Clément</text:p>
          </table:table-cell>
          <table:table-cell office:value-type="float" office:value="676">
            <text:p>676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Saint Clément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HALLES/MCH</text:p>
          </table:table-cell>
          <table:table-cell office:value-type="string">
            <text:p>00296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7</text:p>
          </table:table-cell>
          <table:table-cell office:value-type="string">
            <text:p>2967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0</text:p>
          </table:table-cell>
          <table:table-cell office:value-type="string">
            <text:p>Square du Petit Bard</text:p>
          </table:table-cell>
          <table:table-cell office:value-type="float" office:value="2077">
            <text:p>207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Petit Bard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67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670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/>
          <table:table-cell office:value-type="string">
            <text:p>La Maison des Seniors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La Maison des Senior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0</text:p>
          </table:table-cell>
          <table:table-cell office:value-type="string">
            <text:p>Ecole maternelle Mozart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ozart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8</text:p>
          </table:table-cell>
          <table:table-cell office:value-type="string">
            <text:p>9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0</text:p>
          </table:table-cell>
          <table:table-cell office:value-type="string">
            <text:p>Piste d'Athlétisme Alain Delylle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thlétisme Alain Dellyle</text:p>
          </table:table-cell>
          <table:table-cell office:value-type="string">
            <text:p>H11</text:p>
          </table:table-cell>
          <table:table-cell office:value-type="string">
            <text:p>I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7</text:p>
          </table:table-cell>
          <table:table-cell office:value-type="string">
            <text:p>15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0</text:p>
          </table:table-cell>
          <table:table-cell office:value-type="string">
            <text:p>Marché aux Puces et à la Brocante - Espace Moss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Puces et à la Brocante -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HALLES/MCH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4</text:p>
          </table:table-cell>
          <table:table-cell office:value-type="string">
            <text:p>TA18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0</text:p>
          </table:table-cell>
          <table:table-cell office:value-type="string">
            <text:p>Marché aux Plants - Espace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Plants -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HALLES/MCH</text:p>
          </table:table-cell>
          <table:table-cell office:value-type="string">
            <text:p>00022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4</text:p>
          </table:table-cell>
          <table:table-cell office:value-type="string">
            <text:p>000225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/>
          <table:table-cell office:value-type="string">
            <text:p>Jardin partagé de la Cavalerie</text:p>
          </table:table-cell>
          <table:table-cell office:value-type="float" office:value="715">
            <text:p>71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de la Cavalerie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0</text:p>
          </table:table-cell>
          <table:table-cell office:value-type="string">
            <text:p>Square Charles Flahaut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Charles Flahaut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17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1787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0</text:p>
          </table:table-cell>
          <table:table-cell office:value-type="string">
            <text:p>Ecole élémentaire Jules Verne</text:p>
          </table:table-cell>
          <table:table-cell office:value-type="float" office:value="3157">
            <text:p>3157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Verne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9</text:p>
          </table:table-cell>
          <table:table-cell office:value-type="string">
            <text:p>156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0</text:p>
          </table:table-cell>
          <table:table-cell office:value-type="string">
            <text:p>Ecole élémentaire Condorcet</text:p>
          </table:table-cell>
          <table:table-cell office:value-type="float" office:value="1007">
            <text:p>100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ondorcet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 office:value-type="string">
            <text:p>00030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9</text:p>
          </table:table-cell>
          <table:table-cell office:value-type="string">
            <text:p>9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0</text:p>
          </table:table-cell>
          <table:table-cell office:value-type="string">
            <text:p>Ecole maternelle Geneviève Bon</text:p>
          </table:table-cell>
          <table:table-cell office:value-type="float" office:value="1676">
            <text:p>1676</text:p>
          </table:table-cell>
          <table:table-cell office:value-type="float" office:value="971">
            <text:p>97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eneviève Bon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41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6</text:p>
          </table:table-cell>
          <table:table-cell office:value-type="string">
            <text:p>126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0</text:p>
          </table:table-cell>
          <table:table-cell office:value-type="string">
            <text:p>Parc Magnol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gnol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16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20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7</text:p>
          </table:table-cell>
          <table:table-cell office:value-type="string">
            <text:p>I.N.R.A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I.N.R.A</text:p>
          </table:table-cell>
          <table:table-cell office:value-type="string">
            <text:p>H11</text:p>
          </table:table-cell>
          <table:table-cell/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2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7</text:p>
          </table:table-cell>
          <table:table-cell office:value-type="string">
            <text:p>700127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7</text:p>
          </table:table-cell>
          <table:table-cell office:value-type="string">
            <text:p>Poste - Beaux Arts</text:p>
          </table:table-cell>
          <table:table-cell office:value-type="float" office:value="715">
            <text:p>71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Beaux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ADM.COMMUNIC</text:p>
          </table:table-cell>
          <table:table-cell office:value-type="string">
            <text:p>70025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0</text:p>
          </table:table-cell>
          <table:table-cell office:value-type="string">
            <text:p>Parc de Bel-Juel</text:p>
          </table:table-cell>
          <table:table-cell office:value-type="float" office:value="1568">
            <text:p>15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Bel-Juel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PARCS/JARDIN</text:p>
          </table:table-cell>
          <table:table-cell office:value-type="string">
            <text:p>0016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5</text:p>
          </table:table-cell>
          <table:table-cell office:value-type="string">
            <text:p>1664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0</text:p>
          </table:table-cell>
          <table:table-cell office:value-type="string">
            <text:p>Ecole élémentaire Louis Armstrong</text:p>
          </table:table-cell>
          <table:table-cell office:value-type="float" office:value="1676">
            <text:p>1676</text:p>
          </table:table-cell>
          <table:table-cell office:value-type="float" office:value="971">
            <text:p>97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ouis Armstrong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4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26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0</text:p>
          </table:table-cell>
          <table:table-cell office:value-type="string">
            <text:p>Club de loisirs la Cavalerie</text:p>
          </table:table-cell>
          <table:table-cell office:value-type="float" office:value="715">
            <text:p>71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 Cavalerie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LUB 3 AGE</text:p>
          </table:table-cell>
          <table:table-cell office:value-type="string">
            <text:p>7002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 office:value-type="string">
            <text:p>700253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/>
          <table:table-cell office:value-type="string">
            <text:p>Halte-garderie l'île aux tresors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'île aux tresor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/>
          <table:table-cell office:value-type="string">
            <text:p>Crèche Pinocchio</text:p>
          </table:table-cell>
          <table:table-cell office:value-type="float" office:value="1023">
            <text:p>1023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Pinocchio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7</text:p>
          </table:table-cell>
          <table:table-cell office:value-type="string">
            <text:p>Poste - Alco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lco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ADM.COMMUNIC</text:p>
          </table:table-cell>
          <table:table-cell office:value-type="string">
            <text:p>70025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7</text:p>
          </table:table-cell>
          <table:table-cell office:value-type="string">
            <text:p>Théâtre des 13 Vents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des 13 Vents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QUART.CULTUR</text:p>
          </table:table-cell>
          <table:table-cell office:value-type="string">
            <text:p>7004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8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/>
          <table:table-cell office:value-type="string">
            <text:p>Jardin partagé Magnol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Magnol</text:p>
          </table:table-cell>
          <table:table-cell office:value-type="string">
            <text:p>I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0</text:p>
          </table:table-cell>
          <table:table-cell office:value-type="string">
            <text:p>Ecole Supérieure des Beaux-Art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Supérieure des Beaux-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9</text:p>
          </table:table-cell>
          <table:table-cell office:value-type="string">
            <text:p>3997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7</text:p>
          </table:table-cell>
          <table:table-cell office:value-type="string">
            <text:p>Collège Las Cazes</text:p>
          </table:table-cell>
          <table:table-cell office:value-type="float" office:value="861">
            <text:p>861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as Cazes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06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7</text:p>
          </table:table-cell>
          <table:table-cell office:value-type="string">
            <text:p>3893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0</text:p>
          </table:table-cell>
          <table:table-cell office:value-type="string">
            <text:p>Eglise Sainte Jeanne d'Ar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Jeanne d'Arc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0</text:p>
          </table:table-cell>
          <table:table-cell office:value-type="string">
            <text:p>TA3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0</text:p>
          </table:table-cell>
          <table:table-cell office:value-type="string">
            <text:p>Cimetière Saint Etienne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Saint Etienne</text:p>
          </table:table-cell>
          <table:table-cell office:value-type="string">
            <text:p>T11</text:p>
          </table:table-cell>
          <table:table-cell/>
          <table:table-cell office:value-type="string">
            <text:p>33</text:p>
          </table:table-cell>
          <table:table-cell office:value-type="string">
            <text:p>VIE QUOT.SCE</text:p>
          </table:table-cell>
          <table:table-cell office:value-type="string">
            <text:p>0001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3</text:p>
          </table:table-cell>
          <table:table-cell office:value-type="string">
            <text:p>18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7</text:p>
          </table:table-cell>
          <table:table-cell office:value-type="string">
            <text:p>Poste - Saint Clément</text:p>
          </table:table-cell>
          <table:table-cell office:value-type="float" office:value="1926">
            <text:p>1926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Saint Clément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ADM.COMMUNIC</text:p>
          </table:table-cell>
          <table:table-cell office:value-type="string">
            <text:p>70023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7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0</text:p>
          </table:table-cell>
          <table:table-cell office:value-type="string">
            <text:p>Centre équestre de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équestre de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EQUIP.SPORT</text:p>
          </table:table-cell>
          <table:table-cell office:value-type="string">
            <text:p>0024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2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0</text:p>
          </table:table-cell>
          <table:table-cell office:value-type="string">
            <text:p>Terrain de foot Louis Combette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ouis Combette</text:p>
          </table:table-cell>
          <table:table-cell office:value-type="string">
            <text:p>D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5</text:p>
          </table:table-cell>
          <table:table-cell office:value-type="string">
            <text:p>157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/>
          <table:table-cell office:value-type="string">
            <text:p>Crèche d'entreprises Les petits Chaperons Rouges IV</text:p>
          </table:table-cell>
          <table:table-cell office:value-type="float" office:value="3345">
            <text:p>3345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V</text:p>
          </table:table-cell>
          <table:table-cell office:value-type="string">
            <text:p>Q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/>
          <table:table-cell office:value-type="string">
            <text:p>Crèche associative Accroche Coeur</text:p>
          </table:table-cell>
          <table:table-cell office:value-type="float" office:value="715">
            <text:p>71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Accroche Coeur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0</text:p>
          </table:table-cell>
          <table:table-cell office:value-type="string">
            <text:p>Espace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space Grammont</text:p>
          </table:table-cell>
          <table:table-cell office:value-type="string">
            <text:p>S11</text:p>
          </table:table-cell>
          <table:table-cell office:value-type="string">
            <text:p>T11</text:p>
          </table:table-cell>
          <table:table-cell office:value-type="string">
            <text:p>33</text:p>
          </table:table-cell>
          <table:table-cell office:value-type="string">
            <text:p>QUART.CULTUR</text:p>
          </table:table-cell>
          <table:table-cell office:value-type="string">
            <text:p>00102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0</text:p>
          </table:table-cell>
          <table:table-cell office:value-type="string">
            <text:p>Beach Volley Les Arts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Les 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9</text:p>
          </table:table-cell>
          <table:table-cell office:value-type="string">
            <text:p>159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0</text:p>
          </table:table-cell>
          <table:table-cell office:value-type="string">
            <text:p>Boulodrome Les Arts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9</text:p>
          </table:table-cell>
          <table:table-cell office:value-type="string">
            <text:p>158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7</text:p>
          </table:table-cell>
          <table:table-cell office:value-type="string">
            <text:p>Poste - Bouisson Bertrand</text:p>
          </table:table-cell>
          <table:table-cell office:value-type="float" office:value="619">
            <text:p>61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Bouisson Bertrand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28</text:p>
          </table:table-cell>
          <table:table-cell office:value-type="string">
            <text:p>ADM.COMMUNIC</text:p>
          </table:table-cell>
          <table:table-cell office:value-type="string">
            <text:p>70021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0</text:p>
          </table:table-cell>
          <table:table-cell office:value-type="string">
            <text:p>Stade d'athlétisme Philippides</text:p>
          </table:table-cell>
          <table:table-cell office:value-type="float" office:value="519">
            <text:p>519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d'athlétisme Philippides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75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8</text:p>
          </table:table-cell>
          <table:table-cell office:value-type="string">
            <text:p>8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0</text:p>
          </table:table-cell>
          <table:table-cell office:value-type="string">
            <text:p>Parking Espace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VIE QUOT.SCE</text:p>
          </table:table-cell>
          <table:table-cell office:value-type="string">
            <text:p>00022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24</text:p>
          </table:table-cell>
          <table:table-cell office:value-type="string">
            <text:p>000227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0</text:p>
          </table:table-cell>
          <table:table-cell office:value-type="string">
            <text:p>Gymnase Les Arts</text:p>
          </table:table-cell>
          <table:table-cell office:value-type="float" office:value="2025">
            <text:p>202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Les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EQUIP.SPORT</text:p>
          </table:table-cell>
          <table:table-cell office:value-type="string">
            <text:p>0004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9</text:p>
          </table:table-cell>
          <table:table-cell office:value-type="string">
            <text:p>132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0</text:p>
          </table:table-cell>
          <table:table-cell office:value-type="string">
            <text:p>Parc Rimbaud</text:p>
          </table:table-cell>
          <table:table-cell office:value-type="float" office:value="1921">
            <text:p>19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imbaud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001594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/>
          <table:table-cell office:value-type="string">
            <text:p>Théatre du Hangar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atre du Hangar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0</text:p>
          </table:table-cell>
          <table:table-cell office:value-type="string">
            <text:p>Jeu Lyonnais Parc Rimbaud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TA1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0</text:p>
          </table:table-cell>
          <table:table-cell office:value-type="string">
            <text:p>Boulodrome Parc Rimbaud</text:p>
          </table:table-cell>
          <table:table-cell office:value-type="float" office:value="1921">
            <text:p>1921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77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/>
          <table:table-cell office:value-type="string">
            <text:p>Crèche associative Ricochet</text:p>
          </table:table-cell>
          <table:table-cell office:value-type="float" office:value="513">
            <text:p>513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Ricochet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0</text:p>
          </table:table-cell>
          <table:table-cell office:value-type="string">
            <text:p>Parcours sportifs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EQUIP.SPORT</text:p>
          </table:table-cell>
          <table:table-cell office:value-type="string">
            <text:p>0001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81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0</text:p>
          </table:table-cell>
          <table:table-cell office:value-type="string">
            <text:p>Salle de sports Louis Nègre</text:p>
          </table:table-cell>
          <table:table-cell office:value-type="float" office:value="1676">
            <text:p>1676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is Nègre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4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0</text:p>
          </table:table-cell>
          <table:table-cell office:value-type="string">
            <text:p>Terrain de foot <text:s/>Bel Air</text:p>
          </table:table-cell>
          <table:table-cell office:value-type="float" office:value="1676">
            <text:p>1676</text:p>
          </table:table-cell>
          <table:table-cell office:value-type="float" office:value="760">
            <text:p>76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<text:s/>Bel Air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QUIP.SPORT</text:p>
          </table:table-cell>
          <table:table-cell office:value-type="string">
            <text:p>0007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6</text:p>
          </table:table-cell>
          <table:table-cell office:value-type="string">
            <text:p>142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/>
          <table:table-cell office:value-type="string">
            <text:p>Crèche associative Les Bambins du Lez</text:p>
          </table:table-cell>
          <table:table-cell office:value-type="float" office:value="1647">
            <text:p>1647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Bambins du Lez</text:p>
          </table:table-cell>
          <table:table-cell office:value-type="string">
            <text:p>M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0</text:p>
          </table:table-cell>
          <table:table-cell office:value-type="string">
            <text:p>Mur d'escalade - Alain Achille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- Alain Achill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13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7</text:p>
          </table:table-cell>
          <table:table-cell office:value-type="string">
            <text:p>Direction Régionale de la Jeunesse et des Sports</text:p>
          </table:table-cell>
          <table:table-cell office:value-type="float" office:value="1699">
            <text:p>1699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 la Jeunesse et des Sports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ADM.CULT.SPT</text:p>
          </table:table-cell>
          <table:table-cell office:value-type="string">
            <text:p>70000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28</text:p>
          </table:table-cell>
          <table:table-cell office:value-type="string">
            <text:p>390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0</text:p>
          </table:table-cell>
          <table:table-cell office:value-type="string">
            <text:p>Crèche Cléonice Pouzin</text:p>
          </table:table-cell>
          <table:table-cell office:value-type="float" office:value="1417">
            <text:p>1417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Cléonice Pouzin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RECH/HGARD</text:p>
          </table:table-cell>
          <table:table-cell office:value-type="string">
            <text:p>00020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 office:value-type="string">
            <text:p>8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0</text:p>
          </table:table-cell>
          <table:table-cell office:value-type="string">
            <text:p>Salle des Aubes</text:p>
          </table:table-cell>
          <table:table-cell office:value-type="float" office:value="1953">
            <text:p>1953</text:p>
          </table:table-cell>
          <table:table-cell office:value-type="float" office:value="1010">
            <text:p>101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des Aubes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QUART.CULTUR</text:p>
          </table:table-cell>
          <table:table-cell office:value-type="string">
            <text:p>0006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0</text:p>
          </table:table-cell>
          <table:table-cell office:value-type="string">
            <text:p>000690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0</text:p>
          </table:table-cell>
          <table:table-cell office:value-type="string">
            <text:p>Gymnase Alain Achille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Achill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8</text:p>
          </table:table-cell>
          <table:table-cell office:value-type="string">
            <text:p>13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0</text:p>
          </table:table-cell>
          <table:table-cell office:value-type="string">
            <text:p>Plateaux Sportifs Jean Moulin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Jean Moulin</text:p>
          </table:table-cell>
          <table:table-cell office:value-type="string">
            <text:p>M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105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0</text:p>
          </table:table-cell>
          <table:table-cell office:value-type="string">
            <text:p>Eglise Saint Lé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Léon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9</text:p>
          </table:table-cell>
          <table:table-cell office:value-type="string">
            <text:p>TA2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/>
          <table:table-cell office:value-type="string">
            <text:p>Crèche d'entreprises Les petits Chaperons Rouges II</text:p>
          </table:table-cell>
          <table:table-cell office:value-type="float" office:value="3481">
            <text:p>3481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I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7</text:p>
          </table:table-cell>
          <table:table-cell office:value-type="string">
            <text:p>Poste - Pompignane</text:p>
          </table:table-cell>
          <table:table-cell office:value-type="float" office:value="1452">
            <text:p>145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Pompignane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ADM.COMMUNIC</text:p>
          </table:table-cell>
          <table:table-cell office:value-type="string">
            <text:p>70022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0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/>
          <table:table-cell office:value-type="string">
            <text:p>Espace chiens du Parc Rimbaud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0</text:p>
          </table:table-cell>
          <table:table-cell office:value-type="string">
            <text:p>Terrain de basket - Philippidès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basket - Philippidès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000465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0</text:p>
          </table:table-cell>
          <table:table-cell office:value-type="string">
            <text:p>Square Camille Ernst</text:p>
          </table:table-cell>
          <table:table-cell office:value-type="float" office:value="701">
            <text:p>70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Camille Ernst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22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2234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0</text:p>
          </table:table-cell>
          <table:table-cell office:value-type="string">
            <text:p>Ecole maternelle Ingrid Bergman</text:p>
          </table:table-cell>
          <table:table-cell office:value-type="float" office:value="1570">
            <text:p>157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Ingrid Bergman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0</text:p>
          </table:table-cell>
          <table:table-cell office:value-type="string">
            <text:p>105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/>
          <table:table-cell office:value-type="string">
            <text:p>Parcours de santé Grammont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ours de santé Grammont</text:p>
          </table:table-cell>
          <table:table-cell office:value-type="string">
            <text:p>S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33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0</text:p>
          </table:table-cell>
          <table:table-cell office:value-type="string">
            <text:p>Quillodrome Mosson</text:p>
          </table:table-cell>
          <table:table-cell office:value-type="float" office:value="1208">
            <text:p>120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Quillodrom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23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15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0</text:p>
          </table:table-cell>
          <table:table-cell office:value-type="string">
            <text:p>Club de loisirs les Aubes</text:p>
          </table:table-cell>
          <table:table-cell office:value-type="float" office:value="1921">
            <text:p>192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s Aubes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CLUB 3 AGE</text:p>
          </table:table-cell>
          <table:table-cell office:value-type="string">
            <text:p>70025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0</text:p>
          </table:table-cell>
          <table:table-cell office:value-type="string">
            <text:p>700256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0</text:p>
          </table:table-cell>
          <table:table-cell office:value-type="string">
            <text:p>Ecole élémentaire Jean Zay</text:p>
          </table:table-cell>
          <table:table-cell office:value-type="float" office:value="463">
            <text:p>463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Zay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5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0</text:p>
          </table:table-cell>
          <table:table-cell office:value-type="string">
            <text:p>11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0</text:p>
          </table:table-cell>
          <table:table-cell office:value-type="string">
            <text:p>E.H.P.A.D les Aubes</text:p>
          </table:table-cell>
          <table:table-cell office:value-type="float" office:value="1921">
            <text:p>192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les Aubes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SOLIDARITE</text:p>
          </table:table-cell>
          <table:table-cell office:value-type="string">
            <text:p>70017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0</text:p>
          </table:table-cell>
          <table:table-cell office:value-type="string">
            <text:p>700173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7</text:p>
          </table:table-cell>
          <table:table-cell office:value-type="string">
            <text:p>E.N.S.A.M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.N.S.A.M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2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7</text:p>
          </table:table-cell>
          <table:table-cell office:value-type="string">
            <text:p>3904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/>
          <table:table-cell office:value-type="string">
            <text:p>M.P.T. George Sand</text:p>
          </table:table-cell>
          <table:table-cell office:value-type="float" office:value="1921">
            <text:p>1921</text:p>
          </table:table-cell>
          <table:table-cell office:value-type="float" office:value="25">
            <text:p>2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George Sand</text:p>
          </table:table-cell>
          <table:table-cell office:value-type="string">
            <text:p>N11</text:p>
          </table:table-cell>
          <table:table-cell table:number-columns-repeated="3"/>
          <table:table-cell office:value-type="string">
            <text:p>00052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0</text:p>
          </table:table-cell>
          <table:table-cell office:value-type="string">
            <text:p>170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/>
          <table:table-cell office:value-type="string">
            <text:p>Accueil de jour thérapeutique Alzheimer Ciel Bleu</text:p>
          </table:table-cell>
          <table:table-cell office:value-type="float" office:value="38">
            <text:p>38</text:p>
          </table:table-cell>
          <table:table-cell office:value-type="float" office:value="1347">
            <text:p>134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Accueil de jour thérapeutique Alzheimer Ciel Bleu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7</text:p>
          </table:table-cell>
          <table:table-cell office:value-type="string">
            <text:p>Clinique Saint Jean</text:p>
          </table:table-cell>
          <table:table-cell office:value-type="float" office:value="619">
            <text:p>619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Saint Jean</text:p>
          </table:table-cell>
          <table:table-cell office:value-type="string">
            <text:p>J11</text:p>
          </table:table-cell>
          <table:table-cell office:value-type="string">
            <text:p>J12</text:p>
          </table:table-cell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/>
          <table:table-cell office:value-type="string">
            <text:p>Jardin partagé de Rimbaud</text:p>
          </table:table-cell>
          <table:table-cell office:value-type="float" office:value="1921">
            <text:p>192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de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0</text:p>
          </table:table-cell>
          <table:table-cell office:value-type="string">
            <text:p>Ecole élémentaire Jean Moulin</text:p>
          </table:table-cell>
          <table:table-cell office:value-type="float" office:value="1570">
            <text:p>157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oulin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0</text:p>
          </table:table-cell>
          <table:table-cell office:value-type="string">
            <text:p>106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0</text:p>
          </table:table-cell>
          <table:table-cell office:value-type="string">
            <text:p>Ecole maternelle Sergueï Prokofiev</text:p>
          </table:table-cell>
          <table:table-cell office:value-type="float" office:value="463">
            <text:p>463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ergueï Prokofiev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5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30</text:p>
          </table:table-cell>
          <table:table-cell office:value-type="string">
            <text:p>112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0</text:p>
          </table:table-cell>
          <table:table-cell office:value-type="string">
            <text:p>Point de propreté Demeter -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-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VIE QUOT.SCE</text:p>
          </table:table-cell>
          <table:table-cell office:value-type="string">
            <text:p>00085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24</text:p>
          </table:table-cell>
          <table:table-cell office:value-type="string">
            <text:p>000859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0</text:p>
          </table:table-cell>
          <table:table-cell office:value-type="string">
            <text:p>Ecole élémentaire Julie Daubié</text:p>
          </table:table-cell>
          <table:table-cell office:value-type="float" office:value="494">
            <text:p>494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ie Daubié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5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1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/>
          <table:table-cell office:value-type="string">
            <text:p>Berges Mosson</text:p>
          </table:table-cell>
          <table:table-cell office:value-type="float" office:value="3083">
            <text:p>30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Mosson</text:p>
          </table:table-cell>
          <table:table-cell office:value-type="string">
            <text:p>B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4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0</text:p>
          </table:table-cell>
          <table:table-cell office:value-type="string">
            <text:p>Halte-garderie Europa d'Assas</text:p>
          </table:table-cell>
          <table:table-cell office:value-type="float" office:value="2705">
            <text:p>2705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Europa d'Assas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CRECH/HGARD</text:p>
          </table:table-cell>
          <table:table-cell office:value-type="string">
            <text:p>0004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 office:value-type="string">
            <text:p>13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0</text:p>
          </table:table-cell>
          <table:table-cell office:value-type="string">
            <text:p>Boulodrome La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1</text:p>
          </table:table-cell>
          <table:table-cell office:value-type="string">
            <text:p>TA1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0</text:p>
          </table:table-cell>
          <table:table-cell office:value-type="string">
            <text:p>Piste bi-cross Joan l'An Près</text:p>
          </table:table-cell>
          <table:table-cell office:value-type="float" office:value="1309">
            <text:p>130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bi-cross Joan l'An Près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00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 office:value-type="string">
            <text:p>74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/>
          <table:table-cell office:value-type="string">
            <text:p>Maison de Quartier Pierre Azéma</text:p>
          </table:table-cell>
          <table:table-cell office:value-type="float" office:value="482">
            <text:p>482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Pierre Azéma</text:p>
          </table:table-cell>
          <table:table-cell office:value-type="string">
            <text:p>O11</text:p>
          </table:table-cell>
          <table:table-cell table:number-columns-repeated="3"/>
          <table:table-cell office:value-type="string">
            <text:p>0013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1</text:p>
          </table:table-cell>
          <table:table-cell office:value-type="string">
            <text:p>169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0</text:p>
          </table:table-cell>
          <table:table-cell office:value-type="string">
            <text:p>Mairie annexe Pompignane</text:p>
          </table:table-cell>
          <table:table-cell office:value-type="float" office:value="482">
            <text:p>482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Pompignane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MAIRIE ANN.</text:p>
          </table:table-cell>
          <table:table-cell office:value-type="string">
            <text:p>0013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1</text:p>
          </table:table-cell>
          <table:table-cell office:value-type="string">
            <text:p>169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0</text:p>
          </table:table-cell>
          <table:table-cell office:value-type="string">
            <text:p>Ecole maternelle Madeleine Brès</text:p>
          </table:table-cell>
          <table:table-cell office:value-type="float" office:value="494">
            <text:p>494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deleine Brès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5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6</text:p>
          </table:table-cell>
          <table:table-cell office:value-type="string">
            <text:p>11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7</text:p>
          </table:table-cell>
          <table:table-cell office:value-type="string">
            <text:p>D.D.A.S.S</text:p>
          </table:table-cell>
          <table:table-cell office:value-type="float" office:value="511">
            <text:p>51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D.D.A.S.S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27</text:p>
          </table:table-cell>
          <table:table-cell office:value-type="string">
            <text:p>ADM.SANTE AS</text:p>
          </table:table-cell>
          <table:table-cell office:value-type="string">
            <text:p>70006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7</text:p>
          </table:table-cell>
          <table:table-cell office:value-type="string">
            <text:p>700065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7</text:p>
          </table:table-cell>
          <table:table-cell office:value-type="string">
            <text:p>D.R.A.F</text:p>
          </table:table-cell>
          <table:table-cell office:value-type="float" office:value="448">
            <text:p>448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.R.A.F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ADM. AGRICOL</text:p>
          </table:table-cell>
          <table:table-cell office:value-type="string">
            <text:p>70000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26</text:p>
          </table:table-cell>
          <table:table-cell office:value-type="string">
            <text:p>3904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0</text:p>
          </table:table-cell>
          <table:table-cell office:value-type="string">
            <text:p>Boulodrome Reyne</text:p>
          </table:table-cell>
          <table:table-cell office:value-type="float" office:value="2565">
            <text:p>25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eyn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78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7</text:p>
          </table:table-cell>
          <table:table-cell office:value-type="string">
            <text:p>C.R.E.P.S</text:p>
          </table:table-cell>
          <table:table-cell office:value-type="float" office:value="746">
            <text:p>74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R.E.P.S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CULT.SPT</text:p>
          </table:table-cell>
          <table:table-cell office:value-type="string">
            <text:p>70000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700005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0</text:p>
          </table:table-cell>
          <table:table-cell office:value-type="string">
            <text:p>Terrain de foot Manuel Pazos</text:p>
          </table:table-cell>
          <table:table-cell office:value-type="float" office:value="463">
            <text:p>463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Manuel Pazos</text:p>
          </table:table-cell>
          <table:table-cell office:value-type="string">
            <text:p>O12</text:p>
          </table:table-cell>
          <table:table-cell/>
          <table:table-cell office:value-type="string">
            <text:p>31</text:p>
          </table:table-cell>
          <table:table-cell office:value-type="string">
            <text:p>EQUIP.SPORT</text:p>
          </table:table-cell>
          <table:table-cell office:value-type="string">
            <text:p>0008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1</text:p>
          </table:table-cell>
          <table:table-cell office:value-type="string">
            <text:p>144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0</text:p>
          </table:table-cell>
          <table:table-cell office:value-type="string">
            <text:p>Centre nautique Neptune</text:p>
          </table:table-cell>
          <table:table-cell office:value-type="float" office:value="1208">
            <text:p>1208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nautique Neptune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09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14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0</text:p>
          </table:table-cell>
          <table:table-cell office:value-type="string">
            <text:p>Multisport La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a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1</text:p>
          </table:table-cell>
          <table:table-cell office:value-type="string">
            <text:p>TA16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7</text:p>
          </table:table-cell>
          <table:table-cell office:value-type="string">
            <text:p>I.U.F.M</text:p>
          </table:table-cell>
          <table:table-cell office:value-type="float" office:value="1440">
            <text:p>14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U.F.M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02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389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0</text:p>
          </table:table-cell>
          <table:table-cell office:value-type="string">
            <text:p>Plateaux Sportifs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1</text:p>
          </table:table-cell>
          <table:table-cell office:value-type="string">
            <text:p>TA15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/>
          <table:table-cell office:value-type="string">
            <text:p>Square du cadran solaire</text:p>
          </table:table-cell>
          <table:table-cell office:value-type="float" office:value="1410">
            <text:p>141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cadran solair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7</text:p>
          </table:table-cell>
          <table:table-cell office:value-type="string">
            <text:p>Clinique Rech</text:p>
          </table:table-cell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Rech</text:p>
          </table:table-cell>
          <table:table-cell office:value-type="string">
            <text:p>I12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0</text:p>
          </table:table-cell>
          <table:table-cell office:value-type="string">
            <text:p>Eglise Sainte Croi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Croix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7</text:p>
          </table:table-cell>
          <table:table-cell office:value-type="string">
            <text:p>139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/>
          <table:table-cell office:value-type="string">
            <text:p>Terrain de Rugby Mosson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Rugby Mosson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/>
          <table:table-cell office:value-type="string">
            <text:p>Crèche d'entreprises Aushaka</text:p>
          </table:table-cell>
          <table:table-cell office:value-type="float" office:value="1494">
            <text:p>1494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Aushaka</text:p>
          </table:table-cell>
          <table:table-cell office:value-type="string">
            <text:p>Q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/>
          <table:table-cell office:value-type="string">
            <text:p>Aqueduc St Clement II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t Clement II</text:p>
          </table:table-cell>
          <table:table-cell office:value-type="string">
            <text:p>F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4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0</text:p>
          </table:table-cell>
          <table:table-cell office:value-type="string">
            <text:p>Square - piscine Mosson</text:p>
          </table:table-cell>
          <table:table-cell office:value-type="float" office:value="1208">
            <text:p>120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- piscine Mosson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PARCS/JARDIN</text:p>
          </table:table-cell>
          <table:table-cell office:value-type="string">
            <text:p>002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2143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0</text:p>
          </table:table-cell>
          <table:table-cell office:value-type="string">
            <text:p>Jésuites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Jésuites-chapelle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8</text:p>
          </table:table-cell>
          <table:table-cell office:value-type="string">
            <text:p>TA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/>
          <table:table-cell office:value-type="string">
            <text:p>Aire de jeux des Papyrus</text:p>
          </table:table-cell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des Papyrus</text:p>
          </table:table-cell>
          <table:table-cell office:value-type="string">
            <text:p>G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TA4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0</text:p>
          </table:table-cell>
          <table:table-cell office:value-type="string">
            <text:p>Salle de sports Bernard Jouanique</text:p>
          </table:table-cell>
          <table:table-cell office:value-type="float" office:value="2850">
            <text:p>285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Bernard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0</text:p>
          </table:table-cell>
          <table:table-cell office:value-type="string">
            <text:p>Square Jouanique</text:p>
          </table:table-cell>
          <table:table-cell office:value-type="float" office:value="2197">
            <text:p>21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PARCS/JARDIN</text:p>
          </table:table-cell>
          <table:table-cell office:value-type="string">
            <text:p>00166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1668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0</text:p>
          </table:table-cell>
          <table:table-cell office:value-type="string">
            <text:p>Multisport Bernard Jouanique</text:p>
          </table:table-cell>
          <table:table-cell office:value-type="float" office:value="2862">
            <text:p>28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Bernard Jouanique</text:p>
          </table:table-cell>
          <table:table-cell office:value-type="string">
            <text:p>G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7</text:p>
          </table:table-cell>
          <table:table-cell office:value-type="string">
            <text:p>166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0</text:p>
          </table:table-cell>
          <table:table-cell office:value-type="string">
            <text:p>Domaine de la Pompigna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la Pompignane</text:p>
          </table:table-cell>
          <table:table-cell office:value-type="string">
            <text:p>P12</text:p>
          </table:table-cell>
          <table:table-cell/>
          <table:table-cell office:value-type="string">
            <text:p>31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1</text:p>
          </table:table-cell>
          <table:table-cell office:value-type="string">
            <text:p>34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0</text:p>
          </table:table-cell>
          <table:table-cell office:value-type="string">
            <text:p>Tennis Mosson 1 à 9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Mosson 1 à 9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7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24</text:p>
          </table:table-cell>
          <table:table-cell office:value-type="string">
            <text:p>14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0</text:p>
          </table:table-cell>
          <table:table-cell office:value-type="string">
            <text:p>Gymnase Bernard Jouanique</text:p>
          </table:table-cell>
          <table:table-cell office:value-type="float" office:value="2850">
            <text:p>285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Bernard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0</text:p>
          </table:table-cell>
          <table:table-cell office:value-type="string">
            <text:p>Crèche Galinéta</text:p>
          </table:table-cell>
          <table:table-cell office:value-type="float" office:value="526">
            <text:p>52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Galinéta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CRECH/HGARD</text:p>
          </table:table-cell>
          <table:table-cell office:value-type="string">
            <text:p>00020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 office:value-type="string">
            <text:p>84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/>
          <table:table-cell office:value-type="string">
            <text:p>Berges du Rieut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Rieutord</text:p>
          </table:table-cell>
          <table:table-cell office:value-type="string">
            <text:p>C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4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7</text:p>
          </table:table-cell>
          <table:table-cell office:value-type="string">
            <text:p>Ecole Nationale de Chimie</text:p>
          </table:table-cell>
          <table:table-cell office:value-type="float" office:value="935">
            <text:p>93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Nationale de Chimie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2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70012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0</text:p>
          </table:table-cell>
          <table:table-cell office:value-type="string">
            <text:p>Halte-garderie Les Coquelicots</text:p>
          </table:table-cell>
          <table:table-cell office:value-type="float" office:value="2784">
            <text:p>2784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oquelicots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CRECH/HGARD</text:p>
          </table:table-cell>
          <table:table-cell office:value-type="string">
            <text:p>00050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 office:value-type="string">
            <text:p>135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0</text:p>
          </table:table-cell>
          <table:table-cell office:value-type="string">
            <text:p>Piscine Jean Taris</text:p>
          </table:table-cell>
          <table:table-cell office:value-type="float" office:value="1410">
            <text:p>1410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Jean Taris</text:p>
          </table:table-cell>
          <table:table-cell office:value-type="string">
            <text:p>O12</text:p>
          </table:table-cell>
          <table:table-cell/>
          <table:table-cell office:value-type="string">
            <text:p>31</text:p>
          </table:table-cell>
          <table:table-cell office:value-type="string">
            <text:p>EQUIP.SPORT</text:p>
          </table:table-cell>
          <table:table-cell office:value-type="string">
            <text:p>70065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31</text:p>
          </table:table-cell>
          <table:table-cell office:value-type="string">
            <text:p>139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/>
          <table:table-cell office:value-type="string">
            <text:p>Jardin partagé La Pompignane</text:p>
          </table:table-cell>
          <table:table-cell office:value-type="float" office:value="1410">
            <text:p>14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La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/>
          <table:table-cell office:value-type="string">
            <text:p>Crèche associative La Paillade</text:p>
          </table:table-cell>
          <table:table-cell office:value-type="float" office:value="543">
            <text:p>543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Paillad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0</text:p>
          </table:table-cell>
          <table:table-cell office:value-type="string">
            <text:p>Club de loisirs la Treille</text:p>
          </table:table-cell>
          <table:table-cell office:value-type="float" office:value="407">
            <text:p>40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Treille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<text:s/>CLUB3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 office:value-type="string">
            <text:p>21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7</text:p>
          </table:table-cell>
          <table:table-cell office:value-type="string">
            <text:p>Ecole Supérieure de Commerce</text:p>
          </table:table-cell>
          <table:table-cell office:value-type="float" office:value="1568">
            <text:p>1568</text:p>
          </table:table-cell>
          <table:table-cell office:value-type="float" office:value="2300">
            <text:p>230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Supérieure de Commerce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ADM.EDUC.NAT</text:p>
          </table:table-cell>
          <table:table-cell office:value-type="string">
            <text:p>70011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6</text:p>
          </table:table-cell>
          <table:table-cell office:value-type="string">
            <text:p>391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0</text:p>
          </table:table-cell>
          <table:table-cell office:value-type="string">
            <text:p>Parc des Pastourelles</text:p>
          </table:table-cell>
          <table:table-cell office:value-type="float" office:value="1329">
            <text:p>132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Pastourelles</text:p>
          </table:table-cell>
          <table:table-cell office:value-type="string">
            <text:p>N12</text:p>
          </table:table-cell>
          <table:table-cell office:value-type="string">
            <text:p>O12</text:p>
          </table:table-cell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1599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0</text:p>
          </table:table-cell>
          <table:table-cell office:value-type="string">
            <text:p>Jardin d'enfants les Boutons d'Or</text:p>
          </table:table-cell>
          <table:table-cell office:value-type="float" office:value="2784">
            <text:p>2784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Jardin d'enfants les Boutons d'Or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CRECH/HGARD</text:p>
          </table:table-cell>
          <table:table-cell office:value-type="string">
            <text:p>0005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 office:value-type="string">
            <text:p>135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0</text:p>
          </table:table-cell>
          <table:table-cell office:value-type="string">
            <text:p>Stade de la Mosson - Mondial 98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de la Mosson - Mondial 98</text:p>
          </table:table-cell>
          <table:table-cell office:value-type="string">
            <text:p>A12</text:p>
          </table:table-cell>
          <table:table-cell office:value-type="string">
            <text:p>B12</text:p>
          </table:table-cell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19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 office:value-type="string">
            <text:p>8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/>
          <table:table-cell office:value-type="string">
            <text:p>E.H.P.A.D Pierre Laroque</text:p>
          </table:table-cell>
          <table:table-cell office:value-type="float" office:value="1978">
            <text:p>1978</text:p>
          </table:table-cell>
          <table:table-cell office:value-type="float" office:value="830">
            <text:p>83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Pierre Laroque</text:p>
          </table:table-cell>
          <table:table-cell office:value-type="string">
            <text:p>P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1</text:p>
          </table:table-cell>
          <table:table-cell office:value-type="string">
            <text:p>4076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/>
          <table:table-cell office:value-type="string">
            <text:p>Maison de Quartier Jean-Pierre Chabrol</text:p>
          </table:table-cell>
          <table:table-cell office:value-type="float" office:value="1817">
            <text:p>1817</text:p>
          </table:table-cell>
          <table:table-cell office:value-type="float" office:value="921">
            <text:p>92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ean-Pierre Chabrol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30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63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0</text:p>
          </table:table-cell>
          <table:table-cell office:value-type="string">
            <text:p>Parc Edith Piaf</text:p>
          </table:table-cell>
          <table:table-cell office:value-type="float" office:value="1948">
            <text:p>194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dith Piaf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1591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0</text:p>
          </table:table-cell>
          <table:table-cell office:value-type="string">
            <text:p>Mini Football le Mail des Abbés</text:p>
          </table:table-cell>
          <table:table-cell office:value-type="float" office:value="2386">
            <text:p>23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le Mail des Abbés</text:p>
          </table:table-cell>
          <table:table-cell office:value-type="string">
            <text:p>L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9</text:p>
          </table:table-cell>
          <table:table-cell office:value-type="string">
            <text:p>TA16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0</text:p>
          </table:table-cell>
          <table:table-cell office:value-type="string">
            <text:p>Salle de sports Isadora Duncan</text:p>
          </table:table-cell>
          <table:table-cell office:value-type="float" office:value="526">
            <text:p>52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Isadora Duncan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QUIP.SPORT</text:p>
          </table:table-cell>
          <table:table-cell office:value-type="string">
            <text:p>00047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6</text:p>
          </table:table-cell>
          <table:table-cell office:value-type="string">
            <text:p>13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/>
          <table:table-cell office:value-type="string">
            <text:p>Maison de Quartier Fanfonne Guillierme</text:p>
          </table:table-cell>
          <table:table-cell office:value-type="float" office:value="526">
            <text:p>526</text:p>
          </table:table-cell>
          <table:table-cell office:value-type="float" office:value="99999">
            <text:p>9999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Fanfonne Guillierme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05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68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/>
          <table:table-cell office:value-type="string">
            <text:p>Crèche d'entreprises L'Ostal dels Pichonets</text:p>
          </table:table-cell>
          <table:table-cell office:value-type="float" office:value="1060">
            <text:p>106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'Ostal dels Pichonets</text:p>
          </table:table-cell>
          <table:table-cell office:value-type="string">
            <text:p>J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0</text:p>
          </table:table-cell>
          <table:table-cell office:value-type="string">
            <text:p>Terrain de foot Mail des Abbés</text:p>
          </table:table-cell>
          <table:table-cell office:value-type="float" office:value="2386">
            <text:p>2386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Mail des Abbés</text:p>
          </table:table-cell>
          <table:table-cell office:value-type="string">
            <text:p>L12</text:p>
          </table:table-cell>
          <table:table-cell office:value-type="string">
            <text:p>M12</text:p>
          </table:table-cell>
          <table:table-cell office:value-type="string">
            <text:p>29</text:p>
          </table:table-cell>
          <table:table-cell office:value-type="string">
            <text:p>EQUIP.SPORT</text:p>
          </table:table-cell>
          <table:table-cell office:value-type="string">
            <text:p>0008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9</text:p>
          </table:table-cell>
          <table:table-cell office:value-type="string">
            <text:p>143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0</text:p>
          </table:table-cell>
          <table:table-cell office:value-type="string">
            <text:p>Ecole élémentaire Charles Daviler</text:p>
          </table:table-cell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Daviler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8</text:p>
          </table:table-cell>
          <table:table-cell office:value-type="string">
            <text:p>8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7</text:p>
          </table:table-cell>
          <table:table-cell office:value-type="string">
            <text:p>Faculté de Pharmacie</text:p>
          </table:table-cell>
          <table:table-cell office:value-type="float" office:value="746">
            <text:p>74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Pharmacie</text:p>
          </table:table-cell>
          <table:table-cell office:value-type="string">
            <text:p>I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3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391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7</text:p>
          </table:table-cell>
          <table:table-cell office:value-type="string">
            <text:p>Cité universitaire Voie Domitienne</text:p>
          </table:table-cell>
          <table:table-cell office:value-type="float" office:value="910">
            <text:p>910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Voie Domitienne</text:p>
          </table:table-cell>
          <table:table-cell office:value-type="string">
            <text:p>H12</text:p>
          </table:table-cell>
          <table:table-cell office:value-type="string">
            <text:p>I12</text:p>
          </table:table-cell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9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7</text:p>
          </table:table-cell>
          <table:table-cell office:value-type="string">
            <text:p>700198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0</text:p>
          </table:table-cell>
          <table:table-cell office:value-type="string">
            <text:p>Ecole maternelle Pauline Kergomard</text:p>
          </table:table-cell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uline Kergomard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8</text:p>
          </table:table-cell>
          <table:table-cell office:value-type="string">
            <text:p>8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/>
          <table:table-cell office:value-type="string">
            <text:p>Centre de la Roseraie Sainte Odile</text:p>
          </table:table-cell>
          <table:table-cell office:value-type="float" office:value="16">
            <text:p>16</text:p>
          </table:table-cell>
          <table:table-cell office:value-type="float" office:value="1967">
            <text:p>196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Centre de la Roseraie Sainte Odile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0</text:p>
          </table:table-cell>
          <table:table-cell office:value-type="string">
            <text:p>Mail de la Pailla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de la Paillade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6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/>
          <table:table-cell office:value-type="string">
            <text:p>Crèche d'entreprises Eliane Bauduin</text:p>
          </table:table-cell>
          <table:table-cell office:value-type="float" office:value="448">
            <text:p>44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Eliane Bauduin</text:p>
          </table:table-cell>
          <table:table-cell office:value-type="string">
            <text:p>E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/>
          <table:table-cell office:value-type="string">
            <text:p>Jardin partagé La roseraie Sainte-Odile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La roseraie Sainte-Odile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0</text:p>
          </table:table-cell>
          <table:table-cell office:value-type="string">
            <text:p>Ecole élémentaire Emile Combes</text:p>
          </table:table-cell>
          <table:table-cell office:value-type="float" office:value="2651">
            <text:p>2651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mile Combes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25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88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7</text:p>
          </table:table-cell>
          <table:table-cell office:value-type="string">
            <text:p>Hôtel du Département</text:p>
          </table:table-cell>
          <table:table-cell office:value-type="float" office:value="861">
            <text:p>861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05-16-Hôtel du Département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ADM.REG.DEP.</text:p>
          </table:table-cell>
          <table:table-cell office:value-type="string">
            <text:p>700061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26</text:p>
          </table:table-cell>
          <table:table-cell office:value-type="string">
            <text:p>3905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0</text:p>
          </table:table-cell>
          <table:table-cell office:value-type="string">
            <text:p>Aire de jeux de Louisville - Sq. le Trident</text:p>
          </table:table-cell>
          <table:table-cell office:value-type="float" office:value="1412">
            <text:p>1412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de Louisville - Sq. le Trident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PARCS/JARDIN</text:p>
          </table:table-cell>
          <table:table-cell office:value-type="string">
            <text:p>00162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1623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/>
          <table:table-cell office:value-type="string">
            <text:p>Espace chiens du Parc Edith Piaf</text:p>
          </table:table-cell>
          <table:table-cell office:value-type="float" office:value="2789">
            <text:p>27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Edith Piaf</text:p>
          </table:table-cell>
          <table:table-cell office:value-type="string">
            <text:p>M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7</text:p>
          </table:table-cell>
          <table:table-cell office:value-type="string">
            <text:p>C.R.O.U.S</text:p>
          </table:table-cell>
          <table:table-cell office:value-type="float" office:value="1547">
            <text:p>154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.R.O.U.S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02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393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0</text:p>
          </table:table-cell>
          <table:table-cell office:value-type="string">
            <text:p>Salle de sports Lou Clapas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 Clapas</text:p>
          </table:table-cell>
          <table:table-cell office:value-type="string">
            <text:p>A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24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4</text:p>
          </table:table-cell>
          <table:table-cell office:value-type="string">
            <text:p>15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0</text:p>
          </table:table-cell>
          <table:table-cell office:value-type="string">
            <text:p>Ecole maternelle Victor Duruy</text:p>
          </table:table-cell>
          <table:table-cell office:value-type="float" office:value="2651">
            <text:p>2651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ctor Duruy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25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6</text:p>
          </table:table-cell>
          <table:table-cell office:value-type="string">
            <text:p>88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/>
          <table:table-cell office:value-type="string">
            <text:p>M.A.P.A.D Les Couralies</text:p>
          </table:table-cell>
          <table:table-cell office:value-type="float" office:value="13">
            <text:p>13</text:p>
          </table:table-cell>
          <table:table-cell office:value-type="float" office:value="1591">
            <text:p>1591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.A.P.A.D Les Couralies</text:p>
          </table:table-cell>
          <table:table-cell office:value-type="string">
            <text:p>L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0</text:p>
          </table:table-cell>
          <table:table-cell office:value-type="string">
            <text:p>Ecole maternelle Pablo Néruda</text:p>
          </table:table-cell>
          <table:table-cell office:value-type="float" office:value="1979">
            <text:p>1979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blo Néruda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268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4</text:p>
          </table:table-cell>
          <table:table-cell office:value-type="string">
            <text:p>9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0</text:p>
          </table:table-cell>
          <table:table-cell office:value-type="string">
            <text:p>Square Las Rébès</text:p>
          </table:table-cell>
          <table:table-cell office:value-type="float" office:value="1645">
            <text:p>164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as Rébès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PARCS/JARDIN</text:p>
          </table:table-cell>
          <table:table-cell office:value-type="string">
            <text:p>0022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2214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0</text:p>
          </table:table-cell>
          <table:table-cell office:value-type="string">
            <text:p>Ecole élémentaire Simon Bolivar</text:p>
          </table:table-cell>
          <table:table-cell office:value-type="float" office:value="543">
            <text:p>543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imon Bolivar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27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4</text:p>
          </table:table-cell>
          <table:table-cell office:value-type="string">
            <text:p>9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0</text:p>
          </table:table-cell>
          <table:table-cell office:value-type="string">
            <text:p>Eglise Saint Espri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Esprit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6</text:p>
          </table:table-cell>
          <table:table-cell office:value-type="string">
            <text:p>TA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0</text:p>
          </table:table-cell>
          <table:table-cell office:value-type="string">
            <text:p>Les jardins d'Al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jardins d'Alco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6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7</text:p>
          </table:table-cell>
          <table:table-cell office:value-type="string">
            <text:p>Chambre Régionale des Métiers L.R.</text:p>
          </table:table-cell>
          <table:table-cell office:value-type="float" office:value="1948">
            <text:p>1948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hambre Régionale des Métiers L.R.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ADM.INDUST.</text:p>
          </table:table-cell>
          <table:table-cell office:value-type="string">
            <text:p>700024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0</text:p>
          </table:table-cell>
          <table:table-cell office:value-type="string">
            <text:p>700024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/>
          <table:table-cell office:value-type="string">
            <text:p>Espace chiens du Parc Sainte Odile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Sainte Odile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0</text:p>
          </table:table-cell>
          <table:table-cell office:value-type="string">
            <text:p>Ecole maternelle Madeleine Renaud</text:p>
          </table:table-cell>
          <table:table-cell office:value-type="float" office:value="543">
            <text:p>543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deleine Renaud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42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4</text:p>
          </table:table-cell>
          <table:table-cell office:value-type="string">
            <text:p>128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0</text:p>
          </table:table-cell>
          <table:table-cell office:value-type="string">
            <text:p>Square rue des Castors</text:p>
          </table:table-cell>
          <table:table-cell office:value-type="float" office:value="704">
            <text:p>70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Castors</text:p>
          </table:table-cell>
          <table:table-cell office:value-type="string">
            <text:p>K12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177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1773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0</text:p>
          </table:table-cell>
          <table:table-cell office:value-type="string">
            <text:p>Terrains de foot Mosson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s de foot Mosson</text:p>
          </table:table-cell>
          <table:table-cell office:value-type="string">
            <text:p>A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1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 office:value-type="string">
            <text:p>82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0</text:p>
          </table:table-cell>
          <table:table-cell office:value-type="string">
            <text:p>Ecole élémentaire Antoine Balard</text:p>
          </table:table-cell>
          <table:table-cell office:value-type="float" office:value="1979">
            <text:p>1979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toine Balard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42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4</text:p>
          </table:table-cell>
          <table:table-cell office:value-type="string">
            <text:p>128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7</text:p>
          </table:table-cell>
          <table:table-cell office:value-type="string">
            <text:p>Ecoles du C.H.U</text:p>
          </table:table-cell>
          <table:table-cell office:value-type="float" office:value="957">
            <text:p>95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0</text:p>
          </table:table-cell>
          <table:table-cell office:value-type="string">
            <text:p>15</text:p>
          </table:table-cell>
          <table:table-cell office:value-type="string">
            <text:p>90-15-Ecoles du C.H.U</text:p>
          </table:table-cell>
          <table:table-cell office:value-type="string">
            <text:p>H12</text:p>
          </table:table-cell>
          <table:table-cell/>
          <table:table-cell office:value-type="string">
            <text:p>27</text:p>
          </table:table-cell>
          <table:table-cell office:value-type="string">
            <text:p>ADM.SANTE AS</text:p>
          </table:table-cell>
          <table:table-cell office:value-type="string">
            <text:p>70014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7</text:p>
          </table:table-cell>
          <table:table-cell office:value-type="string">
            <text:p>700149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0</text:p>
          </table:table-cell>
          <table:table-cell office:value-type="string">
            <text:p>Salle Louis Feuillade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Louis Feuillade</text:p>
          </table:table-cell>
          <table:table-cell office:value-type="string">
            <text:p>B12</text:p>
          </table:table-cell>
          <table:table-cell/>
          <table:table-cell office:value-type="string">
            <text:p>37</text:p>
          </table:table-cell>
          <table:table-cell office:value-type="string">
            <text:p>QUART.CULTUR</text:p>
          </table:table-cell>
          <table:table-cell office:value-type="string">
            <text:p>00012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4</text:p>
          </table:table-cell>
          <table:table-cell office:value-type="string">
            <text:p>000124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/>
          <table:table-cell office:value-type="string">
            <text:p>Crèche associative l'arbre à chouette</text:p>
          </table:table-cell>
          <table:table-cell office:value-type="float" office:value="1948">
            <text:p>1948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Crèche associative l'arbre à chouette</text:p>
          </table:table-cell>
          <table:table-cell office:value-type="string">
            <text:p>M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/>
          <table:table-cell office:value-type="string">
            <text:p>M.P.T. Paul-Emile Victor</text:p>
          </table:table-cell>
          <table:table-cell office:value-type="float" office:value="1817">
            <text:p>1817</text:p>
          </table:table-cell>
          <table:table-cell office:value-type="float" office:value="1247">
            <text:p>124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Paul-Emile Victor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14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7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0</text:p>
          </table:table-cell>
          <table:table-cell office:value-type="string">
            <text:p>Parc du Mas Vanneau</text:p>
          </table:table-cell>
          <table:table-cell office:value-type="float" office:value="1817">
            <text:p>1817</text:p>
          </table:table-cell>
          <table:table-cell office:value-type="float" office:value="1247">
            <text:p>1247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Vanneau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4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404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7</text:p>
          </table:table-cell>
          <table:table-cell office:value-type="string">
            <text:p>Cité universitaire Boutonnet</text:p>
          </table:table-cell>
          <table:table-cell office:value-type="float" office:value="1518">
            <text:p>1518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Boutonnet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9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700194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0</text:p>
          </table:table-cell>
          <table:table-cell office:value-type="string">
            <text:p>Square rue des Loutres</text:p>
          </table:table-cell>
          <table:table-cell office:value-type="float" office:value="1413">
            <text:p>141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Loutres</text:p>
          </table:table-cell>
          <table:table-cell office:value-type="string">
            <text:p>K12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206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2067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0</text:p>
          </table:table-cell>
          <table:table-cell office:value-type="string">
            <text:p>Parc Sainte Odile</text:p>
          </table:table-cell>
          <table:table-cell office:value-type="float" office:value="1518">
            <text:p>15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ainte Odile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15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001596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7</text:p>
          </table:table-cell>
          <table:table-cell office:value-type="string">
            <text:p>Lycée Jean Monnet</text:p>
          </table:table-cell>
          <table:table-cell office:value-type="float" office:value="1431">
            <text:p>14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ean Monnet</text:p>
          </table:table-cell>
          <table:table-cell office:value-type="string">
            <text:p>D12</text:p>
          </table:table-cell>
          <table:table-cell office:value-type="string">
            <text:p>E12</text:p>
          </table:table-cell>
          <table:table-cell office:value-type="string">
            <text:p>25</text:p>
          </table:table-cell>
          <table:table-cell office:value-type="string">
            <text:p>ADM.EDUC.NAT</text:p>
          </table:table-cell>
          <table:table-cell office:value-type="string">
            <text:p>700098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25</text:p>
          </table:table-cell>
          <table:table-cell office:value-type="string">
            <text:p>3923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0</text:p>
          </table:table-cell>
          <table:table-cell office:value-type="string">
            <text:p>Boulodrome René Bessières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ené Bessières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7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0</text:p>
          </table:table-cell>
          <table:table-cell office:value-type="string">
            <text:p>Plateaux Sportifs Louisville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ouisvill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TA14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/>
          <table:table-cell office:value-type="string">
            <text:p>Le Grand Mail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 Grand Mail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5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7</text:p>
          </table:table-cell>
          <table:table-cell office:value-type="string">
            <text:p>Poste - Le Grand Mail</text:p>
          </table:table-cell>
          <table:table-cell office:value-type="float" office:value="543">
            <text:p>543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Le Grand Mail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ADM.COMMUNIC</text:p>
          </table:table-cell>
          <table:table-cell office:value-type="string">
            <text:p>70022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7</text:p>
          </table:table-cell>
          <table:table-cell office:value-type="string">
            <text:p>Centre de Gestion de la Fonction Publique</text:p>
          </table:table-cell>
          <table:table-cell office:value-type="float" office:value="2651">
            <text:p>265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Gestion de la Fonction Publique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ADM.REG.DEP.</text:p>
          </table:table-cell>
          <table:table-cell office:value-type="string">
            <text:p>70005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26</text:p>
          </table:table-cell>
          <table:table-cell office:value-type="string">
            <text:p>700057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0</text:p>
          </table:table-cell>
          <table:table-cell office:value-type="string">
            <text:p>Ecole maternelle Martin Luther King</text:p>
          </table:table-cell>
          <table:table-cell office:value-type="float" office:value="740">
            <text:p>740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tin Luther King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37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24</text:p>
          </table:table-cell>
          <table:table-cell office:value-type="string">
            <text:p>118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/>
          <table:table-cell office:value-type="string">
            <text:p>RAM Mosson</text:p>
          </table:table-cell>
          <table:table-cell office:value-type="float" office:value="543">
            <text:p>543</text:p>
          </table:table-cell>
          <table:table-cell office:value-type="float" office:value="476">
            <text:p>47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Mosson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/>
          <table:table-cell office:value-type="string">
            <text:p>Poste de Police nationale Mosson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nationale Mosson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ADM.INTER.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14</text:p>
          </table:table-cell>
          <table:table-cell office:value-type="string">
            <text:p>TA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/>
          <table:table-cell office:value-type="string">
            <text:p>Jardin partagé Jupiter</text:p>
          </table:table-cell>
          <table:table-cell office:value-type="float" office:value="1336">
            <text:p>13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Jupiter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0</text:p>
          </table:table-cell>
          <table:table-cell office:value-type="string">
            <text:p>Ecole maternelle Cervantes</text:p>
          </table:table-cell>
          <table:table-cell office:value-type="float" office:value="740">
            <text:p>740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ervantes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1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4</text:p>
          </table:table-cell>
          <table:table-cell office:value-type="string">
            <text:p>10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0</text:p>
          </table:table-cell>
          <table:table-cell office:value-type="string">
            <text:p>Ecole élémentaire Heidelberg</text:p>
          </table:table-cell>
          <table:table-cell office:value-type="float" office:value="1382">
            <text:p>1382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Heidelberg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1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0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0</text:p>
          </table:table-cell>
          <table:table-cell office:value-type="string">
            <text:p>Ecole élémentaire Louisville</text:p>
          </table:table-cell>
          <table:table-cell office:value-type="float" office:value="1412">
            <text:p>1412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ouisville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37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19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/>
          <table:table-cell office:value-type="string">
            <text:p>Square des Terres Blanches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Terres Blanches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TA8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0</text:p>
          </table:table-cell>
          <table:table-cell office:value-type="string">
            <text:p>Crèche Petit Prince de Boutonnet</text:p>
          </table:table-cell>
          <table:table-cell office:value-type="float" office:value="2773">
            <text:p>277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Petit Prince de Boutonnet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D</text:p>
          </table:table-cell>
          <table:table-cell office:value-type="string">
            <text:p>0014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4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0</text:p>
          </table:table-cell>
          <table:table-cell office:value-type="string">
            <text:p>Collège d'Al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'Alco</text:p>
          </table:table-cell>
          <table:table-cell office:value-type="string">
            <text:p>E13</text:p>
          </table:table-cell>
          <table:table-cell/>
          <table:table-cell office:value-type="string">
            <text:p>16</text:p>
          </table:table-cell>
          <table:table-cell office:value-type="string">
            <text:p>ADM.EDUC.NA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6</text:p>
          </table:table-cell>
          <table:table-cell office:value-type="string">
            <text:p>406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/>
          <table:table-cell office:value-type="string">
            <text:p>Antenne Mosson C.C.A.S</text:p>
          </table:table-cell>
          <table:table-cell office:value-type="float" office:value="837">
            <text:p>837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Antenne Mosson C.C.A.S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ADM.COMMUNI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0</text:p>
          </table:table-cell>
          <table:table-cell office:value-type="string">
            <text:p>Aire de skateboard Blayac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Aire de skateboard Blayac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EQUIP.SPORT</text:p>
          </table:table-cell>
          <table:table-cell office:value-type="string">
            <text:p>0031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 office:value-type="string">
            <text:p>159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0</text:p>
          </table:table-cell>
          <table:table-cell office:value-type="string">
            <text:p>Cimetière Saint Lazare</text:p>
          </table:table-cell>
          <table:table-cell office:value-type="float" office:value="2235">
            <text:p>223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Saint Lazare</text:p>
          </table:table-cell>
          <table:table-cell office:value-type="string">
            <text:p>M13</text:p>
          </table:table-cell>
          <table:table-cell office:value-type="string">
            <text:p>N13</text:p>
          </table:table-cell>
          <table:table-cell office:value-type="string">
            <text:p>20</text:p>
          </table:table-cell>
          <table:table-cell office:value-type="string">
            <text:p>VIE QUOT.SCE</text:p>
          </table:table-cell>
          <table:table-cell office:value-type="string">
            <text:p>0001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0</text:p>
          </table:table-cell>
          <table:table-cell office:value-type="string">
            <text:p>2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/>
          <table:table-cell office:value-type="string">
            <text:p>Bassin de rétention Colombière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assin de rétention Colombière</text:p>
          </table:table-cell>
          <table:table-cell office:value-type="string">
            <text:p>H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TA4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/>
          <table:table-cell office:value-type="string">
            <text:p>Gymnase François Rabelais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François Rabelais</text:p>
          </table:table-cell>
          <table:table-cell office:value-type="string">
            <text:p>D13</text:p>
          </table:table-cell>
          <table:table-cell office:value-type="string">
            <text:p>E13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/>
          <table:table-cell office:value-type="string">
            <text:p>Mur d'escalade - François Rabelais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François Rabelais</text:p>
          </table:table-cell>
          <table:table-cell office:value-type="string">
            <text:p>D13</text:p>
          </table:table-cell>
          <table:table-cell office:value-type="string">
            <text:p>E13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0</text:p>
          </table:table-cell>
          <table:table-cell office:value-type="string">
            <text:p>Mini Football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Mas de Neuville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6</text:p>
          </table:table-cell>
          <table:table-cell office:value-type="string">
            <text:p>158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0</text:p>
          </table:table-cell>
          <table:table-cell office:value-type="string">
            <text:p>Parc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s de Neuville</text:p>
          </table:table-cell>
          <table:table-cell office:value-type="string">
            <text:p>F13</text:p>
          </table:table-cell>
          <table:table-cell/>
          <table:table-cell office:value-type="string">
            <text:p>16</text:p>
          </table:table-cell>
          <table:table-cell office:value-type="string">
            <text:p>PARCS/JARDIN</text:p>
          </table:table-cell>
          <table:table-cell office:value-type="string">
            <text:p>0026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2612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0</text:p>
          </table:table-cell>
          <table:table-cell office:value-type="string">
            <text:p>Ecole maternelle Luis de Camoens</text:p>
          </table:table-cell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uis de Camoens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ECOLES</text:p>
          </table:table-cell>
          <table:table-cell office:value-type="string">
            <text:p>00024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9</text:p>
          </table:table-cell>
          <table:table-cell office:value-type="string">
            <text:p>8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/>
          <table:table-cell office:value-type="string">
            <text:p>Plateaux Sportifs Aiguelong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iguelongue</text:p>
          </table:table-cell>
          <table:table-cell office:value-type="string">
            <text:p>L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0</text:p>
          </table:table-cell>
          <table:table-cell office:value-type="string">
            <text:p>Ecole élémentaire Jean Sibélius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Sibélius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8</text:p>
          </table:table-cell>
          <table:table-cell office:value-type="string">
            <text:p>10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0</text:p>
          </table:table-cell>
          <table:table-cell office:value-type="string">
            <text:p>Multisport Heildelberg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Heidelberg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4</text:p>
          </table:table-cell>
          <table:table-cell office:value-type="string">
            <text:p>166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0</text:p>
          </table:table-cell>
          <table:table-cell office:value-type="string">
            <text:p>Square rue des Scarabés</text:p>
          </table:table-cell>
          <table:table-cell office:value-type="float" office:value="1999">
            <text:p>19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Scarabés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16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1653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0</text:p>
          </table:table-cell>
          <table:table-cell office:value-type="string">
            <text:p>Boulodrome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Mas de Neuville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 office:value-type="string">
            <text:p>158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/>
          <table:table-cell office:value-type="string">
            <text:p>M.P.T. Albert Dubout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 Dubout</text:p>
          </table:table-cell>
          <table:table-cell office:value-type="string">
            <text:p>L13</text:p>
          </table:table-cell>
          <table:table-cell table:number-columns-repeated="3"/>
          <table:table-cell office:value-type="string">
            <text:p>0005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9</text:p>
          </table:table-cell>
          <table:table-cell office:value-type="string">
            <text:p>13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0</text:p>
          </table:table-cell>
          <table:table-cell office:value-type="string">
            <text:p>Mairie annexe Aiguelongue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Aiguelongue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MAIRIES ANN.</text:p>
          </table:table-cell>
          <table:table-cell office:value-type="string">
            <text:p>00052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19</text:p>
          </table:table-cell>
          <table:table-cell office:value-type="string">
            <text:p>000522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0</text:p>
          </table:table-cell>
          <table:table-cell office:value-type="string">
            <text:p>RAM Aiguelongue</text:p>
          </table:table-cell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Aiguelongu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</text:p>
          </table:table-cell>
          <table:table-cell office:value-type="string">
            <text:p>0004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3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0</text:p>
          </table:table-cell>
          <table:table-cell office:value-type="string">
            <text:p>Ecole élémentaire Sigmund Freud</text:p>
          </table:table-cell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igmund Freud</text:p>
          </table:table-cell>
          <table:table-cell office:value-type="string">
            <text:p>K13</text:p>
          </table:table-cell>
          <table:table-cell office:value-type="string">
            <text:p>L13</text:p>
          </table:table-cell>
          <table:table-cell office:value-type="string">
            <text:p>19</text:p>
          </table:table-cell>
          <table:table-cell office:value-type="string">
            <text:p>ECOLES</text:p>
          </table:table-cell>
          <table:table-cell office:value-type="string">
            <text:p>00025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9</text:p>
          </table:table-cell>
          <table:table-cell office:value-type="string">
            <text:p>8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0</text:p>
          </table:table-cell>
          <table:table-cell office:value-type="string">
            <text:p>Ecole élémentaire Eugène Pottier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ugène Pottier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8</text:p>
          </table:table-cell>
          <table:table-cell office:value-type="string">
            <text:p>107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7</text:p>
          </table:table-cell>
          <table:table-cell office:value-type="string">
            <text:p>Lycée Professionnel Léonard de Vinci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Léonard de Vinci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ADM.EDUC.NAT</text:p>
          </table:table-cell>
          <table:table-cell office:value-type="string">
            <text:p>700092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15</text:p>
          </table:table-cell>
          <table:table-cell office:value-type="string">
            <text:p>389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0</text:p>
          </table:table-cell>
          <table:table-cell office:value-type="string">
            <text:p>Bibliothèque Paul Langevin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Paul Langevin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QUART.CULTUR</text:p>
          </table:table-cell>
          <table:table-cell office:value-type="string">
            <text:p>00052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19</text:p>
          </table:table-cell>
          <table:table-cell office:value-type="string">
            <text:p>000523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0</text:p>
          </table:table-cell>
          <table:table-cell office:value-type="string">
            <text:p>Ecole maternelle Charlie Chaplin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arlie Chaplin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8</text:p>
          </table:table-cell>
          <table:table-cell office:value-type="string">
            <text:p>107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0</text:p>
          </table:table-cell>
          <table:table-cell office:value-type="string">
            <text:p>Ecole maternelle Vincent Van Gogh</text:p>
          </table:table-cell>
          <table:table-cell office:value-type="float" office:value="1633">
            <text:p>1633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ncent Van Gogh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9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4</text:p>
          </table:table-cell>
          <table:table-cell office:value-type="string">
            <text:p>12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0</text:p>
          </table:table-cell>
          <table:table-cell office:value-type="string">
            <text:p>Ecole élémentaire Roosevelt</text:p>
          </table:table-cell>
          <table:table-cell office:value-type="float" office:value="1359">
            <text:p>135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oosevelt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9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2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/>
          <table:table-cell office:value-type="string">
            <text:p>Crèche associative Tom Pouce</text:p>
          </table:table-cell>
          <table:table-cell office:value-type="float" office:value="3336">
            <text:p>3336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Tom Pouce</text:p>
          </table:table-cell>
          <table:table-cell office:value-type="string">
            <text:p>M13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0</text:p>
          </table:table-cell>
          <table:table-cell office:value-type="string">
            <text:p>Halte-garderie Pitchot Nanet</text:p>
          </table:table-cell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Pitchot Nanet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D</text:p>
          </table:table-cell>
          <table:table-cell office:value-type="string">
            <text:p>0004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3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0</text:p>
          </table:table-cell>
          <table:table-cell office:value-type="string">
            <text:p>Ecole élémentaire L. Sédar Senghor</text:p>
          </table:table-cell>
          <table:table-cell office:value-type="float" office:value="603">
            <text:p>6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. Sédar Senghor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93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7</text:p>
          </table:table-cell>
          <table:table-cell office:value-type="string">
            <text:p>C.H.U la Colombière</text:p>
          </table:table-cell>
          <table:table-cell office:value-type="float" office:value="746">
            <text:p>746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la Colombière</text:p>
          </table:table-cell>
          <table:table-cell office:value-type="string">
            <text:p>H13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7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0</text:p>
          </table:table-cell>
          <table:table-cell office:value-type="string">
            <text:p>Club de loisirs Aiguelongue</text:p>
          </table:table-cell>
          <table:table-cell office:value-type="float" office:value="1848">
            <text:p>1848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Aiguelongu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LUB 3 AGE</text:p>
          </table:table-cell>
          <table:table-cell office:value-type="string">
            <text:p>70025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9</text:p>
          </table:table-cell>
          <table:table-cell office:value-type="string">
            <text:p>3963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0</text:p>
          </table:table-cell>
          <table:table-cell office:value-type="string">
            <text:p>Parc Sophie Desmaret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ophie Desmarets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TA6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7</text:p>
          </table:table-cell>
          <table:table-cell office:value-type="string">
            <text:p>Collège du Jeu de Mail</text:p>
          </table:table-cell>
          <table:table-cell office:value-type="float" office:value="957">
            <text:p>95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u Jeu de Mail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07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8</text:p>
          </table:table-cell>
          <table:table-cell office:value-type="string">
            <text:p>3974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0</text:p>
          </table:table-cell>
          <table:table-cell office:value-type="string">
            <text:p>Halles des Quatre Saisons</text:p>
          </table:table-cell>
          <table:table-cell office:value-type="float" office:value="1208">
            <text:p>1208</text:p>
          </table:table-cell>
          <table:table-cell office:value-type="float" office:value="1321">
            <text:p>1321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des Quatre Saisons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HALLES/MCH</text:p>
          </table:table-cell>
          <table:table-cell office:value-type="string">
            <text:p>0004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14</text:p>
          </table:table-cell>
          <table:table-cell office:value-type="string">
            <text:p>000491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7</text:p>
          </table:table-cell>
          <table:table-cell office:value-type="string">
            <text:p>Poste - Justice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Justic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ADM.COMMUNIC</text:p>
          </table:table-cell>
          <table:table-cell office:value-type="string">
            <text:p>70022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0</text:p>
          </table:table-cell>
          <table:table-cell office:value-type="string">
            <text:p>Terrain de foot Jeu de Mail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Jeu de Mail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QUIP.SPORT</text:p>
          </table:table-cell>
          <table:table-cell office:value-type="string">
            <text:p>0008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8</text:p>
          </table:table-cell>
          <table:table-cell office:value-type="string">
            <text:p>14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0</text:p>
          </table:table-cell>
          <table:table-cell office:value-type="string">
            <text:p>Ecole élémentaire André Boulloche</text:p>
          </table:table-cell>
          <table:table-cell office:value-type="float" office:value="1359">
            <text:p>1359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dré Boulloche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208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9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0</text:p>
          </table:table-cell>
          <table:table-cell office:value-type="string">
            <text:p>Ecole maternelle James Joyce</text:p>
          </table:table-cell>
          <table:table-cell office:value-type="float" office:value="603">
            <text:p>603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ames Joyc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4</text:p>
          </table:table-cell>
          <table:table-cell office:value-type="string">
            <text:p>9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0</text:p>
          </table:table-cell>
          <table:table-cell office:value-type="string">
            <text:p>Mairie annexe La Mosson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La Mosson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MAIRIES ANN.</text:p>
          </table:table-cell>
          <table:table-cell office:value-type="string">
            <text:p>0000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14</text:p>
          </table:table-cell>
          <table:table-cell office:value-type="string">
            <text:p>17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0</text:p>
          </table:table-cell>
          <table:table-cell office:value-type="string">
            <text:p>Ecole maternelle Virginia Woolf</text:p>
          </table:table-cell>
          <table:table-cell office:value-type="float" office:value="545">
            <text:p>545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rginia Woolf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4</text:p>
          </table:table-cell>
          <table:table-cell office:value-type="string">
            <text:p>9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0</text:p>
          </table:table-cell>
          <table:table-cell office:value-type="string">
            <text:p>Salle Polyvalente Averroè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Polyvalente Averroès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QUART.CULTU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5</text:p>
          </table:table-cell>
          <table:table-cell office:value-type="string">
            <text:p>168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0</text:p>
          </table:table-cell>
          <table:table-cell office:value-type="string">
            <text:p>Marché de la Paillade</text:p>
          </table:table-cell>
          <table:table-cell office:value-type="float" office:value="603">
            <text:p>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 la Paillad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HALLES/MCH</text:p>
          </table:table-cell>
          <table:table-cell office:value-type="string">
            <text:p>0005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14</text:p>
          </table:table-cell>
          <table:table-cell office:value-type="string">
            <text:p>000565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0</text:p>
          </table:table-cell>
          <table:table-cell office:value-type="string">
            <text:p>Théâtre Jean Vilar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Jean Vilar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QUART.CULTUR</text:p>
          </table:table-cell>
          <table:table-cell office:value-type="string">
            <text:p>00098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4</text:p>
          </table:table-cell>
          <table:table-cell office:value-type="string">
            <text:p>198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/>
          <table:table-cell office:value-type="string">
            <text:p>M.P.T. Léo Lagrange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Léo Lagrange</text:p>
          </table:table-cell>
          <table:table-cell office:value-type="string">
            <text:p>B13</text:p>
          </table:table-cell>
          <table:table-cell table:number-columns-repeated="3"/>
          <table:table-cell office:value-type="string">
            <text:p>0009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4</text:p>
          </table:table-cell>
          <table:table-cell office:value-type="string">
            <text:p>168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0</text:p>
          </table:table-cell>
          <table:table-cell office:value-type="string">
            <text:p>Boulodrome Hortus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Hortus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4</text:p>
          </table:table-cell>
          <table:table-cell office:value-type="string">
            <text:p>76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/>
          <table:table-cell office:value-type="string">
            <text:p>Place Rosa Parks</text:p>
          </table:table-cell>
          <table:table-cell office:value-type="float" office:value="3376">
            <text:p>33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Rosa Parks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0</text:p>
          </table:table-cell>
          <table:table-cell office:value-type="string">
            <text:p>Square rue des Cétoines</text:p>
          </table:table-cell>
          <table:table-cell office:value-type="float" office:value="721">
            <text:p>7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Cétoines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24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2494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7</text:p>
          </table:table-cell>
          <table:table-cell office:value-type="string">
            <text:p>Maison de Justice</text:p>
          </table:table-cell>
          <table:table-cell office:value-type="float" office:value="545">
            <text:p>545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Maison de Justice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ADM.JUSTICE</text:p>
          </table:table-cell>
          <table:table-cell office:value-type="string">
            <text:p>70024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15</text:p>
          </table:table-cell>
          <table:table-cell office:value-type="string">
            <text:p>176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/>
          <table:table-cell office:value-type="string">
            <text:p>U.L.S.D Antonin Balmès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U.L.S.D Antonin Balmès</text:p>
          </table:table-cell>
          <table:table-cell office:value-type="string">
            <text:p>H13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0</text:p>
          </table:table-cell>
          <table:table-cell office:value-type="string">
            <text:p>Club de loisirs Baroncelli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Baroncelli</text:p>
          </table:table-cell>
          <table:table-cell office:value-type="string">
            <text:p>C14</text:p>
          </table:table-cell>
          <table:table-cell office:value-type="string">
            <text:p>D14</text:p>
          </table:table-cell>
          <table:table-cell/>
          <table:table-cell office:value-type="string">
            <text:p>CLUB3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5</text:p>
          </table:table-cell>
          <table:table-cell office:value-type="string">
            <text:p>TA9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0</text:p>
          </table:table-cell>
          <table:table-cell office:value-type="string">
            <text:p>Crèche Louise Guiraud</text:p>
          </table:table-cell>
          <table:table-cell office:value-type="float" office:value="2053">
            <text:p>2053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ouise Guiraud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CRECH/HGARD</text:p>
          </table:table-cell>
          <table:table-cell office:value-type="string">
            <text:p>00021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4</text:p>
          </table:table-cell>
          <table:table-cell office:value-type="string">
            <text:p>84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0</text:p>
          </table:table-cell>
          <table:table-cell office:value-type="string">
            <text:p>Studio Glandier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tudio Glandier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4</text:p>
          </table:table-cell>
          <table:table-cell office:value-type="string">
            <text:p>TA3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/>
          <table:table-cell office:value-type="string">
            <text:p>Jardins Familiaux de Malbosc</text:p>
          </table:table-cell>
          <table:table-cell office:value-type="float" office:value="3257">
            <text:p>32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Familiaux de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/>
          <table:table-cell office:value-type="string">
            <text:p>Pont de la Concorde</text:p>
          </table:table-cell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ont de la Concorde</text:p>
          </table:table-cell>
          <table:table-cell office:value-type="string">
            <text:p>N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/>
          <table:table-cell office:value-type="string">
            <text:p>Les Clolus II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I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7</text:p>
          </table:table-cell>
          <table:table-cell office:value-type="string">
            <text:p>Foyer des Travailleurs Migrants</text:p>
          </table:table-cell>
          <table:table-cell office:value-type="float" office:value="1000">
            <text:p>1000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Foyer des Travailleurs Migrants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SOLIDARITE</text:p>
          </table:table-cell>
          <table:table-cell office:value-type="string">
            <text:p>70020500</text:p>
          </table:table-cell>
          <table:table-cell/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15</text:p>
          </table:table-cell>
          <table:table-cell office:value-type="string">
            <text:p>3913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0</text:p>
          </table:table-cell>
          <table:table-cell office:value-type="string">
            <text:p>Boulodrome Leenhardt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enhardt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7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7</text:p>
          </table:table-cell>
          <table:table-cell office:value-type="string">
            <text:p>C.H.U Saint Eloi</text:p>
          </table:table-cell>
          <table:table-cell office:value-type="float" office:value="523">
            <text:p>52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Saint Eloi</text:p>
          </table:table-cell>
          <table:table-cell office:value-type="string">
            <text:p>I13</text:p>
          </table:table-cell>
          <table:table-cell office:value-type="string">
            <text:p>I14</text:p>
          </table:table-cell>
          <table:table-cell office:value-type="string">
            <text:p>18</text:p>
          </table:table-cell>
          <table:table-cell office:value-type="string">
            <text:p>ADM.SANTE AS</text:p>
          </table:table-cell>
          <table:table-cell office:value-type="string">
            <text:p>70016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8</text:p>
          </table:table-cell>
          <table:table-cell office:value-type="string">
            <text:p>3908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7</text:p>
          </table:table-cell>
          <table:table-cell office:value-type="string">
            <text:p>Cité universitaire le Triolet</text:p>
          </table:table-cell>
          <table:table-cell office:value-type="float" office:value="959">
            <text:p>959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le Triolet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17</text:p>
          </table:table-cell>
          <table:table-cell office:value-type="string">
            <text:p>ADM.EDUC.NAT</text:p>
          </table:table-cell>
          <table:table-cell office:value-type="string">
            <text:p>70019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00195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0</text:p>
          </table:table-cell>
          <table:table-cell office:value-type="string">
            <text:p>Eglise Sainte Bernadett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Bernadette</text:p>
          </table:table-cell>
          <table:table-cell office:value-type="string">
            <text:p>J14</text:p>
          </table:table-cell>
          <table:table-cell/>
          <table:table-cell office:value-type="string">
            <text:p>1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18</text:p>
          </table:table-cell>
          <table:table-cell office:value-type="string">
            <text:p>401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/>
          <table:table-cell office:value-type="string">
            <text:p>Les Clolus III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II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/>
          <table:table-cell office:value-type="string">
            <text:p>Espace chiens du Parc de l'Aiguelongue</text:p>
          </table:table-cell>
          <table:table-cell office:value-type="float" office:value="3022">
            <text:p>30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de l'Aiguelongue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/>
          <table:table-cell office:value-type="string">
            <text:p>C.E.M.H <text:s/>T.A.M Les Hirondelles</text:p>
          </table:table-cell>
          <table:table-cell office:value-type="float" office:value="423">
            <text:p>423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.E.M.H <text:s/>T.A.M Les Hirondelles</text:p>
          </table:table-cell>
          <table:table-cell office:value-type="string">
            <text:p>C14</text:p>
          </table:table-cell>
          <table:table-cell office:value-type="string">
            <text:p>C13</text:p>
          </table:table-cell>
          <table:table-cell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15</text:p>
          </table:table-cell>
          <table:table-cell office:value-type="string">
            <text:p>TA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7</text:p>
          </table:table-cell>
          <table:table-cell office:value-type="string">
            <text:p>C.H.U Lapeyronie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Lapeyronie</text:p>
          </table:table-cell>
          <table:table-cell office:value-type="string">
            <text:p>G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8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0</text:p>
          </table:table-cell>
          <table:table-cell office:value-type="string">
            <text:p>Square Neptune</text:p>
          </table:table-cell>
          <table:table-cell office:value-type="float" office:value="2087">
            <text:p>208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Neptune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188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207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0</text:p>
          </table:table-cell>
          <table:table-cell office:value-type="string">
            <text:p>Parc de l'Aiguelongue</text:p>
          </table:table-cell>
          <table:table-cell office:value-type="float" office:value="1429">
            <text:p>142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'Aiguelongue</text:p>
          </table:table-cell>
          <table:table-cell office:value-type="string">
            <text:p>K14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20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2083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/>
          <table:table-cell office:value-type="string">
            <text:p>Ecole élémentaire François Mitterand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François Mitterand</text:p>
          </table:table-cell>
          <table:table-cell office:value-type="string">
            <text:p>D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0</text:p>
          </table:table-cell>
          <table:table-cell office:value-type="string">
            <text:p>Parc Malbosc</text:p>
          </table:table-cell>
          <table:table-cell office:value-type="float" office:value="1431">
            <text:p>143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lbosc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25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64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/>
          <table:table-cell office:value-type="string">
            <text:p>Les Clolus I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5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/>
          <table:table-cell office:value-type="string">
            <text:p>Ecole maternelle François Mitterrand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rançois Mitterrand</text:p>
          </table:table-cell>
          <table:table-cell office:value-type="string">
            <text:p>D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7</text:p>
          </table:table-cell>
          <table:table-cell office:value-type="string">
            <text:p>Centre administratif A. Bénech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administratif A. Bénech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9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70019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/>
          <table:table-cell office:value-type="string">
            <text:p>Aqueduc St Clement III</text:p>
          </table:table-cell>
          <table:table-cell office:value-type="float" office:value="3258">
            <text:p>32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t Clement III</text:p>
          </table:table-cell>
          <table:table-cell office:value-type="string">
            <text:p>F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/>
          <table:table-cell office:value-type="string">
            <text:p>Verger partagé de Malbosc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Verger partagé de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/>
          <table:table-cell office:value-type="string">
            <text:p>Espace chiens du Parc Méric</text:p>
          </table:table-cell>
          <table:table-cell office:value-type="float" office:value="2888">
            <text:p>28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Méric</text:p>
          </table:table-cell>
          <table:table-cell office:value-type="string">
            <text:p>N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7</text:p>
          </table:table-cell>
          <table:table-cell office:value-type="string">
            <text:p>C.H.U Gui de Chauliac</text:p>
          </table:table-cell>
          <table:table-cell office:value-type="float" office:value="957">
            <text:p>95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Gui de Chauliac</text:p>
          </table:table-cell>
          <table:table-cell office:value-type="string">
            <text:p>I14</text:p>
          </table:table-cell>
          <table:table-cell/>
          <table:table-cell office:value-type="string">
            <text:p>18</text:p>
          </table:table-cell>
          <table:table-cell office:value-type="string">
            <text:p>ADM.SANTE AS</text:p>
          </table:table-cell>
          <table:table-cell office:value-type="string">
            <text:p>70016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8</text:p>
          </table:table-cell>
          <table:table-cell office:value-type="string">
            <text:p>390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/>
          <table:table-cell office:value-type="string">
            <text:p>Maison de Quartier Emma Calvé</text:p>
          </table:table-cell>
          <table:table-cell office:value-type="float" office:value="1772">
            <text:p>177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Emma Calvé</text:p>
          </table:table-cell>
          <table:table-cell office:value-type="string">
            <text:p>H14</text:p>
          </table:table-cell>
          <table:table-cell table:number-columns-repeated="3"/>
          <table:table-cell office:value-type="string">
            <text:p>00266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7</text:p>
          </table:table-cell>
          <table:table-cell office:value-type="string">
            <text:p>170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7</text:p>
          </table:table-cell>
          <table:table-cell office:value-type="string">
            <text:p>Centre de secours Guizonnier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secours Guizonnier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DIVERS</text:p>
          </table:table-cell>
          <table:table-cell office:value-type="string">
            <text:p>70009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15</text:p>
          </table:table-cell>
          <table:table-cell office:value-type="string">
            <text:p>700090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/>
          <table:table-cell office:value-type="string">
            <text:p>Square Ligorio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igorio</text:p>
          </table:table-cell>
          <table:table-cell office:value-type="string">
            <text:p>E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Square Angelo Bramante</text:p>
          </table:table-cell>
          <table:table-cell office:value-type="float" office:value="3328">
            <text:p>33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ngelo Bramante</text:p>
          </table:table-cell>
          <table:table-cell office:value-type="string">
            <text:p>E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/>
          <table:table-cell office:value-type="string">
            <text:p>Boisement du Château d'Ô</text:p>
          </table:table-cell>
          <table:table-cell office:value-type="float" office:value="3355">
            <text:p>3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ement du Château d'Ô</text:p>
          </table:table-cell>
          <table:table-cell office:value-type="string">
            <text:p>E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0</text:p>
          </table:table-cell>
          <table:table-cell office:value-type="string">
            <text:p>Pinède de la Paillade - Allée Gaby Hobt</text:p>
          </table:table-cell>
          <table:table-cell office:value-type="float" office:value="603">
            <text:p>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inède de la Paillade - Allée Gaby Hobt</text:p>
          </table:table-cell>
          <table:table-cell office:value-type="string">
            <text:p>B14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 office:value-type="string">
            <text:p>0020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2015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0</text:p>
          </table:table-cell>
          <table:table-cell office:value-type="string">
            <text:p>Parc Chico Mendez</text:p>
          </table:table-cell>
          <table:table-cell office:value-type="float" office:value="424">
            <text:p>4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Chico Mendez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17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1789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0</text:p>
          </table:table-cell>
          <table:table-cell office:value-type="string">
            <text:p>Terrain de foot les Gemaux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es Gemaux</text:p>
          </table:table-cell>
          <table:table-cell office:value-type="string">
            <text:p>C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5</text:p>
          </table:table-cell>
          <table:table-cell office:value-type="string">
            <text:p>15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7</text:p>
          </table:table-cell>
          <table:table-cell office:value-type="string">
            <text:p>Poste - Mosson</text:p>
          </table:table-cell>
          <table:table-cell office:value-type="float" office:value="2997">
            <text:p>2997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Mosson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ADM.COMMUNIC</text:p>
          </table:table-cell>
          <table:table-cell office:value-type="string">
            <text:p>70022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7</text:p>
          </table:table-cell>
          <table:table-cell office:value-type="string">
            <text:p>Centre des Impôts Montpellier Nord</text:p>
          </table:table-cell>
          <table:table-cell office:value-type="float" office:value="1415">
            <text:p>1415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s Impôts Montpellier Nord</text:p>
          </table:table-cell>
          <table:table-cell office:value-type="string">
            <text:p>B14</text:p>
          </table:table-cell>
          <table:table-cell office:value-type="string">
            <text:p>C14</text:p>
          </table:table-cell>
          <table:table-cell office:value-type="string">
            <text:p>14</text:p>
          </table:table-cell>
          <table:table-cell office:value-type="string">
            <text:p>ADM.ECO.FIN.</text:p>
          </table:table-cell>
          <table:table-cell office:value-type="string">
            <text:p>70002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14</text:p>
          </table:table-cell>
          <table:table-cell office:value-type="string">
            <text:p>700020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7</text:p>
          </table:table-cell>
          <table:table-cell office:value-type="string">
            <text:p>C.H.U Arnaud de Villeneuve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Arnaud de Villeneuve</text:p>
          </table:table-cell>
          <table:table-cell office:value-type="string">
            <text:p>G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7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7</text:p>
          </table:table-cell>
          <table:table-cell office:value-type="string">
            <text:p>Poste - Facultés</text:p>
          </table:table-cell>
          <table:table-cell office:value-type="float" office:value="421">
            <text:p>4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Facultés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ADM.COMMUNIC</text:p>
          </table:table-cell>
          <table:table-cell office:value-type="string">
            <text:p>700222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0</text:p>
          </table:table-cell>
          <table:table-cell office:value-type="string">
            <text:p>Domaine de Méric</text:p>
          </table:table-cell>
          <table:table-cell office:value-type="float" office:value="1029">
            <text:p>1029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Méric</text:p>
          </table:table-cell>
          <table:table-cell office:value-type="string">
            <text:p>M14</text:p>
          </table:table-cell>
          <table:table-cell/>
          <table:table-cell office:value-type="string">
            <text:p>20</text:p>
          </table:table-cell>
          <table:table-cell office:value-type="string">
            <text:p>PARCS/JARDIN</text:p>
          </table:table-cell>
          <table:table-cell office:value-type="string">
            <text:p>0009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0</text:p>
          </table:table-cell>
          <table:table-cell office:value-type="string">
            <text:p>168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/>
          <table:table-cell office:value-type="string">
            <text:p>Boulodrome Malbosc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0</text:p>
          </table:table-cell>
          <table:table-cell office:value-type="string">
            <text:p>Eglise Réformée de Montpellier-Pailla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 de Montpellier-Paillade</text:p>
          </table:table-cell>
          <table:table-cell office:value-type="string">
            <text:p>B14</text:p>
          </table:table-cell>
          <table:table-cell/>
          <table:table-cell office:value-type="string">
            <text:p>14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14</text:p>
          </table:table-cell>
          <table:table-cell office:value-type="string">
            <text:p>TA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7</text:p>
          </table:table-cell>
          <table:table-cell office:value-type="string">
            <text:p>Faculté des Sciences</text:p>
          </table:table-cell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s Sciences</text:p>
          </table:table-cell>
          <table:table-cell office:value-type="string">
            <text:p>I14</text:p>
          </table:table-cell>
          <table:table-cell office:value-type="string">
            <text:p>J14</text:p>
          </table:table-cell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3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18</text:p>
          </table:table-cell>
          <table:table-cell office:value-type="string">
            <text:p>392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0</text:p>
          </table:table-cell>
          <table:table-cell office:value-type="string">
            <text:p>Gymnase Jean Bouin</text:p>
          </table:table-cell>
          <table:table-cell office:value-type="float" office:value="594">
            <text:p>59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Jean Bouin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EQUIP.SPORT</text:p>
          </table:table-cell>
          <table:table-cell office:value-type="string">
            <text:p>00047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5</text:p>
          </table:table-cell>
          <table:table-cell office:value-type="string">
            <text:p>13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7</text:p>
          </table:table-cell>
          <table:table-cell office:value-type="string">
            <text:p>Château d'O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'O</text:p>
          </table:table-cell>
          <table:table-cell office:value-type="string">
            <text:p>E14</text:p>
          </table:table-cell>
          <table:table-cell office:value-type="string">
            <text:p>F14</text:p>
          </table:table-cell>
          <table:table-cell office:value-type="string">
            <text:p>16</text:p>
          </table:table-cell>
          <table:table-cell office:value-type="string">
            <text:p>DIVERS</text:p>
          </table:table-cell>
          <table:table-cell office:value-type="string">
            <text:p>70019000</text:p>
          </table:table-cell>
          <table:table-cell/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6</text:p>
          </table:table-cell>
          <table:table-cell office:value-type="string">
            <text:p>70019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0</text:p>
          </table:table-cell>
          <table:table-cell office:value-type="string">
            <text:p>Parc du Château d'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Château d'O</text:p>
          </table:table-cell>
          <table:table-cell office:value-type="string">
            <text:p>E14</text:p>
          </table:table-cell>
          <table:table-cell office:value-type="string">
            <text:p>F14</text:p>
          </table:table-cell>
          <table:table-cell office:value-type="string">
            <text:p>1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3914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/>
          <table:table-cell office:value-type="string">
            <text:p>Parc Saint Fiacre</text:p>
          </table:table-cell>
          <table:table-cell office:value-type="float" office:value="3265">
            <text:p>32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aint Fiacre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/>
          <table:table-cell office:value-type="string">
            <text:p>Espace chiens du Parc Malbosc</text:p>
          </table:table-cell>
          <table:table-cell office:value-type="float" office:value="3269">
            <text:p>32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7</text:p>
          </table:table-cell>
          <table:table-cell office:value-type="string">
            <text:p>Cité universitaire la Colombière</text:p>
          </table:table-cell>
          <table:table-cell office:value-type="float" office:value="1109">
            <text:p>1109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la Colombière</text:p>
          </table:table-cell>
          <table:table-cell office:value-type="string">
            <text:p>G14</text:p>
          </table:table-cell>
          <table:table-cell office:value-type="string">
            <text:p>H14</text:p>
          </table:table-cell>
          <table:table-cell office:value-type="string">
            <text:p>17</text:p>
          </table:table-cell>
          <table:table-cell office:value-type="string">
            <text:p>ADM.EDUC.NAT</text:p>
          </table:table-cell>
          <table:table-cell office:value-type="string">
            <text:p>70019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0019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7</text:p>
          </table:table-cell>
          <table:table-cell office:value-type="string">
            <text:p>Faculté Paul Valéry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Paul Valéry</text:p>
          </table:table-cell>
          <table:table-cell office:value-type="string">
            <text:p>J14</text:p>
          </table:table-cell>
          <table:table-cell/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3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18</text:p>
          </table:table-cell>
          <table:table-cell office:value-type="string">
            <text:p>700133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0</text:p>
          </table:table-cell>
          <table:table-cell office:value-type="string">
            <text:p>Plateaux Sportifs Escholiers de la Mosson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Escholiers de la Mosson</text:p>
          </table:table-cell>
          <table:table-cell office:value-type="string">
            <text:p>C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 office:value-type="string">
            <text:p>13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0</text:p>
          </table:table-cell>
          <table:table-cell office:value-type="string">
            <text:p>Médiathèque Jean-Jacques Rousseau</text:p>
          </table:table-cell>
          <table:table-cell office:value-type="float" office:value="1588">
            <text:p>158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Jean-Jacques Rousseau</text:p>
          </table:table-cell>
          <table:table-cell office:value-type="string">
            <text:p>B14</text:p>
          </table:table-cell>
          <table:table-cell office:value-type="string">
            <text:p>C14</text:p>
          </table:table-cell>
          <table:table-cell office:value-type="string">
            <text:p>14</text:p>
          </table:table-cell>
          <table:table-cell office:value-type="string">
            <text:p>QUART.CULTUR</text:p>
          </table:table-cell>
          <table:table-cell office:value-type="string">
            <text:p>70123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14</text:p>
          </table:table-cell>
          <table:table-cell office:value-type="string">
            <text:p>6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/>
          <table:table-cell office:value-type="string">
            <text:p>Crèche associative Une Souris Verte</text:p>
          </table:table-cell>
          <table:table-cell office:value-type="float" office:value="587">
            <text:p>587</text:p>
          </table:table-cell>
          <table:table-cell office:value-type="float" office:value="625">
            <text:p>62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Une Souris Verte</text:p>
          </table:table-cell>
          <table:table-cell office:value-type="string">
            <text:p>F14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/>
          <table:table-cell office:value-type="string">
            <text:p>Plateaux sportifs Malbosc</text:p>
          </table:table-cell>
          <table:table-cell office:value-type="float" office:value="3266">
            <text:p>32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7</text:p>
          </table:table-cell>
          <table:table-cell office:value-type="string">
            <text:p>Collège les Escholiers</text:p>
          </table:table-cell>
          <table:table-cell office:value-type="float" office:value="594">
            <text:p>59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es Escholiers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ADM.EDUC.NAT</text:p>
          </table:table-cell>
          <table:table-cell office:value-type="string">
            <text:p>700116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5</text:p>
          </table:table-cell>
          <table:table-cell office:value-type="string">
            <text:p>700116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0</text:p>
          </table:table-cell>
          <table:table-cell office:value-type="string">
            <text:p>Plateaux Sportifs Léonard de Vinci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nard de Vinci</text:p>
          </table:table-cell>
          <table:table-cell office:value-type="string">
            <text:p>F14</text:p>
          </table:table-cell>
          <table:table-cell office:value-type="string">
            <text:p>G14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 office:value-type="string">
            <text:p>14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0</text:p>
          </table:table-cell>
          <table:table-cell office:value-type="string">
            <text:p>Square des Brusses</text:p>
          </table:table-cell>
          <table:table-cell office:value-type="float" office:value="886">
            <text:p>8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Brusses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PARCS/JARDIN</text:p>
          </table:table-cell>
          <table:table-cell office:value-type="string">
            <text:p>00147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1474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0</text:p>
          </table:table-cell>
          <table:table-cell office:value-type="string">
            <text:p>Berges de la Mosson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e la Mosson</text:p>
          </table:table-cell>
          <table:table-cell office:value-type="string">
            <text:p>A14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 office:value-type="string">
            <text:p>0020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2099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/>
          <table:table-cell office:value-type="string">
            <text:p>M.P.T Rosa Lee Parks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Rosa Lee Parks</text:p>
          </table:table-cell>
          <table:table-cell office:value-type="string">
            <text:p>E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6</text:p>
          </table:table-cell>
          <table:table-cell office:value-type="string">
            <text:p>3964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/>
          <table:table-cell office:value-type="string">
            <text:p>Square Brongniart</text:p>
          </table:table-cell>
          <table:table-cell office:value-type="float" office:value="3323">
            <text:p>33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rongniart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0</text:p>
          </table:table-cell>
          <table:table-cell office:value-type="string">
            <text:p>Parc Rachel</text:p>
          </table:table-cell>
          <table:table-cell office:value-type="float" office:value="421">
            <text:p>4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achel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17</text:p>
          </table:table-cell>
          <table:table-cell office:value-type="string">
            <text:p>PARCS/JARDIN</text:p>
          </table:table-cell>
          <table:table-cell office:value-type="string">
            <text:p>00218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00218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0</text:p>
          </table:table-cell>
          <table:table-cell office:value-type="string">
            <text:p>Ecole maternelle Margueritte Yourcena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gueritte Yourcenar</text:p>
          </table:table-cell>
          <table:table-cell office:value-type="string">
            <text:p>D14</text:p>
          </table:table-cell>
          <table:table-cell/>
          <table:table-cell office:value-type="string">
            <text:p>15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5</text:p>
          </table:table-cell>
          <table:table-cell office:value-type="string">
            <text:p>16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0</text:p>
          </table:table-cell>
          <table:table-cell office:value-type="string">
            <text:p>Ecole élémentaire Rabelais</text:p>
          </table:table-cell>
          <table:table-cell office:value-type="float" office:value="3273">
            <text:p>32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abelais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5</text:p>
          </table:table-cell>
          <table:table-cell office:value-type="string">
            <text:p>TA9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/>
          <table:table-cell office:value-type="string">
            <text:p>Institut de Pharmacologie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nstitut de Pharmacologie</text:p>
          </table:table-cell>
          <table:table-cell office:value-type="string">
            <text:p>G15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TA9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7</text:p>
          </table:table-cell>
          <table:table-cell office:value-type="string">
            <text:p>Centre Sportif Universitaire Motte Rouge</text:p>
          </table:table-cell>
          <table:table-cell office:value-type="float" office:value="1811">
            <text:p>1811</text:p>
          </table:table-cell>
          <table:table-cell office:value-type="float" office:value="532">
            <text:p>5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Sportif Universitaire Motte Rouge</text:p>
          </table:table-cell>
          <table:table-cell office:value-type="string">
            <text:p>I15</text:p>
          </table:table-cell>
          <table:table-cell/>
          <table:table-cell office:value-type="string">
            <text:p>10</text:p>
          </table:table-cell>
          <table:table-cell office:value-type="string">
            <text:p>ADM.CULT.SPT</text:p>
          </table:table-cell>
          <table:table-cell office:value-type="string">
            <text:p>70000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0000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/>
          <table:table-cell office:value-type="string">
            <text:p>Crèche d'entreprises Les petits Chaperons Rouges I</text:p>
          </table:table-cell>
          <table:table-cell office:value-type="float" office:value="1431">
            <text:p>1431</text:p>
          </table:table-cell>
          <table:table-cell office:value-type="float" office:value="1722">
            <text:p>172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7</text:p>
          </table:table-cell>
          <table:table-cell office:value-type="string">
            <text:p>CREUFOP L.R.</text:p>
          </table:table-cell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REUFOP L.R.</text:p>
          </table:table-cell>
          <table:table-cell office:value-type="string">
            <text:p>G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2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9</text:p>
          </table:table-cell>
          <table:table-cell office:value-type="string">
            <text:p>70012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/>
          <table:table-cell office:value-type="string">
            <text:p>Crèche la Petite Sirène</text:p>
          </table:table-cell>
          <table:table-cell office:value-type="float" office:value="3260">
            <text:p>32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a Petite Sirène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7</text:p>
          </table:table-cell>
          <table:table-cell office:value-type="string">
            <text:p>17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7</text:p>
          </table:table-cell>
          <table:table-cell office:value-type="string">
            <text:p>I.U.T</text:p>
          </table:table-cell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U.T</text:p>
          </table:table-cell>
          <table:table-cell office:value-type="string">
            <text:p>G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3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397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7</text:p>
          </table:table-cell>
          <table:table-cell office:value-type="string">
            <text:p>I.N.S.E.R.M</text:p>
          </table:table-cell>
          <table:table-cell office:value-type="float" office:value="1568">
            <text:p>1568</text:p>
          </table:table-cell>
          <table:table-cell office:value-type="float" office:value="395">
            <text:p>39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I.N.S.E.R.M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06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700067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7</text:p>
          </table:table-cell>
          <table:table-cell office:value-type="string">
            <text:p>C.I.N.E.S</text:p>
          </table:table-cell>
          <table:table-cell office:value-type="float" office:value="1960">
            <text:p>1960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I.N.E.S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2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4025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7</text:p>
          </table:table-cell>
          <table:table-cell office:value-type="string">
            <text:p>Faculté d'Odontologie</text:p>
          </table:table-cell>
          <table:table-cell office:value-type="float" office:value="2944">
            <text:p>2944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'Odontologie</text:p>
          </table:table-cell>
          <table:table-cell office:value-type="string">
            <text:p>C15</text:p>
          </table:table-cell>
          <table:table-cell/>
          <table:table-cell office:value-type="string">
            <text:p>7</text:p>
          </table:table-cell>
          <table:table-cell office:value-type="string">
            <text:p>ADM.EDUC.NAT</text:p>
          </table:table-cell>
          <table:table-cell office:value-type="string">
            <text:p>70013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7</text:p>
          </table:table-cell>
          <table:table-cell office:value-type="string">
            <text:p>392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7</text:p>
          </table:table-cell>
          <table:table-cell office:value-type="string">
            <text:p>Cité universitaire Vert Bois</text:p>
          </table:table-cell>
          <table:table-cell office:value-type="float" office:value="759">
            <text:p>759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Vert Bois</text:p>
          </table:table-cell>
          <table:table-cell office:value-type="string">
            <text:p>J15</text:p>
          </table:table-cell>
          <table:table-cell/>
          <table:table-cell office:value-type="string">
            <text:p>10</text:p>
          </table:table-cell>
          <table:table-cell office:value-type="string">
            <text:p>ADM.EDUC.NAT</text:p>
          </table:table-cell>
          <table:table-cell office:value-type="string">
            <text:p>70019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00197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0</text:p>
          </table:table-cell>
          <table:table-cell office:value-type="string">
            <text:p>Square d'Ajaccio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'Ajaccio</text:p>
          </table:table-cell>
          <table:table-cell office:value-type="string">
            <text:p>A15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95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958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0</text:p>
          </table:table-cell>
          <table:table-cell office:value-type="string">
            <text:p>Ecole élémentaire Jules Ferry</text:p>
          </table:table-cell>
          <table:table-cell office:value-type="float" office:value="2342">
            <text:p>234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Ferry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COLES</text:p>
          </table:table-cell>
          <table:table-cell office:value-type="string">
            <text:p>00042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1</text:p>
          </table:table-cell>
          <table:table-cell office:value-type="string">
            <text:p>129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/>
          <table:table-cell office:value-type="string">
            <text:p>Cannalette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annalette</text:p>
          </table:table-cell>
          <table:table-cell office:value-type="string">
            <text:p>B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0</text:p>
          </table:table-cell>
          <table:table-cell office:value-type="string">
            <text:p>Ecole maternelle Térésa</text:p>
          </table:table-cell>
          <table:table-cell office:value-type="float" office:value="2342">
            <text:p>234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Térésa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COLES</text:p>
          </table:table-cell>
          <table:table-cell office:value-type="string">
            <text:p>00042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11</text:p>
          </table:table-cell>
          <table:table-cell office:value-type="string">
            <text:p>13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/>
          <table:table-cell office:value-type="string">
            <text:p>Réservoir Chêne-Colombière</text:p>
          </table:table-cell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Réservoir Chêne-Colombière</text:p>
          </table:table-cell>
          <table:table-cell office:value-type="string">
            <text:p>H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7</text:p>
          </table:table-cell>
          <table:table-cell office:value-type="string">
            <text:p>Ecole d'Architecture L.R.</text:p>
          </table:table-cell>
          <table:table-cell office:value-type="float" office:value="983">
            <text:p>983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d'Architecture L.R.</text:p>
          </table:table-cell>
          <table:table-cell office:value-type="string">
            <text:p>H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2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70012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0</text:p>
          </table:table-cell>
          <table:table-cell office:value-type="string">
            <text:p>Tennis Les Garrigues 1 à 3</text:p>
          </table:table-cell>
          <table:table-cell office:value-type="float" office:value="1587">
            <text:p>158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Les Garrigues 1 à 3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7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06</text:p>
          </table:table-cell>
          <table:table-cell office:value-type="string">
            <text:p>5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/>
          <table:table-cell office:value-type="string">
            <text:p>Beach Volley Mosson</text:p>
          </table:table-cell>
          <table:table-cell office:value-type="float" office:value="1587">
            <text:p>158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Mosson</text:p>
          </table:table-cell>
          <table:table-cell office:value-type="string">
            <text:p>B15</text:p>
          </table:table-cell>
          <table:table-cell table:number-columns-repeated="2"/>
          <table:table-cell office:value-type="string">
            <text:p><text:s/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7</text:p>
          </table:table-cell>
          <table:table-cell office:value-type="string">
            <text:p>Centre de Soins Dentaires</text:p>
          </table:table-cell>
          <table:table-cell office:value-type="float" office:value="2944">
            <text:p>2944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de Soins Dentaires</text:p>
          </table:table-cell>
          <table:table-cell office:value-type="string">
            <text:p>C15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20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700203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0</text:p>
          </table:table-cell>
          <table:table-cell office:value-type="string">
            <text:p>Base nautique Lac des Garrigues</text:p>
          </table:table-cell>
          <table:table-cell office:value-type="float" office:value="1587">
            <text:p>1587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nautique 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0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0</text:p>
          </table:table-cell>
          <table:table-cell office:value-type="string">
            <text:p>Terrain de foot Jeannot Vega</text:p>
          </table:table-cell>
          <table:table-cell office:value-type="float" office:value="2093">
            <text:p>2093</text:p>
          </table:table-cell>
          <table:table-cell office:value-type="float" office:value="870">
            <text:p>87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Jeannot Vega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QUIP.SPORT</text:p>
          </table:table-cell>
          <table:table-cell office:value-type="string">
            <text:p>0007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1</text:p>
          </table:table-cell>
          <table:table-cell office:value-type="string">
            <text:p>14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0</text:p>
          </table:table-cell>
          <table:table-cell office:value-type="string">
            <text:p>Plateaux Sportifs Les Troubadours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es Troubadours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138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/>
          <table:table-cell office:value-type="string">
            <text:p>Ruisseau le Font d'Aurelle</text:p>
          </table:table-cell>
          <table:table-cell office:value-type="float" office:value="2553">
            <text:p>25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Ruisseau le Font d'Aurelle</text:p>
          </table:table-cell>
          <table:table-cell office:value-type="string">
            <text:p>F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/>
          <table:table-cell office:value-type="string">
            <text:p>Residence Orpea - Les Monts d'Aurelle</text:p>
          </table:table-cell>
          <table:table-cell office:value-type="float" office:value="1482">
            <text:p>1482</text:p>
          </table:table-cell>
          <table:table-cell office:value-type="float" office:value="1960">
            <text:p>196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esidence Orpea - Les Monts d'Aurelle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0</text:p>
          </table:table-cell>
          <table:table-cell office:value-type="string">
            <text:p>Ecole maternelle Averroes</text:p>
          </table:table-cell>
          <table:table-cell office:value-type="float" office:value="1271">
            <text:p>127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verro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6</text:p>
          </table:table-cell>
          <table:table-cell office:value-type="string">
            <text:p>116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0</text:p>
          </table:table-cell>
          <table:table-cell office:value-type="string">
            <text:p>Ecole élémentaire Galilée</text:p>
          </table:table-cell>
          <table:table-cell office:value-type="float" office:value="1271">
            <text:p>127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lilée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7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6</text:p>
          </table:table-cell>
          <table:table-cell office:value-type="string">
            <text:p>116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/>
          <table:table-cell office:value-type="string">
            <text:p>Square Billie Holiday</text:p>
          </table:table-cell>
          <table:table-cell office:value-type="float" office:value="3256">
            <text:p>3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illie Holiday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0</text:p>
          </table:table-cell>
          <table:table-cell office:value-type="string">
            <text:p>Palais des Sports Pierre de Coubertin</text:p>
          </table:table-cell>
          <table:table-cell office:value-type="float" office:value="1135">
            <text:p>113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lais des Sports Pierre de Coubertin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61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06</text:p>
          </table:table-cell>
          <table:table-cell office:value-type="string">
            <text:p>138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0</text:p>
          </table:table-cell>
          <table:table-cell office:value-type="string">
            <text:p>Boulodrome Saint Priest</text:p>
          </table:table-cell>
          <table:table-cell office:value-type="float" office:value="3256">
            <text:p>3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Saint Priest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165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7</text:p>
          </table:table-cell>
          <table:table-cell office:value-type="string">
            <text:p>C.N.R.S</text:p>
          </table:table-cell>
          <table:table-cell office:value-type="float" office:value="1518">
            <text:p>1518</text:p>
          </table:table-cell>
          <table:table-cell office:value-type="float" office:value="1919">
            <text:p>1919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N.R.S</text:p>
          </table:table-cell>
          <table:table-cell office:value-type="string">
            <text:p>I15</text:p>
          </table:table-cell>
          <table:table-cell/>
          <table:table-cell office:value-type="string">
            <text:p>10</text:p>
          </table:table-cell>
          <table:table-cell office:value-type="string">
            <text:p>ADM.SANTE AS</text:p>
          </table:table-cell>
          <table:table-cell office:value-type="string">
            <text:p>70006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0</text:p>
          </table:table-cell>
          <table:table-cell office:value-type="string">
            <text:p>4002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/>
          <table:table-cell office:value-type="string">
            <text:p>Salle de sports Jacques Brel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Jacques Brel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0</text:p>
          </table:table-cell>
          <table:table-cell office:value-type="string">
            <text:p>Palais des Sports René Bougnol</text:p>
          </table:table-cell>
          <table:table-cell office:value-type="float" office:value="2093">
            <text:p>2093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lais des Sports René Bougnol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QUIP.SPORT</text:p>
          </table:table-cell>
          <table:table-cell office:value-type="string">
            <text:p>7006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1</text:p>
          </table:table-cell>
          <table:table-cell office:value-type="string">
            <text:p>138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/>
          <table:table-cell office:value-type="string">
            <text:p>Centre T.A.M Les Hirondelles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T.A.M Les Hirondelles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07</text:p>
          </table:table-cell>
          <table:table-cell office:value-type="string">
            <text:p>TA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0</text:p>
          </table:table-cell>
          <table:table-cell office:value-type="string">
            <text:p>Parc Georges Brassens</text:p>
          </table:table-cell>
          <table:table-cell office:value-type="float" office:value="821">
            <text:p>82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eorges Brassens</text:p>
          </table:table-cell>
          <table:table-cell office:value-type="string">
            <text:p>A15</text:p>
          </table:table-cell>
          <table:table-cell office:value-type="string">
            <text:p>B15</text:p>
          </table:table-cell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6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622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/>
          <table:table-cell office:value-type="string">
            <text:p>Usine de traitement des eaux ARAGO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Usine de traitement des eaux ARAGO</text:p>
          </table:table-cell>
          <table:table-cell office:value-type="string">
            <text:p>J15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10</text:p>
          </table:table-cell>
          <table:table-cell office:value-type="string">
            <text:p>TA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/>
          <table:table-cell office:value-type="string">
            <text:p>Square des sculpteurs</text:p>
          </table:table-cell>
          <table:table-cell office:value-type="float" office:value="3256">
            <text:p>3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sculpteurs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0</text:p>
          </table:table-cell>
          <table:table-cell office:value-type="string">
            <text:p>Parcours sportifs Lac des Garrigues</text:p>
          </table:table-cell>
          <table:table-cell office:value-type="float" office:value="1587">
            <text:p>1587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0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0</text:p>
          </table:table-cell>
          <table:table-cell office:value-type="string">
            <text:p>Lac des Garrigues</text:p>
          </table:table-cell>
          <table:table-cell office:value-type="float" office:value="1587">
            <text:p>158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5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0</text:p>
          </table:table-cell>
          <table:table-cell office:value-type="string">
            <text:p>Plateaux Sportifs Marc Bloch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rc Bloch</text:p>
          </table:table-cell>
          <table:table-cell office:value-type="string">
            <text:p>A16</text:p>
          </table:table-cell>
          <table:table-cell office:value-type="string">
            <text:p>A15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116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0</text:p>
          </table:table-cell>
          <table:table-cell office:value-type="string">
            <text:p>Aire de jeux Vert-Bois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Vert-Bois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PARCS/JARDIN</text:p>
          </table:table-cell>
          <table:table-cell office:value-type="string">
            <text:p>0017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0</text:p>
          </table:table-cell>
          <table:table-cell office:value-type="string">
            <text:p>1707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/>
          <table:table-cell office:value-type="string">
            <text:p>Résidence Retraite Maisonnée Lavalette</text:p>
          </table:table-cell>
          <table:table-cell office:value-type="float" office:value="50">
            <text:p>50</text:p>
          </table:table-cell>
          <table:table-cell office:value-type="float" office:value="457">
            <text:p>45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ésidence Retraite Maisonnée Lavalette</text:p>
          </table:table-cell>
          <table:table-cell office:value-type="string">
            <text:p>J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7</text:p>
          </table:table-cell>
          <table:table-cell office:value-type="string">
            <text:p>Clinique Lavalette</text:p>
          </table:table-cell>
          <table:table-cell office:value-type="float" office:value="2117">
            <text:p>2117</text:p>
          </table:table-cell>
          <table:table-cell office:value-type="float" office:value="319">
            <text:p>31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Lavalette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ADM.SANTE AS</text:p>
          </table:table-cell>
          <table:table-cell office:value-type="string">
            <text:p>70015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0</text:p>
          </table:table-cell>
          <table:table-cell office:value-type="string">
            <text:p>3935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7</text:p>
          </table:table-cell>
          <table:table-cell office:value-type="string">
            <text:p>Clinique Réeduc. Fonct. Fontfroide</text:p>
          </table:table-cell>
          <table:table-cell office:value-type="float" office:value="1960">
            <text:p>196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Réeduc. Fonct. Fontfroide</text:p>
          </table:table-cell>
          <table:table-cell office:value-type="string">
            <text:p>D16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152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3907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0</text:p>
          </table:table-cell>
          <table:table-cell office:value-type="string">
            <text:p>Serre Amazonie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erre Amazonienne</text:p>
          </table:table-cell>
          <table:table-cell office:value-type="string">
            <text:p>K16</text:p>
          </table:table-cell>
          <table:table-cell/>
          <table:table-cell office:value-type="string">
            <text:p>11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1</text:p>
          </table:table-cell>
          <table:table-cell office:value-type="string">
            <text:p>TA8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0</text:p>
          </table:table-cell>
          <table:table-cell office:value-type="string">
            <text:p>Ecole élémentaire Marc Bloch</text:p>
          </table:table-cell>
          <table:table-cell office:value-type="float" office:value="1204">
            <text:p>120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Marc Bloch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606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6</text:p>
          </table:table-cell>
          <table:table-cell office:value-type="string">
            <text:p>11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0</text:p>
          </table:table-cell>
          <table:table-cell office:value-type="string">
            <text:p>Maison de la solidarité M. Azais</text:p>
          </table:table-cell>
          <table:table-cell office:value-type="float" office:value="1204">
            <text:p>120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 la solidarité M. Azais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QUART.CULTUR</text:p>
          </table:table-cell>
          <table:table-cell office:value-type="string">
            <text:p>00136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06</text:p>
          </table:table-cell>
          <table:table-cell office:value-type="string">
            <text:p>1363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0</text:p>
          </table:table-cell>
          <table:table-cell office:value-type="string">
            <text:p>Ecole maternelle Copernic</text:p>
          </table:table-cell>
          <table:table-cell office:value-type="float" office:value="1204">
            <text:p>120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opernic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6</text:p>
          </table:table-cell>
          <table:table-cell office:value-type="string">
            <text:p>11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/>
          <table:table-cell office:value-type="string">
            <text:p>Aqueduc de la Lyre</text:p>
          </table:table-cell>
          <table:table-cell office:value-type="float" office:value="3339">
            <text:p>33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de la Lyre</text:p>
          </table:table-cell>
          <table:table-cell office:value-type="string">
            <text:p>F1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0</text:p>
          </table:table-cell>
          <table:table-cell office:value-type="string">
            <text:p>Ecole maternelle Indira Gandhi</text:p>
          </table:table-cell>
          <table:table-cell office:value-type="float" office:value="1730">
            <text:p>1730</text:p>
          </table:table-cell>
          <table:table-cell office:value-type="float" office:value="380">
            <text:p>38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Indira Gandhi</text:p>
          </table:table-cell>
          <table:table-cell office:value-type="string">
            <text:p>C16</text:p>
          </table:table-cell>
          <table:table-cell/>
          <table:table-cell office:value-type="string">
            <text:p>7</text:p>
          </table:table-cell>
          <table:table-cell office:value-type="string">
            <text:p>ECOLES</text:p>
          </table:table-cell>
          <table:table-cell office:value-type="string">
            <text:p>00036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7</text:p>
          </table:table-cell>
          <table:table-cell office:value-type="string">
            <text:p>11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0</text:p>
          </table:table-cell>
          <table:table-cell office:value-type="string">
            <text:p>Pas de tir de Montmaur</text:p>
          </table:table-cell>
          <table:table-cell office:value-type="float" office:value="1518">
            <text:p>1518</text:p>
          </table:table-cell>
          <table:table-cell office:value-type="float" office:value="1914">
            <text:p>191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s de tir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EQUIP.SPORT</text:p>
          </table:table-cell>
          <table:table-cell office:value-type="string">
            <text:p>0000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5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0</text:p>
          </table:table-cell>
          <table:table-cell office:value-type="string">
            <text:p>Terrain de foot Les Tritons</text:p>
          </table:table-cell>
          <table:table-cell office:value-type="float" office:value="1204">
            <text:p>1204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es Tritons</text:p>
          </table:table-cell>
          <table:table-cell office:value-type="string">
            <text:p>A16</text:p>
          </table:table-cell>
          <table:table-cell office:value-type="string">
            <text:p>B16</text:p>
          </table:table-cell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7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6</text:p>
          </table:table-cell>
          <table:table-cell office:value-type="string">
            <text:p>14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0</text:p>
          </table:table-cell>
          <table:table-cell office:value-type="string">
            <text:p>Ecole élémentaire Kurosawa</text:p>
          </table:table-cell>
          <table:table-cell office:value-type="float" office:value="1730">
            <text:p>1730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Kurosawa</text:p>
          </table:table-cell>
          <table:table-cell office:value-type="string">
            <text:p>C16</text:p>
          </table:table-cell>
          <table:table-cell/>
          <table:table-cell office:value-type="string">
            <text:p>7</text:p>
          </table:table-cell>
          <table:table-cell office:value-type="string">
            <text:p>ECOLES</text:p>
          </table:table-cell>
          <table:table-cell office:value-type="string">
            <text:p>00036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7</text:p>
          </table:table-cell>
          <table:table-cell office:value-type="string">
            <text:p>11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/>
          <table:table-cell office:value-type="string">
            <text:p>Jardin partagé La Carriera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partagé La Carriera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0</text:p>
          </table:table-cell>
          <table:table-cell office:value-type="string">
            <text:p>Square Jean Baumel</text:p>
          </table:table-cell>
          <table:table-cell office:value-type="float" office:value="1833">
            <text:p>183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ean Baumel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PARCS/JARDIN</text:p>
          </table:table-cell>
          <table:table-cell office:value-type="string">
            <text:p>0020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9</text:p>
          </table:table-cell>
          <table:table-cell office:value-type="string">
            <text:p>2098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0</text:p>
          </table:table-cell>
          <table:table-cell office:value-type="string">
            <text:p>Boulodrome Les Tritons</text:p>
          </table:table-cell>
          <table:table-cell office:value-type="float" office:value="3232">
            <text:p>32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Tritons</text:p>
          </table:table-cell>
          <table:table-cell office:value-type="string">
            <text:p>A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7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7</text:p>
          </table:table-cell>
          <table:table-cell office:value-type="string">
            <text:p>C.H.U Bellevue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Bellevue</text:p>
          </table:table-cell>
          <table:table-cell office:value-type="string">
            <text:p>H16</text:p>
          </table:table-cell>
          <table:table-cell office:value-type="string">
            <text:p>I16</text:p>
          </table:table-cell>
          <table:table-cell office:value-type="string">
            <text:p>9</text:p>
          </table:table-cell>
          <table:table-cell office:value-type="string">
            <text:p>ADM.SANTE AS</text:p>
          </table:table-cell>
          <table:table-cell office:value-type="string">
            <text:p>70016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9</text:p>
          </table:table-cell>
          <table:table-cell office:value-type="string">
            <text:p>3907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7</text:p>
          </table:table-cell>
          <table:table-cell office:value-type="string">
            <text:p>A.I.D.E.R</text:p>
          </table:table-cell>
          <table:table-cell office:value-type="float" office:value="865">
            <text:p>865</text:p>
          </table:table-cell>
          <table:table-cell office:value-type="float" office:value="746">
            <text:p>746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A.I.D.E.R</text:p>
          </table:table-cell>
          <table:table-cell office:value-type="string">
            <text:p>E16</text:p>
          </table:table-cell>
          <table:table-cell/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15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4066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/>
          <table:table-cell office:value-type="string">
            <text:p>Maison de retraite protestante</text:p>
          </table:table-cell>
          <table:table-cell office:value-type="float" office:value="2252">
            <text:p>2252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aison de retraite protestante</text:p>
          </table:table-cell>
          <table:table-cell office:value-type="string">
            <text:p>I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/>
          <table:table-cell office:value-type="string">
            <text:p>U.L.S.D Bellevue</text:p>
          </table:table-cell>
          <table:table-cell office:value-type="float" office:value="884">
            <text:p>884</text:p>
          </table:table-cell>
          <table:table-cell office:value-type="float" office:value="408">
            <text:p>408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U.L.S.D Bellevue</text:p>
          </table:table-cell>
          <table:table-cell office:value-type="string">
            <text:p>H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9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0</text:p>
          </table:table-cell>
          <table:table-cell office:value-type="string">
            <text:p>Ecole maternelle Pablo Picasso</text:p>
          </table:table-cell>
          <table:table-cell office:value-type="float" office:value="1190">
            <text:p>119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blo Picasso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9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6</text:p>
          </table:table-cell>
          <table:table-cell office:value-type="string">
            <text:p>12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0</text:p>
          </table:table-cell>
          <table:table-cell office:value-type="string">
            <text:p>Marché du Plan des 4 Seigneurs</text:p>
          </table:table-cell>
          <table:table-cell office:value-type="float" office:value="1277">
            <text:p>127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u Plan des 4 Seigneurs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HALLES/MCH</text:p>
          </table:table-cell>
          <table:table-cell office:value-type="string">
            <text:p>0016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09</text:p>
          </table:table-cell>
          <table:table-cell office:value-type="string">
            <text:p>1605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0</text:p>
          </table:table-cell>
          <table:table-cell office:value-type="string">
            <text:p>Square du Soleil Levant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Soleil Levant</text:p>
          </table:table-cell>
          <table:table-cell office:value-type="string">
            <text:p>A16</text:p>
          </table:table-cell>
          <table:table-cell office:value-type="string">
            <text:p>B16</text:p>
          </table:table-cell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27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2745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/>
          <table:table-cell office:value-type="string">
            <text:p>U.F.R.S.T.A.P.S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U.F.R.S.T.A.P.S</text:p>
          </table:table-cell>
          <table:table-cell office:value-type="string">
            <text:p>H16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389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0</text:p>
          </table:table-cell>
          <table:table-cell office:value-type="string">
            <text:p>Parc la Carrièra</text:p>
          </table:table-cell>
          <table:table-cell office:value-type="float" office:value="2471">
            <text:p>247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la Carriera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87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875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0</text:p>
          </table:table-cell>
          <table:table-cell office:value-type="string">
            <text:p>Terrain de football americain Veyrassy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ball americain Veyrassy</text:p>
          </table:table-cell>
          <table:table-cell office:value-type="string">
            <text:p>G16</text:p>
          </table:table-cell>
          <table:table-cell office:value-type="string">
            <text:p>H16</text:p>
          </table:table-cell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25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15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0</text:p>
          </table:table-cell>
          <table:table-cell office:value-type="string">
            <text:p>Parcours sportifs de Montmaur</text:p>
          </table:table-cell>
          <table:table-cell office:value-type="float" office:value="2186">
            <text:p>2186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EQUIP.SPORT</text:p>
          </table:table-cell>
          <table:table-cell office:value-type="string">
            <text:p>0000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5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0</text:p>
          </table:table-cell>
          <table:table-cell office:value-type="string">
            <text:p>Terrain de foot Veyrassy</text:p>
          </table:table-cell>
          <table:table-cell office:value-type="float" office:value="1834">
            <text:p>1834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Veyrassy</text:p>
          </table:table-cell>
          <table:table-cell office:value-type="string">
            <text:p>G16</text:p>
          </table:table-cell>
          <table:table-cell office:value-type="string">
            <text:p>H16</text:p>
          </table:table-cell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13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1394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0</text:p>
          </table:table-cell>
          <table:table-cell office:value-type="string">
            <text:p>Club de loisirs Le Lac</text:p>
          </table:table-cell>
          <table:table-cell office:value-type="float" office:value="2471">
            <text:p>247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 Lac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CLUB 3 AGE</text:p>
          </table:table-cell>
          <table:table-cell office:value-type="string">
            <text:p>7002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6</text:p>
          </table:table-cell>
          <table:table-cell office:value-type="string">
            <text:p>700213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0</text:p>
          </table:table-cell>
          <table:table-cell office:value-type="string">
            <text:p>E.H.P.A.D la Carrièra</text:p>
          </table:table-cell>
          <table:table-cell office:value-type="float" office:value="2471">
            <text:p>247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la Carrièra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SOLIDARITE</text:p>
          </table:table-cell>
          <table:table-cell office:value-type="string">
            <text:p>70018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6</text:p>
          </table:table-cell>
          <table:table-cell office:value-type="string">
            <text:p>70018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0</text:p>
          </table:table-cell>
          <table:table-cell office:value-type="string">
            <text:p>Ecole élémentaire Docteur Calmette</text:p>
          </table:table-cell>
          <table:table-cell office:value-type="float" office:value="1833">
            <text:p>183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octeur Calmette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COLES</text:p>
          </table:table-cell>
          <table:table-cell office:value-type="string">
            <text:p>000279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9</text:p>
          </table:table-cell>
          <table:table-cell office:value-type="string">
            <text:p>94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/>
          <table:table-cell office:value-type="string">
            <text:p>Crèche associative Ginkgo-Biloba</text:p>
          </table:table-cell>
          <table:table-cell office:value-type="float" office:value="1518">
            <text:p>1518</text:p>
          </table:table-cell>
          <table:table-cell office:value-type="float" office:value="2256">
            <text:p>225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Ginkgo-Biloba</text:p>
          </table:table-cell>
          <table:table-cell office:value-type="string">
            <text:p>I1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0</text:p>
          </table:table-cell>
          <table:table-cell office:value-type="string">
            <text:p>Terrain de base-ball Veyrassy</text:p>
          </table:table-cell>
          <table:table-cell office:value-type="float" office:value="1834">
            <text:p>1834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base-ball Veyrassy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01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8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0</text:p>
          </table:table-cell>
          <table:table-cell office:value-type="string">
            <text:p>Halte-garderie les Copains d'Abord</text:p>
          </table:table-cell>
          <table:table-cell office:value-type="float" office:value="3056">
            <text:p>30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opains d'Abord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CRECH/HGARD</text:p>
          </table:table-cell>
          <table:table-cell office:value-type="string">
            <text:p>00225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6</text:p>
          </table:table-cell>
          <table:table-cell office:value-type="string">
            <text:p>15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0</text:p>
          </table:table-cell>
          <table:table-cell office:value-type="string">
            <text:p>Gymnase Les Garrigues</text:p>
          </table:table-cell>
          <table:table-cell office:value-type="float" office:value="3007">
            <text:p>30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Les Garrigues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333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09</text:p>
          </table:table-cell>
          <table:table-cell office:value-type="string">
            <text:p>16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/>
          <table:table-cell office:value-type="string">
            <text:p>M.P.T. Georges Brassens</text:p>
          </table:table-cell>
          <table:table-cell office:value-type="float" office:value="1190">
            <text:p>1190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Georges Brassens</text:p>
          </table:table-cell>
          <table:table-cell office:value-type="string">
            <text:p>B16</text:p>
          </table:table-cell>
          <table:table-cell table:number-columns-repeated="3"/>
          <table:table-cell office:value-type="string">
            <text:p>0013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06</text:p>
          </table:table-cell>
          <table:table-cell office:value-type="string">
            <text:p>149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/>
          <table:table-cell office:value-type="string">
            <text:p>Salle de sports Les Guarrigues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es Guarrigue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0</text:p>
          </table:table-cell>
          <table:table-cell office:value-type="string">
            <text:p>Mur d'escalade - Les Garrigues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Les Garrigue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0</text:p>
          </table:table-cell>
          <table:table-cell office:value-type="string">
            <text:p>Ecole maternelle Agrippa d'Aubigné</text:p>
          </table:table-cell>
          <table:table-cell office:value-type="float" office:value="1833">
            <text:p>183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grippa d'Aubigné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COLES</text:p>
          </table:table-cell>
          <table:table-cell office:value-type="string">
            <text:p>00028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9</text:p>
          </table:table-cell>
          <table:table-cell office:value-type="string">
            <text:p>95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7</text:p>
          </table:table-cell>
          <table:table-cell office:value-type="string">
            <text:p>Ecole de Notariat</text:p>
          </table:table-cell>
          <table:table-cell office:value-type="float" office:value="490">
            <text:p>490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de Notariat</text:p>
          </table:table-cell>
          <table:table-cell office:value-type="string">
            <text:p>E16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1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8</text:p>
          </table:table-cell>
          <table:table-cell office:value-type="string">
            <text:p>3976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0</text:p>
          </table:table-cell>
          <table:table-cell office:value-type="string">
            <text:p>Ecole maternelle Jacques Prévert</text:p>
          </table:table-cell>
          <table:table-cell office:value-type="float" office:value="821">
            <text:p>821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acques Prévert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1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coles préélémentaires</text:p>
          </table:table-cell>
          <table:table-cell office:value-type="string">
            <text:p>06</text:p>
          </table:table-cell>
          <table:table-cell office:value-type="string">
            <text:p>10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7</text:p>
          </table:table-cell>
          <table:table-cell office:value-type="string">
            <text:p>Collège les Garrigues</text:p>
          </table:table-cell>
          <table:table-cell office:value-type="float" office:value="821">
            <text:p>82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es Garrigues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ADM.EDUC.NAT</text:p>
          </table:table-cell>
          <table:table-cell office:value-type="string">
            <text:p>700105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06</text:p>
          </table:table-cell>
          <table:table-cell office:value-type="string">
            <text:p>700105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7</text:p>
          </table:table-cell>
          <table:table-cell office:value-type="string">
            <text:p>Centre Propara</text:p>
          </table:table-cell>
          <table:table-cell office:value-type="float" office:value="650">
            <text:p>650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Propara</text:p>
          </table:table-cell>
          <table:table-cell office:value-type="string">
            <text:p>D16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15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398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0</text:p>
          </table:table-cell>
          <table:table-cell office:value-type="string">
            <text:p>Bois de Montmaur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PARCS/JARDIN</text:p>
          </table:table-cell>
          <table:table-cell office:value-type="string">
            <text:p>0015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0</text:p>
          </table:table-cell>
          <table:table-cell office:value-type="string">
            <text:p>1595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0</text:p>
          </table:table-cell>
          <table:table-cell office:value-type="string">
            <text:p>Parc Zoologique Henry de Lunaret</text:p>
          </table:table-cell>
          <table:table-cell office:value-type="float" office:value="2741">
            <text:p>274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Zoologique Henry de Lunaret</text:p>
          </table:table-cell>
          <table:table-cell office:value-type="string">
            <text:p>K16</text:p>
          </table:table-cell>
          <table:table-cell office:value-type="string">
            <text:p>L17</text:p>
          </table:table-cell>
          <table:table-cell office:value-type="string">
            <text:p>11</text:p>
          </table:table-cell>
          <table:table-cell office:value-type="string">
            <text:p>PARCS/JARDIN</text:p>
          </table:table-cell>
          <table:table-cell office:value-type="string">
            <text:p>00236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1</text:p>
          </table:table-cell>
          <table:table-cell office:value-type="string">
            <text:p>47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7</text:p>
          </table:table-cell>
          <table:table-cell office:value-type="string">
            <text:p>C.N.F.P.T</text:p>
          </table:table-cell>
          <table:table-cell office:value-type="float" office:value="490">
            <text:p>490</text:p>
          </table:table-cell>
          <table:table-cell office:value-type="float" office:value="337">
            <text:p>337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N.F.P.T</text:p>
          </table:table-cell>
          <table:table-cell office:value-type="string">
            <text:p>E16</text:p>
          </table:table-cell>
          <table:table-cell office:value-type="string">
            <text:p>F16</text:p>
          </table:table-cell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02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3896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/>
          <table:table-cell office:value-type="string">
            <text:p>Square du château d'eau de Mas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château d'eau de Ma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7</text:p>
          </table:table-cell>
          <table:table-cell office:value-type="string">
            <text:p>Clinique Val d'Aurelle</text:p>
          </table:table-cell>
          <table:table-cell office:value-type="float" office:value="867">
            <text:p>867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Val d'Aurelle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15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390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7</text:p>
          </table:table-cell>
          <table:table-cell office:value-type="string">
            <text:p>C.N.A.M</text:p>
          </table:table-cell>
          <table:table-cell office:value-type="float" office:value="867">
            <text:p>867</text:p>
          </table:table-cell>
          <table:table-cell office:value-type="float" office:value="989">
            <text:p>98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30-C.N.A.M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2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8</text:p>
          </table:table-cell>
          <table:table-cell office:value-type="string">
            <text:p>700125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0</text:p>
          </table:table-cell>
          <table:table-cell office:value-type="string">
            <text:p>Crèche Agropolis</text:p>
          </table:table-cell>
          <table:table-cell office:value-type="float" office:value="2384">
            <text:p>238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gropolis</text:p>
          </table:table-cell>
          <table:table-cell office:value-type="string">
            <text:p>J17</text:p>
          </table:table-cell>
          <table:table-cell/>
          <table:table-cell office:value-type="string">
            <text:p>4</text:p>
          </table:table-cell>
          <table:table-cell office:value-type="string">
            <text:p>CRECH/HGARD</text:p>
          </table:table-cell>
          <table:table-cell office:value-type="string">
            <text:p>0002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4</text:p>
          </table:table-cell>
          <table:table-cell office:value-type="string">
            <text:p>8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/>
          <table:table-cell office:value-type="string">
            <text:p>I.R.D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R.D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3964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string">
            <text:p>C.E.M.A.G.R.E.F</text:p>
          </table:table-cell>
          <table:table-cell office:value-type="float" office:value="2384">
            <text:p>2384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E.M.A.G.R.E.F</text:p>
          </table:table-cell>
          <table:table-cell office:value-type="string">
            <text:p>K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5</text:p>
          </table:table-cell>
          <table:table-cell office:value-type="string">
            <text:p>TA7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/>
          <table:table-cell office:value-type="string">
            <text:p>C.E.E.M.A.T</text:p>
          </table:table-cell>
          <table:table-cell office:value-type="float" office:value="2384">
            <text:p>2384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E.E.M.A.T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TA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/>
          <table:table-cell office:value-type="string">
            <text:p>Musée Agropolis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Agropolis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04</text:p>
          </table:table-cell>
          <table:table-cell office:value-type="string">
            <text:p>27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7</text:p>
          </table:table-cell>
          <table:table-cell office:value-type="string">
            <text:p>E.N.G.R.E.F</text:p>
          </table:table-cell>
          <table:table-cell office:value-type="float" office:value="2384">
            <text:p>2384</text:p>
          </table:table-cell>
          <table:table-cell office:value-type="float" office:value="648">
            <text:p>648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E.N.G.R.E.F</text:p>
          </table:table-cell>
          <table:table-cell office:value-type="string">
            <text:p>K17</text:p>
          </table:table-cell>
          <table:table-cell/>
          <table:table-cell office:value-type="string">
            <text:p>5</text:p>
          </table:table-cell>
          <table:table-cell office:value-type="string">
            <text:p>ADM.EDUC.NAT</text:p>
          </table:table-cell>
          <table:table-cell office:value-type="string">
            <text:p>70012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5</text:p>
          </table:table-cell>
          <table:table-cell office:value-type="string">
            <text:p>700123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7</text:p>
          </table:table-cell>
          <table:table-cell office:value-type="string">
            <text:p>Lycée Frederic Bazille</text:p>
          </table:table-cell>
          <table:table-cell office:value-type="float" office:value="1518">
            <text:p>1518</text:p>
          </table:table-cell>
          <table:table-cell office:value-type="float" office:value="3224">
            <text:p>3224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Frederi Bazille</text:p>
          </table:table-cell>
          <table:table-cell office:value-type="string">
            <text:p>I17</text:p>
          </table:table-cell>
          <table:table-cell/>
          <table:table-cell office:value-type="string">
            <text:p>4</text:p>
          </table:table-cell>
          <table:table-cell office:value-type="string">
            <text:p>ADM.EDUC.NAT</text:p>
          </table:table-cell>
          <table:table-cell office:value-type="string">
            <text:p>700096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04</text:p>
          </table:table-cell>
          <table:table-cell office:value-type="string">
            <text:p>700096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/>
          <table:table-cell office:value-type="string">
            <text:p>Centre International des Hautes Etudes Agronomiques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entre International des Hautes Etudes Agronomiques</text:p>
          </table:table-cell>
          <table:table-cell office:value-type="string">
            <text:p>I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TA9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0</text:p>
          </table:table-cell>
          <table:table-cell office:value-type="string">
            <text:p>Base de Pleine Nature Lavalette</text:p>
          </table:table-cell>
          <table:table-cell office:value-type="float" office:value="2384">
            <text:p>2384</text:p>
          </table:table-cell>
          <table:table-cell office:value-type="float" office:value="1037">
            <text:p>10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canoë kayak Lavalette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5</text:p>
          </table:table-cell>
          <table:table-cell office:value-type="string">
            <text:p>EQUIP.SPORT</text:p>
          </table:table-cell>
          <table:table-cell office:value-type="string">
            <text:p>7000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5</text:p>
          </table:table-cell>
          <table:table-cell office:value-type="string">
            <text:p>74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/05/2014</text:date>, <text:time>15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77" meta:object-count="0"/>
    <meta:generator>OpenOffice/4.0.1$Win32 OpenOffice.org_project/401m5$Build-9714</meta:generator>
  </office:meta>
</office:document-meta>
</file>